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400000001E861FAB3411EB6B02.png" manifest:media-type="image/png"/>
  <manifest:file-entry manifest:full-path="Pictures/1000000000000B720000009B428C9716555D807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2" style:family="paragraph" style:parent-style-name="Standard">
      <style:text-properties fo:language="ru" fo:country="RU" officeooo:rsid="1327ae62" officeooo:paragraph-rsid="16da3a64"/>
    </style:style>
    <style:style style:name="P3" style:family="paragraph" style:parent-style-name="Standard">
      <style:text-properties fo:language="ru" fo:country="RU" officeooo:rsid="0019f43d" officeooo:paragraph-rsid="05e7cc16"/>
    </style:style>
    <style:style style:name="P4"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5" style:family="paragraph" style:parent-style-name="Standard">
      <style:text-properties style:text-position="0% 100%" fo:language="ru" fo:country="RU" fo:font-style="normal" style:text-underline-style="none" fo:font-weight="normal" officeooo:rsid="0019f43d" officeooo:paragraph-rsid="190e9063" style:font-style-asian="normal" style:font-weight-asian="normal" style:font-style-complex="normal" style:font-weight-complex="normal"/>
    </style:style>
    <style:style style:name="P6" style:family="paragraph" style:parent-style-name="Standard">
      <style:text-properties style:text-position="0% 100%" fo:language="ru" fo:country="RU" fo:font-style="normal" style:text-underline-style="none" fo:font-weight="normal" officeooo:rsid="0019f43d" officeooo:paragraph-rsid="190fdc73" style:font-style-asian="normal" style:font-weight-asian="normal" style:font-style-complex="normal" style:font-weight-complex="normal"/>
    </style:style>
    <style:style style:name="P7" style:family="paragraph" style:parent-style-name="Standard">
      <style:text-properties style:text-position="0% 100%" fo:language="ru" fo:country="RU" fo:font-style="normal" style:text-underline-style="none" fo:font-weight="normal" officeooo:rsid="0019f43d" officeooo:paragraph-rsid="19507971" style:font-style-asian="normal" style:font-weight-asian="normal" style:font-style-complex="normal" style:font-weight-complex="normal"/>
    </style:style>
    <style:style style:name="P8" style:family="paragraph" style:parent-style-name="Standard">
      <style:text-properties style:text-position="0% 100%" fo:language="ru" fo:country="RU" fo:font-style="normal" style:text-underline-style="none" fo:font-weight="normal" officeooo:rsid="0019f43d" officeooo:paragraph-rsid="19549fc9" style:font-style-asian="normal" style:font-weight-asian="normal" style:font-style-complex="normal" style:font-weight-complex="normal"/>
    </style:style>
    <style:style style:name="P9" style:family="paragraph" style:parent-style-name="Standard">
      <style:text-properties style:text-position="0% 100%" fo:language="ru" fo:country="RU" fo:font-style="normal" style:text-underline-style="none" fo:font-weight="normal" officeooo:rsid="0019f43d" officeooo:paragraph-rsid="198141d8" style:font-style-asian="normal" style:font-weight-asian="normal" style:font-style-complex="normal" style:font-weight-complex="normal"/>
    </style:style>
    <style:style style:name="P10" style:family="paragraph" style:parent-style-name="Standard">
      <style:text-properties style:text-position="0% 100%" fo:language="ru" fo:country="RU" fo:font-style="normal" style:text-underline-style="none" fo:font-weight="normal" officeooo:rsid="0019f43d" officeooo:paragraph-rsid="19856a7b" style:font-style-asian="normal" style:font-weight-asian="normal" style:font-style-complex="normal" style:font-weight-complex="normal"/>
    </style:style>
    <style:style style:name="P11" style:family="paragraph" style:parent-style-name="Standard">
      <style:text-properties style:text-position="0% 100%" fo:language="ru" fo:country="RU" fo:font-style="normal" style:text-underline-style="none" fo:font-weight="normal" officeooo:rsid="0019f43d" officeooo:paragraph-rsid="1987564a" style:font-style-asian="normal" style:font-weight-asian="normal" style:font-style-complex="normal" style:font-weight-complex="normal"/>
    </style:style>
    <style:style style:name="P12" style:family="paragraph" style:parent-style-name="Standard">
      <style:text-properties style:text-position="0% 100%" fo:language="ru" fo:country="RU" fo:font-style="normal" style:text-underline-style="none" fo:font-weight="normal" officeooo:rsid="0019f43d" officeooo:paragraph-rsid="198d0a1d" style:font-style-asian="normal" style:font-weight-asian="normal" style:font-style-complex="normal" style:font-weight-complex="normal"/>
    </style:style>
    <style:style style:name="P13" style:family="paragraph" style:parent-style-name="Standard">
      <style:text-properties style:text-position="0% 100%" fo:language="ru" fo:country="RU" fo:font-style="normal" style:text-underline-style="none" fo:font-weight="normal" officeooo:rsid="0019f43d" officeooo:paragraph-rsid="198d8663" style:font-style-asian="normal" style:font-weight-asian="normal" style:font-style-complex="normal" style:font-weight-complex="normal"/>
    </style:style>
    <style:style style:name="P14" style:family="paragraph" style:parent-style-name="Standard">
      <style:text-properties style:text-position="0% 100%" fo:language="ru" fo:country="RU" fo:font-style="normal" style:text-underline-style="none" fo:font-weight="normal" officeooo:rsid="0019f43d" officeooo:paragraph-rsid="198fd146" style:font-style-asian="normal" style:font-weight-asian="normal" style:font-style-complex="normal" style:font-weight-complex="normal"/>
    </style:style>
    <style:style style:name="P15" style:family="paragraph" style:parent-style-name="Standard">
      <style:text-properties style:text-position="0% 100%" fo:language="ru" fo:country="RU" fo:font-style="normal" style:text-underline-style="none" fo:font-weight="normal" officeooo:rsid="0019f43d" officeooo:paragraph-rsid="1998250e" style:font-style-asian="normal" style:font-weight-asian="normal" style:font-style-complex="normal" style:font-weight-complex="normal"/>
    </style:style>
    <style:style style:name="P16" style:family="paragraph" style:parent-style-name="Standard">
      <style:text-properties style:text-position="0% 100%" fo:language="ru" fo:country="RU" fo:font-style="normal" style:text-underline-style="none" fo:font-weight="normal" officeooo:rsid="0019f43d" officeooo:paragraph-rsid="1999e832" style:font-style-asian="normal" style:font-weight-asian="normal" style:font-style-complex="normal" style:font-weight-complex="normal"/>
    </style:style>
    <style:style style:name="P17" style:family="paragraph" style:parent-style-name="Standard">
      <style:text-properties style:text-position="0% 100%" fo:language="ru" fo:country="RU" fo:font-style="normal" style:text-underline-style="none" fo:font-weight="normal" officeooo:rsid="0019f43d" officeooo:paragraph-rsid="199ffab2" style:font-style-asian="normal" style:font-weight-asian="normal" style:font-style-complex="normal" style:font-weight-complex="normal"/>
    </style:style>
    <style:style style:name="P18" style:family="paragraph" style:parent-style-name="Standard">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19" style:family="paragraph" style:parent-style-name="Standard">
      <style:text-properties style:text-position="0% 100%" fo:language="ru" fo:country="RU" fo:font-style="normal" style:text-underline-style="none" fo:font-weight="normal" officeooo:rsid="0019f43d" officeooo:paragraph-rsid="19e09aed" style:font-style-asian="normal" style:font-weight-asian="normal" style:font-style-complex="normal" style:font-weight-complex="normal"/>
    </style:style>
    <style:style style:name="P20" style:family="paragraph" style:parent-style-name="Standard">
      <style:text-properties style:text-position="0% 100%" fo:language="ru" fo:country="RU" fo:font-style="normal" style:text-underline-style="none" fo:font-weight="normal" officeooo:rsid="0019f43d" officeooo:paragraph-rsid="19e44d27" style:font-style-asian="normal" style:font-weight-asian="normal" style:font-style-complex="normal" style:font-weight-complex="normal"/>
    </style:style>
    <style:style style:name="P21" style:family="paragraph" style:parent-style-name="Standard">
      <style:text-properties style:text-position="0% 100%" fo:language="ru" fo:country="RU" fo:font-style="normal" style:text-underline-style="none" fo:font-weight="normal" officeooo:rsid="0019f43d" officeooo:paragraph-rsid="19e4e40c"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19e8c761"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19ec800f"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19f2dce5"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19f7b0c1"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1a013591"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1a0387b0"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1a6c9744"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1a6d6eac"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1a77ae1e"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1a782a35"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1a7f4db7"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1a86c46d"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1a889dcf"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1a90d516"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1a9277ce"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1a935b18"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1abf8a47"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1ac2f833"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1b1857c8"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1b1a84b3"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1b1d0a81"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1b1e273b"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1b405eee"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1b4f9bd2"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1b1d730a"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1bc8b3b5"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1bc9e6d8"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1c0b9e34" style:font-style-asian="normal" style:font-weight-asian="normal" style:font-style-complex="normal" style:font-weight-complex="normal"/>
    </style:style>
    <style:style style:name="P50" style:family="paragraph" style:parent-style-name="Standard">
      <style:text-properties style:text-position="0% 100%" fo:language="ru" fo:country="RU" fo:font-style="normal" style:text-underline-style="none" fo:font-weight="normal" officeooo:rsid="0019f43d" officeooo:paragraph-rsid="1c0cf8de" style:font-style-asian="normal" style:font-weight-asian="normal" style:font-style-complex="normal" style:font-weight-complex="normal"/>
    </style:style>
    <style:style style:name="P51" style:family="paragraph" style:parent-style-name="Standard">
      <style:text-properties style:text-position="0% 100%" fo:language="ru" fo:country="RU" fo:font-style="normal" style:text-underline-style="none" fo:font-weight="normal" officeooo:rsid="0019f43d" officeooo:paragraph-rsid="1c0ebf56" style:font-style-asian="normal" style:font-weight-asian="normal" style:font-style-complex="normal" style:font-weight-complex="normal"/>
    </style:style>
    <style:style style:name="P52" style:family="paragraph" style:parent-style-name="Standard">
      <style:text-properties style:text-position="0% 100%" fo:language="ru" fo:country="RU" fo:font-style="normal" style:text-underline-style="none" fo:font-weight="normal" officeooo:rsid="0019f43d" officeooo:paragraph-rsid="1c264d00" style:font-style-asian="normal" style:font-weight-asian="normal" style:font-style-complex="normal" style:font-weight-complex="normal"/>
    </style:style>
    <style:style style:name="P53" style:family="paragraph" style:parent-style-name="Standard">
      <style:text-properties style:text-position="0% 100%" fo:language="ru" fo:country="RU" fo:font-style="normal" style:text-underline-style="none" fo:font-weight="normal" officeooo:rsid="0019f43d" officeooo:paragraph-rsid="1c30a7ff" style:font-style-asian="normal" style:font-weight-asian="normal" style:font-style-complex="normal" style:font-weight-complex="normal"/>
    </style:style>
    <style:style style:name="P54" style:family="paragraph" style:parent-style-name="Standard">
      <style:text-properties style:text-position="0% 100%" fo:language="ru" fo:country="RU" fo:font-style="normal" style:text-underline-style="none" fo:font-weight="normal" officeooo:rsid="0019f43d" officeooo:paragraph-rsid="1c4c99ed" style:font-style-asian="normal" style:font-weight-asian="normal" style:font-style-complex="normal" style:font-weight-complex="normal"/>
    </style:style>
    <style:style style:name="P55" style:family="paragraph" style:parent-style-name="Standard">
      <style:text-properties style:text-position="0% 100%" fo:language="ru" fo:country="RU" fo:font-style="normal" style:text-underline-style="none" fo:font-weight="normal" officeooo:rsid="0019f43d" officeooo:paragraph-rsid="1cca8e4c" style:font-style-asian="normal" style:font-weight-asian="normal" style:font-style-complex="normal" style:font-weight-complex="normal"/>
    </style:style>
    <style:style style:name="P56" style:family="paragraph" style:parent-style-name="Standard">
      <style:text-properties style:text-position="0% 100%" fo:language="ru" fo:country="RU" fo:font-style="normal" style:text-underline-style="none" fo:font-weight="normal" officeooo:rsid="0019f43d" officeooo:paragraph-rsid="1ccd7045"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1cec513e"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1cf4a7da"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1cfe51fa"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1d372d01"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1d38c15a"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1df255d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1e63d1fd"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1e7bd7dd"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1e7d738f"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1e9bc225"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1e9cb64f"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1e9f3671"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1efa16f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1ff390cf"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0615d9e"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06660af"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068b2b1"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069e7a2"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06aa456"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06ffd44"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071784b"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078694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07ae71a"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07c551d"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07e3526"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08004a9"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084b792"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0c60ccd"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0cb6cb8"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0cefb1e"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0cf2ae1"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0e4c8ac"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0ea54f9"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0eab732"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0ec0155"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0ec5bef"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0f4b446"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0fd74a6"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0fdd2d7"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0ffa85e"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10185f1"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114c3ec"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115106b"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11b01ba"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11cd4f7"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1133d56"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1412a86"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141349b"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1421083"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17ff02a"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18786b9"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1958611"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1969038"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19eb5ae"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1aa2f7e"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1ab3598"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1af3c65"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1af9e2d"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1b18a1d"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1b45bdd"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1b65d94"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1b80ad9"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1bc155b"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1c0ca4c"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1c93918"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1c97d94"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1cd3902"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1cdf1ec"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1cf38ab"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1cf54b1"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1d0acb6"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21d21501"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21d4d85a"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21d62fda"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21d950ef"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21ddb3ac"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21ddbec3"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21dee334"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21e2944b"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21e2f965"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21e70c8f"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21e8405b"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21e91cde"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21e9b2e9"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21ec49a2"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21f057fa"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21f110e5"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21f1198e"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2199a045"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2224fabf"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22267c2f"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22296e09"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222b167d"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2235e54a"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2274d96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2277a425"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227c1b98"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227fcecd"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2282b397"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22a6dbab"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22c99186"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22d623e5"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22e9adec"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22ec199d"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22eeca0b"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22f64566"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230734c7"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230ac70f"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230b5f03"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231008ee"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2312c5c5"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231420d4"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23174a90"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231ce240"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2327fd9f"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2331c62a"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2339e332"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23431c0b"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234679fb"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23486ba2"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2356b130"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23864b55"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23880f10"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22fc717d"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23ba58e3"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23be3c9c"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23c0c78d"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23c57871"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23c5e292"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23cbc49e"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24843cdd"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248a29fa"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248dc3ff"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248e37d1"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2494422e"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2495c7c3"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2498792a"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2498c4d0"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249edb8c"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24a6fb65"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19176bd1" officeooo:paragraph-rsid="1937bfe4"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19398c40" officeooo:paragraph-rsid="193d64b4"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1940ef7d" officeooo:paragraph-rsid="194b7624"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1954ae1c" officeooo:paragraph-rsid="1954ae1c"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1962f22f" officeooo:paragraph-rsid="19654230"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196acea3" officeooo:paragraph-rsid="196acea3"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196b0622" officeooo:paragraph-rsid="197730c7"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197c5c93" officeooo:paragraph-rsid="197c5c93"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19865c7b" officeooo:paragraph-rsid="19865c7b"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19943349" officeooo:paragraph-rsid="19943349"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19a1cd16" officeooo:paragraph-rsid="19a1cd16"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19b0d6c3" officeooo:paragraph-rsid="19b89d49"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19bb5055" officeooo:paragraph-rsid="19bca3f9"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9c3aa5f" officeooo:paragraph-rsid="19c3aa5f"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19c3aa5f" officeooo:paragraph-rsid="19c8d83a"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19cd6837" officeooo:paragraph-rsid="19cd6837"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19be55df" officeooo:paragraph-rsid="19bf6fe8"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18f745de" officeooo:paragraph-rsid="19ce4ede"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19cd9372" officeooo:paragraph-rsid="19cd9372"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19d1c00a" officeooo:paragraph-rsid="19d1c00a"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19d375ae" officeooo:paragraph-rsid="19d472cc"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19dcf39d" officeooo:paragraph-rsid="19dcf39d"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19df35a6" officeooo:paragraph-rsid="19df35a6"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19e09aed" officeooo:paragraph-rsid="19e09aed"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19ee721b" officeooo:paragraph-rsid="19f05845"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1a03bae6" officeooo:paragraph-rsid="1a08eb27"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1a181298" officeooo:paragraph-rsid="1a28ecfa"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1a3331cd" officeooo:paragraph-rsid="1a3331cd"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1a33f416" officeooo:paragraph-rsid="1a33f416"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1a3419b1" officeooo:paragraph-rsid="1a3419b1"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1a35b5bd" officeooo:paragraph-rsid="1a35b5bd"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1a3e42e1" officeooo:paragraph-rsid="1a3e42e1"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1a3fcb16" officeooo:paragraph-rsid="1a3fd81a"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1a457af2" officeooo:paragraph-rsid="1a457af2"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1a4bae91" officeooo:paragraph-rsid="1a4bae91"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1a56954b" officeooo:paragraph-rsid="1a56954b"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1a58ff6b" officeooo:paragraph-rsid="1a58ff6b"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1a7fb3ea" officeooo:paragraph-rsid="1a7fb3ea"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1a28ecfa" officeooo:paragraph-rsid="1a2f0883"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1a8a037a" officeooo:paragraph-rsid="1a90d516"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1a9e2789" officeooo:paragraph-rsid="1aa0c23f"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1aa3ca3e" officeooo:paragraph-rsid="1aa3ca3e"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1aa83c0b" officeooo:paragraph-rsid="1aab58bc"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1aaca129" officeooo:paragraph-rsid="1aaca129"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1ac5c6e2" officeooo:paragraph-rsid="1ad16bb7"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1ad82796" officeooo:paragraph-rsid="1adbf56b"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1adf20ab" officeooo:paragraph-rsid="1adf20ab"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1ae42527" officeooo:paragraph-rsid="1afd1b86"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1b08a27b" officeooo:paragraph-rsid="1b11f30f"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1b08a27b" officeooo:paragraph-rsid="1b405eee"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1b1531e4" officeooo:paragraph-rsid="1b1531e4"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1b1e5e4c" officeooo:paragraph-rsid="1b25c7fb"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1b2c562f" officeooo:paragraph-rsid="1b394967"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1b56ff86" officeooo:paragraph-rsid="1b56ff86"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1b612c66" officeooo:paragraph-rsid="1b64032e"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1b6c2bd7" officeooo:paragraph-rsid="1b7298ea"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1b888410" officeooo:paragraph-rsid="1b888410"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1b9c4784" officeooo:paragraph-rsid="1ba4d065"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1baca9bb" officeooo:paragraph-rsid="1bb6b179"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1bc6ef03" officeooo:paragraph-rsid="1bc6ef03"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1bcb1259" officeooo:paragraph-rsid="1bee1439"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1bf0e5a4" officeooo:paragraph-rsid="1bf45629"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1c0cf8de" officeooo:paragraph-rsid="1c0cf8de"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1c0f14fa" officeooo:paragraph-rsid="1c15c595"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1c21807b" officeooo:paragraph-rsid="1c25430d"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1c38dd71" officeooo:paragraph-rsid="1c38dd71"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1c43e1c0" officeooo:paragraph-rsid="1c43e1c0"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1c5a1bc3" officeooo:paragraph-rsid="1c6f8d4a"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1c817c80" officeooo:paragraph-rsid="1c82bdb3"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1c15c595" officeooo:paragraph-rsid="1c15c595"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1c912e58" officeooo:paragraph-rsid="1c912e58"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1ca19145" officeooo:paragraph-rsid="1ca19145"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1cb7e506" officeooo:paragraph-rsid="1cb7e506"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1ccaf1d5" officeooo:paragraph-rsid="1ccaf1d5"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1ccf233a" officeooo:paragraph-rsid="1cd1c06a"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1cd824dc" officeooo:paragraph-rsid="1cd824dc"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1cf8724c" officeooo:paragraph-rsid="1cf8724c"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1cfed4ce" officeooo:paragraph-rsid="1d0b1ec8"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1d0d074f" officeooo:paragraph-rsid="1d0d074f"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1d1901a6" officeooo:paragraph-rsid="1d1b43ca"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1d1d743c" officeooo:paragraph-rsid="1d2e009b"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1d3e9351" officeooo:paragraph-rsid="1d3e9351"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1d46973b" officeooo:paragraph-rsid="1d57647f"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1c8cade5" officeooo:paragraph-rsid="1c8cafb3"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1d5eef47" officeooo:paragraph-rsid="1d8c9401"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1d8e0e38" officeooo:paragraph-rsid="1d951cb5"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1d9699ea" officeooo:paragraph-rsid="1dc94ecc"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1dcc8546" officeooo:paragraph-rsid="1dcc8546"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1df9f3aa" officeooo:paragraph-rsid="1e04c235"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1df9f3aa" officeooo:paragraph-rsid="1df9f3aa"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1e11c840" officeooo:paragraph-rsid="1e25532e"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1e29737a" officeooo:paragraph-rsid="1e342109"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1e3bfbdd" officeooo:paragraph-rsid="1e5334d3"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1e5a7047" officeooo:paragraph-rsid="1e5a7047"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1e69a5b7" officeooo:paragraph-rsid="1e6cdb14"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1e85dae0" officeooo:paragraph-rsid="1e85dae0"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1e9f6b01" officeooo:paragraph-rsid="1ef29d3c"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1ef2c9fd" officeooo:paragraph-rsid="1ef2c9fd"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1f08e776" officeooo:paragraph-rsid="1f1396e9"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1f1f6bdd" officeooo:paragraph-rsid="1f2f8a8e"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1f389da3" officeooo:paragraph-rsid="1f3e03ff"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1f453fa3" officeooo:paragraph-rsid="1f453fa3"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1f4d5ce9" officeooo:paragraph-rsid="1f63420a"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1f6b2b4c" officeooo:paragraph-rsid="1f6b2b4c"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1f72e225" officeooo:paragraph-rsid="1f7f7b8b"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1f7fe54a" officeooo:paragraph-rsid="1f7fe54a"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1f8c2964" officeooo:paragraph-rsid="1f8c2964"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1f98a945" officeooo:paragraph-rsid="1f98a945"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1fa472db" officeooo:paragraph-rsid="1fa88d2d"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1fabb106" officeooo:paragraph-rsid="1fbb8e84"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1fc184d1" officeooo:paragraph-rsid="1fc9fa66"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1fdcbf18" officeooo:paragraph-rsid="1fdcbf18"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1fdfe279" officeooo:paragraph-rsid="1fefac86"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1ff4404f" officeooo:paragraph-rsid="200da561"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1ff4404f" officeooo:paragraph-rsid="2016dc9f"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202c7bd6" officeooo:paragraph-rsid="20422fad"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2044b035" officeooo:paragraph-rsid="2048d9e3"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2048e238" officeooo:paragraph-rsid="2048e238"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204e7a23" officeooo:paragraph-rsid="2052a906"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20734e2d" officeooo:paragraph-rsid="20734e2d"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2080df38" officeooo:paragraph-rsid="2080df38"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20a04f57" officeooo:paragraph-rsid="20a04f57"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20b17975" officeooo:paragraph-rsid="20bb9369"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20c7f798" officeooo:paragraph-rsid="20c7f798"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20dc921f" officeooo:paragraph-rsid="20e36859"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20f0a288" officeooo:paragraph-rsid="20f0a288"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21013e29" officeooo:paragraph-rsid="21013e29"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210382d2" officeooo:paragraph-rsid="21119596"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211cd4f7" officeooo:paragraph-rsid="2121f765"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2123a001" officeooo:paragraph-rsid="2123a001"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212a38af" officeooo:paragraph-rsid="212a38af"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2135f3c8" officeooo:paragraph-rsid="2135f3c8"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213e7d18" officeooo:paragraph-rsid="213e7d18"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2145ba82" officeooo:paragraph-rsid="2145ba82"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215d931b" officeooo:paragraph-rsid="215d931b"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21690cd4" officeooo:paragraph-rsid="21690cd4"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218d7a87" officeooo:paragraph-rsid="218d7a87"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21969038" officeooo:paragraph-rsid="2198cad5"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21969038" officeooo:paragraph-rsid="2199a045"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21f1fc9e" officeooo:paragraph-rsid="21f1198e"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21fabbe1" officeooo:paragraph-rsid="21fabbe1"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220c98cc" officeooo:paragraph-rsid="220c98cc"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22200bd8" officeooo:paragraph-rsid="22200bd8"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223c5110" officeooo:paragraph-rsid="225cb1cd"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22757039" officeooo:paragraph-rsid="22766298"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2278ab04" officeooo:paragraph-rsid="2278ab04"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2283e3b4" officeooo:paragraph-rsid="2289e1ac"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228c7a3d" officeooo:paragraph-rsid="22953a0f"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22af1548" officeooo:paragraph-rsid="22ba75e9"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22c3fc64" officeooo:paragraph-rsid="22c7ad37"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22dc7f49" officeooo:paragraph-rsid="22e71b8f"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22f64566" officeooo:paragraph-rsid="22f64566"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22f694fc" officeooo:paragraph-rsid="22fad3a8"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2300b16b" officeooo:paragraph-rsid="2300b16b"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2303b8bd" officeooo:paragraph-rsid="2303b8bd"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230c2cc3" officeooo:paragraph-rsid="230c2cc3"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230daa4e" officeooo:paragraph-rsid="231008ee"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2329dd6e" officeooo:paragraph-rsid="232f1e78"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23486ba2" officeooo:paragraph-rsid="23486ba2"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234ee7cf" officeooo:paragraph-rsid="234ee7cf"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235a32b4" officeooo:paragraph-rsid="235a32b4"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235c710a" officeooo:paragraph-rsid="235c710a"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2368322f" officeooo:paragraph-rsid="23763202"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23829d86" officeooo:paragraph-rsid="23864b55"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22fc717d" officeooo:paragraph-rsid="22fd9e6f"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238b2c5e" officeooo:paragraph-rsid="238b2c5e"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238efbb9" officeooo:paragraph-rsid="2393c552"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23983a37" officeooo:paragraph-rsid="23983a37"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239b7443" officeooo:paragraph-rsid="239b7443"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23a526af" officeooo:paragraph-rsid="23ae70c5"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23b008b7" officeooo:paragraph-rsid="23b6c722"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23bb93b1" officeooo:paragraph-rsid="23bdb4f3"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23c189fd" officeooo:paragraph-rsid="23c189fd"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23cf3b7f" officeooo:paragraph-rsid="23cf3b7f"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23d271b0" officeooo:paragraph-rsid="23f5da0d"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23d271b0" officeooo:paragraph-rsid="240dad63"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style:text-underline-style="none" fo:font-weight="normal" officeooo:rsid="24198e70" officeooo:paragraph-rsid="245b74df" style:font-style-asian="normal" style:font-weight-asian="normal" style:font-style-complex="normal" style:font-weight-complex="normal"/>
    </style:style>
    <style:style style:name="P378" style:family="paragraph" style:parent-style-name="Standard">
      <style:text-properties style:text-position="0% 100%" fo:language="ru" fo:country="RU" fo:font-style="normal" style:text-underline-style="none" fo:font-weight="normal" officeooo:rsid="24600157" officeooo:paragraph-rsid="2478b929"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249edb8c" officeooo:paragraph-rsid="24a2401d" style:font-style-asian="normal" style:font-weight-asian="normal" style:font-style-complex="normal" style:font-weight-complex="normal"/>
    </style:style>
    <style:style style:name="P380" style:family="paragraph" style:parent-style-name="Standard">
      <style:text-properties style:text-position="0% 100%" fo:language="ru" fo:country="RU" fo:font-style="normal" style:text-underline-style="none" fo:font-weight="normal" officeooo:rsid="24a82e1b" officeooo:paragraph-rsid="24a82e1b" style:font-style-asian="normal" style:font-weight-asian="normal" style:font-style-complex="normal" style:font-weight-complex="normal"/>
    </style:style>
    <style:style style:name="P381" style:family="paragraph" style:parent-style-name="Standard">
      <style:text-properties style:text-position="0% 100%" fo:language="ru" fo:country="RU" fo:font-style="normal" style:text-underline-style="none" fo:font-weight="normal" officeooo:rsid="24b947d5" officeooo:paragraph-rsid="24b947d5" style:font-style-asian="normal" style:font-weight-asian="normal" style:font-style-complex="normal" style:font-weight-complex="normal"/>
    </style:style>
    <style:style style:name="P382" style:family="paragraph" style:parent-style-name="Standard">
      <style:text-properties style:text-position="0% 100%" style:font-name="Liberation Serif" fo:language="ru" fo:country="RU" fo:font-style="normal" style:text-underline-style="none" fo:font-weight="normal" officeooo:rsid="0019f43d" officeooo:paragraph-rsid="226b9a31" style:font-style-asian="normal" style:font-weight-asian="normal" style:font-style-complex="normal" style:font-weight-complex="normal"/>
    </style:style>
    <style:style style:name="P3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9edff" officeooo:paragraph-rsid="19b9edff" style:font-style-asian="normal" style:font-weight-asian="normal" style:font-style-complex="normal" style:font-weight-complex="normal"/>
    </style:style>
    <style:style style:name="P3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9bb02e6" officeooo:paragraph-rsid="19bb02e6" style:font-style-asian="normal" style:font-weight-asian="normal" style:font-style-complex="normal" style:font-weight-complex="normal"/>
    </style:style>
    <style:style style:name="P3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9cd6837" style:font-style-asian="normal" style:font-weight-asian="normal" style:font-style-complex="normal" style:font-weight-complex="normal"/>
    </style:style>
    <style:style style:name="P3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957e" officeooo:paragraph-rsid="1c9d957e" style:font-style-asian="normal" style:font-weight-asian="normal" style:font-style-complex="normal" style:font-weight-complex="normal"/>
    </style:style>
    <style:style style:name="P3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db57d" officeooo:paragraph-rsid="1c9db57d" style:font-style-asian="normal" style:font-weight-asian="normal" style:font-style-complex="normal" style:font-weight-complex="normal"/>
    </style:style>
    <style:style style:name="P38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c9e5510" officeooo:paragraph-rsid="1c9e5510" style:font-style-asian="normal" style:font-weight-asian="normal" style:font-style-complex="normal" style:font-weight-complex="normal"/>
    </style:style>
    <style:style style:name="P3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cfece" officeooo:paragraph-rsid="1efcfece" style:font-style-asian="normal" style:font-weight-asian="normal" style:font-style-complex="normal" style:font-weight-complex="normal"/>
    </style:style>
    <style:style style:name="P3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efeaea5" style:font-style-asian="normal" style:font-weight-asian="normal" style:font-style-complex="normal" style:font-weight-complex="normal"/>
    </style:style>
    <style:style style:name="P3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efeaea5" officeooo:paragraph-rsid="1f002c7d" style:font-style-asian="normal" style:font-weight-asian="normal" style:font-style-complex="normal" style:font-weight-complex="normal"/>
    </style:style>
    <style:style style:name="P3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d704" officeooo:paragraph-rsid="1f01d704" style:font-style-asian="normal" style:font-weight-asian="normal" style:font-style-complex="normal" style:font-weight-complex="normal"/>
    </style:style>
    <style:style style:name="P3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1fb69" officeooo:paragraph-rsid="1f01fb69" style:font-style-asian="normal" style:font-weight-asian="normal" style:font-style-complex="normal" style:font-weight-complex="normal"/>
    </style:style>
    <style:style style:name="P3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25b34" officeooo:paragraph-rsid="1f025b34" style:font-style-asian="normal" style:font-weight-asian="normal" style:font-style-complex="normal" style:font-weight-complex="normal"/>
    </style:style>
    <style:style style:name="P3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3c7a9" officeooo:paragraph-rsid="1f03c7a9" style:font-style-asian="normal" style:font-weight-asian="normal" style:font-style-complex="normal" style:font-weight-complex="normal"/>
    </style:style>
    <style:style style:name="P3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4ec74" officeooo:paragraph-rsid="1f04ec74" style:font-style-asian="normal" style:font-weight-asian="normal" style:font-style-complex="normal" style:font-weight-complex="normal"/>
    </style:style>
    <style:style style:name="P39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f0615d1" officeooo:paragraph-rsid="1f0615d1" style:font-style-asian="normal" style:font-weight-asian="normal" style:font-style-complex="normal" style:font-weight-complex="normal"/>
    </style:style>
    <style:style style:name="P39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de6df" style:font-style-asian="normal" style:font-weight-asian="normal" style:font-style-complex="normal" style:font-weight-complex="normal"/>
    </style:style>
    <style:style style:name="P39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2da6" style:font-style-asian="normal" style:font-weight-asian="normal" style:font-style-complex="normal" style:font-weight-complex="normal"/>
    </style:style>
    <style:style style:name="P40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e8ac1" style:font-style-asian="normal" style:font-weight-asian="normal" style:font-style-complex="normal" style:font-weight-complex="normal"/>
    </style:style>
    <style:style style:name="P40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de6df" officeooo:paragraph-rsid="209f4066" style:font-style-asian="normal" style:font-weight-asian="normal" style:font-style-complex="normal" style:font-weight-complex="normal"/>
    </style:style>
    <style:style style:name="P40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e2da6" officeooo:paragraph-rsid="209e2da6" style:font-style-asian="normal" style:font-weight-asian="normal" style:font-style-complex="normal" style:font-weight-complex="normal"/>
    </style:style>
    <style:style style:name="P40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09f4066" officeooo:paragraph-rsid="209f4066" style:font-style-asian="normal" style:font-weight-asian="normal" style:font-style-complex="normal" style:font-weight-complex="normal"/>
    </style:style>
    <style:style style:name="T1" style:family="text">
      <style:text-properties officeooo:rsid="0019f43d"/>
    </style:style>
    <style:style style:name="T2" style:family="text">
      <style:text-properties officeooo:rsid="19075735"/>
    </style:style>
    <style:style style:name="T3" style:family="text">
      <style:text-properties officeooo:rsid="190fdc73"/>
    </style:style>
    <style:style style:name="T4" style:family="text">
      <style:text-properties officeooo:rsid="19190748"/>
    </style:style>
    <style:style style:name="T5" style:family="text">
      <style:text-properties officeooo:rsid="193af2e4"/>
    </style:style>
    <style:style style:name="T6" style:family="text">
      <style:text-properties officeooo:rsid="194170cd"/>
    </style:style>
    <style:style style:name="T7" style:family="text">
      <style:text-properties officeooo:rsid="194b7624"/>
    </style:style>
    <style:style style:name="T8" style:family="text">
      <style:text-properties officeooo:rsid="194eec45"/>
    </style:style>
    <style:style style:name="T9" style:family="text">
      <style:text-properties fo:font-style="italic" style:font-style-asian="italic" style:font-style-complex="italic"/>
    </style:style>
    <style:style style:name="T10" style:family="text">
      <style:text-properties fo:font-style="italic" officeooo:rsid="194eec45" style:font-style-asian="italic" style:font-style-complex="italic"/>
    </style:style>
    <style:style style:name="T11" style:family="text">
      <style:text-properties fo:font-style="italic" officeooo:rsid="1954e59f" style:font-style-asian="italic" style:font-style-complex="italic"/>
    </style:style>
    <style:style style:name="T12" style:family="text">
      <style:text-properties fo:font-style="italic" officeooo:rsid="19633827" style:font-style-asian="italic" style:font-style-complex="italic"/>
    </style:style>
    <style:style style:name="T13" style:family="text">
      <style:text-properties fo:font-style="italic" officeooo:rsid="197d604a" style:font-style-asian="italic" style:font-style-complex="italic"/>
    </style:style>
    <style:style style:name="T14" style:family="text">
      <style:text-properties fo:font-style="italic" officeooo:rsid="19803b00" style:font-style-asian="italic" style:font-style-complex="italic"/>
    </style:style>
    <style:style style:name="T15" style:family="text">
      <style:text-properties fo:font-style="italic" officeooo:rsid="198141d8" style:font-style-asian="italic" style:font-style-complex="italic"/>
    </style:style>
    <style:style style:name="T16" style:family="text">
      <style:text-properties fo:font-style="italic" officeooo:rsid="19856a7b" style:font-style-asian="italic" style:font-style-complex="italic"/>
    </style:style>
    <style:style style:name="T17" style:family="text">
      <style:text-properties fo:font-style="italic" officeooo:rsid="1987564a" style:font-style-asian="italic" style:font-style-complex="italic"/>
    </style:style>
    <style:style style:name="T18" style:family="text">
      <style:text-properties fo:font-style="italic" officeooo:rsid="1991c225" style:font-style-asian="italic" style:font-style-complex="italic"/>
    </style:style>
    <style:style style:name="T19" style:family="text">
      <style:text-properties fo:font-style="italic" officeooo:rsid="19948690" style:font-style-asian="italic" style:font-style-complex="italic"/>
    </style:style>
    <style:style style:name="T20" style:family="text">
      <style:text-properties fo:font-style="italic" officeooo:rsid="1995da27" style:font-style-asian="italic" style:font-style-complex="italic"/>
    </style:style>
    <style:style style:name="T21" style:family="text">
      <style:text-properties fo:font-style="italic" officeooo:rsid="1998250e" style:font-style-asian="italic" style:font-style-complex="italic"/>
    </style:style>
    <style:style style:name="T22" style:family="text">
      <style:text-properties fo:font-style="italic" officeooo:rsid="1999e832" style:font-style-asian="italic" style:font-style-complex="italic"/>
    </style:style>
    <style:style style:name="T23" style:family="text">
      <style:text-properties fo:font-style="italic" officeooo:rsid="19c5551f" style:font-style-asian="italic" style:font-style-complex="italic"/>
    </style:style>
    <style:style style:name="T24" style:family="text">
      <style:text-properties fo:font-style="italic" officeooo:rsid="19dd7feb" style:font-style-asian="italic" style:font-style-complex="italic"/>
    </style:style>
    <style:style style:name="T25" style:family="text">
      <style:text-properties fo:font-style="italic" officeooo:rsid="19f2dce5" style:font-style-asian="italic" style:font-style-complex="italic"/>
    </style:style>
    <style:style style:name="T26" style:family="text">
      <style:text-properties fo:font-style="italic" officeooo:rsid="1a1996e6" style:font-style-asian="italic" style:font-style-complex="italic"/>
    </style:style>
    <style:style style:name="T27" style:family="text">
      <style:text-properties fo:font-style="italic" officeooo:rsid="1a421006" style:font-style-asian="italic" style:font-style-complex="italic"/>
    </style:style>
    <style:style style:name="T28" style:family="text">
      <style:text-properties fo:font-style="italic" officeooo:rsid="1a4c8d6d" style:font-style-asian="italic" style:font-style-complex="italic"/>
    </style:style>
    <style:style style:name="T29" style:family="text">
      <style:text-properties fo:font-style="italic" officeooo:rsid="1a57d3a5" style:font-style-asian="italic" style:font-style-complex="italic"/>
    </style:style>
    <style:style style:name="T30" style:family="text">
      <style:text-properties fo:font-style="italic" officeooo:rsid="1a5a81f8" style:font-style-asian="italic" style:font-style-complex="italic"/>
    </style:style>
    <style:style style:name="T31" style:family="text">
      <style:text-properties fo:font-style="italic" officeooo:rsid="1a6f1f4c" style:font-style-asian="italic" style:font-style-complex="italic"/>
    </style:style>
    <style:style style:name="T32" style:family="text">
      <style:text-properties fo:font-style="italic" officeooo:rsid="1a7dc0ee" style:font-style-asian="italic" style:font-style-complex="italic"/>
    </style:style>
    <style:style style:name="T33" style:family="text">
      <style:text-properties fo:font-style="italic" officeooo:rsid="1a81acda" style:font-style-asian="italic" style:font-style-complex="italic"/>
    </style:style>
    <style:style style:name="T34" style:family="text">
      <style:text-properties fo:font-style="italic" officeooo:rsid="1a8417f9" style:font-style-asian="italic" style:font-style-complex="italic"/>
    </style:style>
    <style:style style:name="T35" style:family="text">
      <style:text-properties fo:font-style="italic" officeooo:rsid="1a9f7741" style:font-style-asian="italic" style:font-style-complex="italic"/>
    </style:style>
    <style:style style:name="T36" style:family="text">
      <style:text-properties fo:font-style="italic" officeooo:rsid="1aa3e978" style:font-style-asian="italic" style:font-style-complex="italic"/>
    </style:style>
    <style:style style:name="T37" style:family="text">
      <style:text-properties fo:font-style="italic" officeooo:rsid="1aab58bc" style:font-style-asian="italic" style:font-style-complex="italic"/>
    </style:style>
    <style:style style:name="T38" style:family="text">
      <style:text-properties fo:font-style="italic" officeooo:rsid="1abf8a47" style:font-style-asian="italic" style:font-style-complex="italic"/>
    </style:style>
    <style:style style:name="T39" style:family="text">
      <style:text-properties fo:font-style="italic" officeooo:rsid="1ac6a1dc" style:font-style-asian="italic" style:font-style-complex="italic"/>
    </style:style>
    <style:style style:name="T40" style:family="text">
      <style:text-properties fo:font-style="italic" officeooo:rsid="1ada0c7a" style:font-style-asian="italic" style:font-style-complex="italic"/>
    </style:style>
    <style:style style:name="T41" style:family="text">
      <style:text-properties fo:font-style="italic" officeooo:rsid="1b0a7cfa" style:font-style-asian="italic" style:font-style-complex="italic"/>
    </style:style>
    <style:style style:name="T42" style:family="text">
      <style:text-properties fo:font-style="italic" officeooo:rsid="1b1e273b" style:font-style-asian="italic" style:font-style-complex="italic"/>
    </style:style>
    <style:style style:name="T43" style:family="text">
      <style:text-properties fo:font-style="italic" officeooo:rsid="1b1f4ae8" style:font-style-asian="italic" style:font-style-complex="italic"/>
    </style:style>
    <style:style style:name="T44" style:family="text">
      <style:text-properties fo:font-style="italic" officeooo:rsid="1b2cf594" style:font-style-asian="italic" style:font-style-complex="italic"/>
    </style:style>
    <style:style style:name="T45" style:family="text">
      <style:text-properties fo:font-style="italic" officeooo:rsid="1b4f9bd2" style:font-style-asian="italic" style:font-style-complex="italic"/>
    </style:style>
    <style:style style:name="T46" style:family="text">
      <style:text-properties fo:font-style="italic" officeooo:rsid="1b6f3e35" style:font-style-asian="italic" style:font-style-complex="italic"/>
    </style:style>
    <style:style style:name="T47" style:family="text">
      <style:text-properties fo:font-style="italic" officeooo:rsid="1b9d8372" style:font-style-asian="italic" style:font-style-complex="italic"/>
    </style:style>
    <style:style style:name="T48" style:family="text">
      <style:text-properties fo:font-style="italic" officeooo:rsid="1bae44ba" style:font-style-asian="italic" style:font-style-complex="italic"/>
    </style:style>
    <style:style style:name="T49" style:family="text">
      <style:text-properties fo:font-style="italic" officeooo:rsid="1bcb4d71" style:font-style-asian="italic" style:font-style-complex="italic"/>
    </style:style>
    <style:style style:name="T50" style:family="text">
      <style:text-properties fo:font-style="italic" officeooo:rsid="1c124397" style:font-style-asian="italic" style:font-style-complex="italic"/>
    </style:style>
    <style:style style:name="T51" style:family="text">
      <style:text-properties fo:font-style="italic" officeooo:rsid="1c5c8a9d" style:font-style-asian="italic" style:font-style-complex="italic"/>
    </style:style>
    <style:style style:name="T52" style:family="text">
      <style:text-properties fo:font-style="italic" officeooo:rsid="1ccfd6a6" style:font-style-asian="italic" style:font-style-complex="italic"/>
    </style:style>
    <style:style style:name="T53" style:family="text">
      <style:text-properties fo:font-style="italic" officeooo:rsid="1ce47f6c" style:font-style-asian="italic" style:font-style-complex="italic"/>
    </style:style>
    <style:style style:name="T54" style:family="text">
      <style:text-properties fo:font-style="italic" officeooo:rsid="1d192c37" style:font-style-asian="italic" style:font-style-complex="italic"/>
    </style:style>
    <style:style style:name="T55" style:family="text">
      <style:text-properties fo:font-style="italic" officeooo:rsid="1d1f8db4" style:font-style-asian="italic" style:font-style-complex="italic"/>
    </style:style>
    <style:style style:name="T56" style:family="text">
      <style:text-properties fo:font-style="italic" officeooo:rsid="1d3fa7bd" style:font-style-asian="italic" style:font-style-complex="italic"/>
    </style:style>
    <style:style style:name="T57" style:family="text">
      <style:text-properties fo:font-style="italic" officeooo:rsid="1d4847cc" style:font-style-asian="italic" style:font-style-complex="italic"/>
    </style:style>
    <style:style style:name="T58" style:family="text">
      <style:text-properties fo:font-style="italic" officeooo:rsid="1d4c89b7" style:font-style-asian="italic" style:font-style-complex="italic"/>
    </style:style>
    <style:style style:name="T59" style:family="text">
      <style:text-properties fo:font-style="italic" officeooo:rsid="1d5f700e" style:font-style-asian="italic" style:font-style-complex="italic"/>
    </style:style>
    <style:style style:name="T60" style:family="text">
      <style:text-properties fo:font-style="italic" officeooo:rsid="1d9895a4" style:font-style-asian="italic" style:font-style-complex="italic"/>
    </style:style>
    <style:style style:name="T61" style:family="text">
      <style:text-properties fo:font-style="italic" officeooo:rsid="1dd9a91a" style:font-style-asian="italic" style:font-style-complex="italic"/>
    </style:style>
    <style:style style:name="T62" style:family="text">
      <style:text-properties fo:font-style="italic" officeooo:rsid="1de848e6" style:font-style-asian="italic" style:font-style-complex="italic"/>
    </style:style>
    <style:style style:name="T63" style:family="text">
      <style:text-properties fo:font-style="italic" officeooo:rsid="1dfaf40a" style:font-style-asian="italic" style:font-style-complex="italic"/>
    </style:style>
    <style:style style:name="T64" style:family="text">
      <style:text-properties fo:font-style="italic" officeooo:rsid="1e134cb1" style:font-style-asian="italic" style:font-style-complex="italic"/>
    </style:style>
    <style:style style:name="T65" style:family="text">
      <style:text-properties fo:font-style="italic" officeooo:rsid="1e63d1fd" style:font-style-asian="italic" style:font-style-complex="italic"/>
    </style:style>
    <style:style style:name="T66" style:family="text">
      <style:text-properties fo:font-style="italic" officeooo:rsid="1e687c57" style:font-style-asian="italic" style:font-style-complex="italic"/>
    </style:style>
    <style:style style:name="T67" style:family="text">
      <style:text-properties fo:font-style="italic" officeooo:rsid="1e861965" style:font-style-asian="italic" style:font-style-complex="italic"/>
    </style:style>
    <style:style style:name="T68" style:family="text">
      <style:text-properties fo:font-style="italic" officeooo:rsid="1e90a53d" style:font-style-asian="italic" style:font-style-complex="italic"/>
    </style:style>
    <style:style style:name="T69" style:family="text">
      <style:text-properties fo:font-style="italic" officeooo:rsid="1e94ec1f" style:font-style-asian="italic" style:font-style-complex="italic"/>
    </style:style>
    <style:style style:name="T70" style:family="text">
      <style:text-properties fo:font-style="italic" officeooo:rsid="1e9bc225" style:font-style-asian="italic" style:font-style-complex="italic"/>
    </style:style>
    <style:style style:name="T71" style:family="text">
      <style:text-properties fo:font-style="italic" officeooo:rsid="1e9bfb50" style:font-style-asian="italic" style:font-style-complex="italic"/>
    </style:style>
    <style:style style:name="T72" style:family="text">
      <style:text-properties fo:font-style="italic" officeooo:rsid="1e9fd2ef" style:font-style-asian="italic" style:font-style-complex="italic"/>
    </style:style>
    <style:style style:name="T73" style:family="text">
      <style:text-properties fo:font-style="italic" officeooo:rsid="1efa16f9" style:font-style-asian="italic" style:font-style-complex="italic"/>
    </style:style>
    <style:style style:name="T74" style:family="text">
      <style:text-properties fo:font-style="italic" officeooo:rsid="1f3989bb" style:font-style-asian="italic" style:font-style-complex="italic"/>
    </style:style>
    <style:style style:name="T75" style:family="text">
      <style:text-properties fo:font-style="italic" officeooo:rsid="1f454130" style:font-style-asian="italic" style:font-style-complex="italic"/>
    </style:style>
    <style:style style:name="T76" style:family="text">
      <style:text-properties fo:font-style="italic" officeooo:rsid="1f4ed5a6" style:font-style-asian="italic" style:font-style-complex="italic"/>
    </style:style>
    <style:style style:name="T77" style:family="text">
      <style:text-properties fo:font-style="italic" officeooo:rsid="1f73fd6c" style:font-style-asian="italic" style:font-style-complex="italic"/>
    </style:style>
    <style:style style:name="T78" style:family="text">
      <style:text-properties fo:font-style="italic" officeooo:rsid="1f80b5b3" style:font-style-asian="italic" style:font-style-complex="italic"/>
    </style:style>
    <style:style style:name="T79" style:family="text">
      <style:text-properties fo:font-style="italic" officeooo:rsid="1f8d0204" style:font-style-asian="italic" style:font-style-complex="italic"/>
    </style:style>
    <style:style style:name="T80" style:family="text">
      <style:text-properties fo:font-style="italic" officeooo:rsid="1f99a44b" style:font-style-asian="italic" style:font-style-complex="italic"/>
    </style:style>
    <style:style style:name="T81" style:family="text">
      <style:text-properties fo:font-style="italic" officeooo:rsid="200e0632" style:font-style-asian="italic" style:font-style-complex="italic"/>
    </style:style>
    <style:style style:name="T82" style:family="text">
      <style:text-properties fo:font-style="italic" officeooo:rsid="2025ec30" style:font-style-asian="italic" style:font-style-complex="italic"/>
    </style:style>
    <style:style style:name="T83" style:family="text">
      <style:text-properties fo:font-style="italic" officeooo:rsid="205d910f" style:font-style-asian="italic" style:font-style-complex="italic"/>
    </style:style>
    <style:style style:name="T84" style:family="text">
      <style:text-properties fo:font-style="italic" officeooo:rsid="2063ea40" style:font-style-asian="italic" style:font-style-complex="italic"/>
    </style:style>
    <style:style style:name="T85" style:family="text">
      <style:text-properties fo:font-style="italic" officeooo:rsid="2069e7a2" style:font-style-asian="italic" style:font-style-complex="italic"/>
    </style:style>
    <style:style style:name="T86" style:family="text">
      <style:text-properties fo:font-style="italic" officeooo:rsid="20861ad3" style:font-style-asian="italic" style:font-style-complex="italic"/>
    </style:style>
    <style:style style:name="T87" style:family="text">
      <style:text-properties fo:font-style="italic" officeooo:rsid="20a13ec2" style:font-style-asian="italic" style:font-style-complex="italic"/>
    </style:style>
    <style:style style:name="T88" style:family="text">
      <style:text-properties fo:font-style="italic" officeooo:rsid="20b1cc93" style:font-style-asian="italic" style:font-style-complex="italic"/>
    </style:style>
    <style:style style:name="T89" style:family="text">
      <style:text-properties fo:font-style="italic" officeooo:rsid="20c2b4cd" style:font-style-asian="italic" style:font-style-complex="italic"/>
    </style:style>
    <style:style style:name="T90" style:family="text">
      <style:text-properties fo:font-style="italic" officeooo:rsid="20de8062" style:font-style-asian="italic" style:font-style-complex="italic"/>
    </style:style>
    <style:style style:name="T91" style:family="text">
      <style:text-properties fo:font-style="italic" officeooo:rsid="20e4c8ac" style:font-style-asian="italic" style:font-style-complex="italic"/>
    </style:style>
    <style:style style:name="T92" style:family="text">
      <style:text-properties fo:font-style="italic" officeooo:rsid="20f4b446" style:font-style-asian="italic" style:font-style-complex="italic"/>
    </style:style>
    <style:style style:name="T93" style:family="text">
      <style:text-properties fo:font-style="italic" officeooo:rsid="20fd74a6" style:font-style-asian="italic" style:font-style-complex="italic"/>
    </style:style>
    <style:style style:name="T94" style:family="text">
      <style:text-properties fo:font-style="italic" officeooo:rsid="210185f1" style:font-style-asian="italic" style:font-style-complex="italic"/>
    </style:style>
    <style:style style:name="T95" style:family="text">
      <style:text-properties fo:font-style="italic" officeooo:rsid="2115106b" style:font-style-asian="italic" style:font-style-complex="italic"/>
    </style:style>
    <style:style style:name="T96" style:family="text">
      <style:text-properties fo:font-style="italic" officeooo:rsid="211d4a8b" style:font-style-asian="italic" style:font-style-complex="italic"/>
    </style:style>
    <style:style style:name="T97" style:family="text">
      <style:text-properties fo:font-style="italic" officeooo:rsid="2123a817" style:font-style-asian="italic" style:font-style-complex="italic"/>
    </style:style>
    <style:style style:name="T98" style:family="text">
      <style:text-properties fo:font-style="italic" officeooo:rsid="21412a86" style:font-style-asian="italic" style:font-style-complex="italic"/>
    </style:style>
    <style:style style:name="T99" style:family="text">
      <style:text-properties fo:font-style="italic" officeooo:rsid="21421083" style:font-style-asian="italic" style:font-style-complex="italic"/>
    </style:style>
    <style:style style:name="T100" style:family="text">
      <style:text-properties fo:font-style="italic" officeooo:rsid="215e71cc" style:font-style-asian="italic" style:font-style-complex="italic"/>
    </style:style>
    <style:style style:name="T101" style:family="text">
      <style:text-properties fo:font-style="italic" officeooo:rsid="216a4ced" style:font-style-asian="italic" style:font-style-complex="italic"/>
    </style:style>
    <style:style style:name="T102" style:family="text">
      <style:text-properties fo:font-style="italic" officeooo:rsid="219aa9d8" style:font-style-asian="italic" style:font-style-complex="italic"/>
    </style:style>
    <style:style style:name="T103" style:family="text">
      <style:text-properties fo:font-style="italic" officeooo:rsid="219f508c" style:font-style-asian="italic" style:font-style-complex="italic"/>
    </style:style>
    <style:style style:name="T104" style:family="text">
      <style:text-properties fo:font-style="italic" officeooo:rsid="21aebfb8" style:font-style-asian="italic" style:font-style-complex="italic"/>
    </style:style>
    <style:style style:name="T105" style:family="text">
      <style:text-properties fo:font-style="italic" officeooo:rsid="21af9e2d" style:font-style-asian="italic" style:font-style-complex="italic"/>
    </style:style>
    <style:style style:name="T106" style:family="text">
      <style:text-properties fo:font-style="italic" officeooo:rsid="21c0ca4c" style:font-style-asian="italic" style:font-style-complex="italic"/>
    </style:style>
    <style:style style:name="T107" style:family="text">
      <style:text-properties fo:font-style="italic" officeooo:rsid="21d21501" style:font-style-asian="italic" style:font-style-complex="italic"/>
    </style:style>
    <style:style style:name="T108" style:family="text">
      <style:text-properties fo:font-style="italic" officeooo:rsid="21e2f965" style:font-style-asian="italic" style:font-style-complex="italic"/>
    </style:style>
    <style:style style:name="T109" style:family="text">
      <style:text-properties fo:font-style="italic" officeooo:rsid="21e70c8f" style:font-style-asian="italic" style:font-style-complex="italic"/>
    </style:style>
    <style:style style:name="T110" style:family="text">
      <style:text-properties fo:font-style="italic" officeooo:rsid="1327ae62" style:font-style-asian="italic" style:font-style-complex="italic"/>
    </style:style>
    <style:style style:name="T111" style:family="text">
      <style:text-properties fo:font-style="italic" officeooo:rsid="22731f9f" style:font-style-asian="italic" style:font-style-complex="italic"/>
    </style:style>
    <style:style style:name="T112" style:family="text">
      <style:text-properties fo:font-style="italic" officeooo:rsid="227c1b98" style:font-style-asian="italic" style:font-style-complex="italic"/>
    </style:style>
    <style:style style:name="T113" style:family="text">
      <style:text-properties fo:font-style="italic" officeooo:rsid="227cba37" style:font-style-asian="italic" style:font-style-complex="italic"/>
    </style:style>
    <style:style style:name="T114" style:family="text">
      <style:text-properties fo:font-style="italic" officeooo:rsid="22860727" style:font-style-asian="italic" style:font-style-complex="italic"/>
    </style:style>
    <style:style style:name="T115" style:family="text">
      <style:text-properties fo:font-style="italic" officeooo:rsid="229c8ed6" style:font-style-asian="italic" style:font-style-complex="italic"/>
    </style:style>
    <style:style style:name="T116" style:family="text">
      <style:text-properties fo:font-style="italic" officeooo:rsid="229e0ede" style:font-style-asian="italic" style:font-style-complex="italic"/>
    </style:style>
    <style:style style:name="T117" style:family="text">
      <style:text-properties fo:font-style="italic" officeooo:rsid="23118c4a" style:font-style-asian="italic" style:font-style-complex="italic"/>
    </style:style>
    <style:style style:name="T118" style:family="text">
      <style:text-properties fo:font-style="italic" officeooo:rsid="231ce240" style:font-style-asian="italic" style:font-style-complex="italic"/>
    </style:style>
    <style:style style:name="T119" style:family="text">
      <style:text-properties fo:font-style="italic" officeooo:rsid="23880f10" style:font-style-asian="italic" style:font-style-complex="italic"/>
    </style:style>
    <style:style style:name="T120" style:family="text">
      <style:text-properties fo:font-style="italic" officeooo:rsid="238c802e" style:font-style-asian="italic" style:font-style-complex="italic"/>
    </style:style>
    <style:style style:name="T121" style:family="text">
      <style:text-properties fo:font-style="italic" officeooo:rsid="238d82ce" style:font-style-asian="italic" style:font-style-complex="italic"/>
    </style:style>
    <style:style style:name="T122" style:family="text">
      <style:text-properties fo:font-style="italic" officeooo:rsid="239bc978" style:font-style-asian="italic" style:font-style-complex="italic"/>
    </style:style>
    <style:style style:name="T123" style:family="text">
      <style:text-properties fo:font-style="italic" officeooo:rsid="23bcd644" style:font-style-asian="italic" style:font-style-complex="italic"/>
    </style:style>
    <style:style style:name="T124" style:family="text">
      <style:text-properties fo:font-style="italic" officeooo:rsid="23c5e292" style:font-style-asian="italic" style:font-style-complex="italic"/>
    </style:style>
    <style:style style:name="T125" style:family="text">
      <style:text-properties fo:font-style="italic" officeooo:rsid="248a29fa" style:font-style-asian="italic" style:font-style-complex="italic"/>
    </style:style>
    <style:style style:name="T126" style:family="text">
      <style:text-properties fo:font-style="italic" officeooo:rsid="24960043" style:font-style-asian="italic" style:font-style-complex="italic"/>
    </style:style>
    <style:style style:name="T127" style:family="text">
      <style:text-properties fo:font-style="italic" officeooo:rsid="2498c4d0" style:font-style-asian="italic" style:font-style-complex="italic"/>
    </style:style>
    <style:style style:name="T128" style:family="text">
      <style:text-properties fo:font-style="italic" officeooo:rsid="249f319e" style:font-style-asian="italic" style:font-style-complex="italic"/>
    </style:style>
    <style:style style:name="T129" style:family="text">
      <style:text-properties officeooo:rsid="19507971"/>
    </style:style>
    <style:style style:name="T130" style:family="text">
      <style:text-properties officeooo:rsid="1952d0e5"/>
    </style:style>
    <style:style style:name="T131" style:family="text">
      <style:text-properties officeooo:rsid="19549fc9"/>
    </style:style>
    <style:style style:name="T132" style:family="text">
      <style:text-properties officeooo:rsid="1954e59f"/>
    </style:style>
    <style:style style:name="T133" style:family="text">
      <style:text-properties officeooo:rsid="19633827"/>
    </style:style>
    <style:style style:name="T134" style:family="text">
      <style:text-properties officeooo:rsid="196c8328"/>
    </style:style>
    <style:style style:name="T135" style:family="text">
      <style:text-properties officeooo:rsid="197d604a"/>
    </style:style>
    <style:style style:name="T136" style:family="text">
      <style:text-properties officeooo:rsid="19803b00"/>
    </style:style>
    <style:style style:name="T137" style:family="text">
      <style:text-properties officeooo:rsid="198141d8"/>
    </style:style>
    <style:style style:name="T138" style:family="text">
      <style:text-properties officeooo:rsid="1983db95"/>
    </style:style>
    <style:style style:name="T139" style:family="text">
      <style:text-properties officeooo:rsid="19856a7b"/>
    </style:style>
    <style:style style:name="T140" style:family="text">
      <style:text-properties officeooo:rsid="1987564a"/>
    </style:style>
    <style:style style:name="T141" style:family="text">
      <style:text-properties officeooo:rsid="198a524a"/>
    </style:style>
    <style:style style:name="T142" style:family="text">
      <style:text-properties officeooo:rsid="198bbc62"/>
    </style:style>
    <style:style style:name="T143" style:family="text">
      <style:text-properties officeooo:rsid="198d0a1d"/>
    </style:style>
    <style:style style:name="T144" style:family="text">
      <style:text-properties officeooo:rsid="198d8663"/>
    </style:style>
    <style:style style:name="T145" style:family="text">
      <style:text-properties officeooo:rsid="198fd146"/>
    </style:style>
    <style:style style:name="T146" style:family="text">
      <style:text-properties officeooo:rsid="19948690"/>
    </style:style>
    <style:style style:name="T147" style:family="text">
      <style:text-properties officeooo:rsid="19963606"/>
    </style:style>
    <style:style style:name="T148" style:family="text">
      <style:text-properties officeooo:rsid="1997cdca"/>
    </style:style>
    <style:style style:name="T149" style:family="text">
      <style:text-properties officeooo:rsid="1998250e"/>
    </style:style>
    <style:style style:name="T150" style:family="text">
      <style:text-properties officeooo:rsid="1999e832"/>
    </style:style>
    <style:style style:name="T151" style:family="text">
      <style:text-properties officeooo:rsid="199e7504"/>
    </style:style>
    <style:style style:name="T152" style:family="text">
      <style:text-properties officeooo:rsid="199ffab2"/>
    </style:style>
    <style:style style:name="T153" style:family="text">
      <style:text-properties officeooo:rsid="19a28d2f"/>
    </style:style>
    <style:style style:name="T154" style:family="text">
      <style:text-properties officeooo:rsid="19b16bb0"/>
    </style:style>
    <style:style style:name="T155" style:family="text">
      <style:text-properties officeooo:rsid="19bc92f4"/>
    </style:style>
    <style:style style:name="T156" style:family="text">
      <style:text-properties officeooo:rsid="19b9edff"/>
    </style:style>
    <style:style style:name="T157" style:family="text">
      <style:text-properties officeooo:rsid="19c5551f"/>
    </style:style>
    <style:style style:name="T158" style:family="text">
      <style:text-properties officeooo:rsid="19cd6837"/>
    </style:style>
    <style:style style:name="T159" style:family="text">
      <style:text-properties officeooo:rsid="19d04042"/>
    </style:style>
    <style:style style:name="T160" style:family="text">
      <style:text-properties officeooo:rsid="19d3c50c"/>
    </style:style>
    <style:style style:name="T161" style:family="text">
      <style:text-properties officeooo:rsid="19dd7feb"/>
    </style:style>
    <style:style style:name="T162" style:family="text">
      <style:text-properties officeooo:rsid="19e09aed"/>
    </style:style>
    <style:style style:name="T163" style:family="text">
      <style:text-properties officeooo:rsid="19e1cfcd"/>
    </style:style>
    <style:style style:name="T164" style:family="text">
      <style:text-properties officeooo:rsid="19e44d27"/>
    </style:style>
    <style:style style:name="T165" style:family="text">
      <style:text-properties officeooo:rsid="19e4e40c"/>
    </style:style>
    <style:style style:name="T166" style:family="text">
      <style:text-properties officeooo:rsid="19e8c761"/>
    </style:style>
    <style:style style:name="T167" style:family="text">
      <style:text-properties officeooo:rsid="19eaa6cd"/>
    </style:style>
    <style:style style:name="T168" style:family="text">
      <style:text-properties officeooo:rsid="19ec800f"/>
    </style:style>
    <style:style style:name="T169" style:family="text">
      <style:text-properties officeooo:rsid="19ee8d5a"/>
    </style:style>
    <style:style style:name="T170" style:family="text">
      <style:text-properties officeooo:rsid="19f2dce5"/>
    </style:style>
    <style:style style:name="T171" style:family="text">
      <style:text-properties officeooo:rsid="19f7b0c1"/>
    </style:style>
    <style:style style:name="T172" style:family="text">
      <style:text-properties officeooo:rsid="19f80ba0"/>
    </style:style>
    <style:style style:name="T173" style:family="text">
      <style:text-properties officeooo:rsid="1a013591"/>
    </style:style>
    <style:style style:name="T174" style:family="text">
      <style:text-properties officeooo:rsid="1a0387b0"/>
    </style:style>
    <style:style style:name="T175" style:family="text">
      <style:text-properties officeooo:rsid="1a1996e6"/>
    </style:style>
    <style:style style:name="T176" style:family="text">
      <style:text-properties officeooo:rsid="1a309250"/>
    </style:style>
    <style:style style:name="T177" style:family="text">
      <style:text-properties officeooo:rsid="1a33f416"/>
    </style:style>
    <style:style style:name="T178" style:family="text">
      <style:text-properties officeooo:rsid="1a3663f5"/>
    </style:style>
    <style:style style:name="T179" style:family="text">
      <style:text-properties officeooo:rsid="1a36849e"/>
    </style:style>
    <style:style style:name="T180" style:family="text">
      <style:text-properties officeooo:rsid="1a3e7439"/>
    </style:style>
    <style:style style:name="T181" style:family="text">
      <style:text-properties officeooo:rsid="1a3fd81a"/>
    </style:style>
    <style:style style:name="T182" style:family="text">
      <style:text-properties officeooo:rsid="1a421006"/>
    </style:style>
    <style:style style:name="T183" style:family="text">
      <style:text-properties officeooo:rsid="1a471f78"/>
    </style:style>
    <style:style style:name="T184" style:family="text">
      <style:text-properties officeooo:rsid="1a4c8d6d"/>
    </style:style>
    <style:style style:name="T185" style:family="text">
      <style:text-properties officeooo:rsid="1a57d3a5"/>
    </style:style>
    <style:style style:name="T186" style:family="text">
      <style:text-properties officeooo:rsid="1a5a81f8"/>
    </style:style>
    <style:style style:name="T187" style:family="text">
      <style:text-properties officeooo:rsid="1a670a48"/>
    </style:style>
    <style:style style:name="T188" style:family="text">
      <style:text-properties officeooo:rsid="1a6c9744"/>
    </style:style>
    <style:style style:name="T189" style:family="text">
      <style:text-properties officeooo:rsid="1a6d6eac"/>
    </style:style>
    <style:style style:name="T190" style:family="text">
      <style:text-properties officeooo:rsid="1a6f1f4c"/>
    </style:style>
    <style:style style:name="T191" style:family="text">
      <style:text-properties officeooo:rsid="1a7820f3"/>
    </style:style>
    <style:style style:name="T192" style:family="text">
      <style:text-properties officeooo:rsid="1a782a35"/>
    </style:style>
    <style:style style:name="T193" style:family="text">
      <style:text-properties officeooo:rsid="1a7b3718"/>
    </style:style>
    <style:style style:name="T194" style:family="text">
      <style:text-properties officeooo:rsid="1a7dc0ee"/>
    </style:style>
    <style:style style:name="T195" style:family="text">
      <style:text-properties officeooo:rsid="1a805cf5"/>
    </style:style>
    <style:style style:name="T196" style:family="text">
      <style:text-properties officeooo:rsid="1a81acda"/>
    </style:style>
    <style:style style:name="T197" style:family="text">
      <style:text-properties officeooo:rsid="1a838438"/>
    </style:style>
    <style:style style:name="T198" style:family="text">
      <style:text-properties officeooo:rsid="1a8417f9"/>
    </style:style>
    <style:style style:name="T199" style:family="text">
      <style:text-properties officeooo:rsid="1a86d5e3"/>
    </style:style>
    <style:style style:name="T200" style:family="text">
      <style:text-properties officeooo:rsid="1a889dcf"/>
    </style:style>
    <style:style style:name="T201" style:family="text">
      <style:text-properties officeooo:rsid="1a8b51b5"/>
    </style:style>
    <style:style style:name="T202" style:family="text">
      <style:text-properties officeooo:rsid="1a90d516"/>
    </style:style>
    <style:style style:name="T203" style:family="text">
      <style:text-properties officeooo:rsid="1a9277ce"/>
    </style:style>
    <style:style style:name="T204" style:family="text">
      <style:text-properties officeooo:rsid="1a935b18"/>
    </style:style>
    <style:style style:name="T205" style:family="text">
      <style:text-properties officeooo:rsid="1a9f7741"/>
    </style:style>
    <style:style style:name="T206" style:family="text">
      <style:text-properties officeooo:rsid="1aa3e978"/>
    </style:style>
    <style:style style:name="T207" style:family="text">
      <style:text-properties officeooo:rsid="1aaa2e38"/>
    </style:style>
    <style:style style:name="T208" style:family="text">
      <style:text-properties officeooo:rsid="1aab58bc"/>
    </style:style>
    <style:style style:name="T209" style:family="text">
      <style:text-properties officeooo:rsid="1aadba32"/>
    </style:style>
    <style:style style:name="T210" style:family="text">
      <style:text-properties officeooo:rsid="1ab70584"/>
    </style:style>
    <style:style style:name="T211" style:family="text">
      <style:text-properties officeooo:rsid="1ab7dd5f"/>
    </style:style>
    <style:style style:name="T212" style:family="text">
      <style:text-properties officeooo:rsid="1ac0271a"/>
    </style:style>
    <style:style style:name="T213" style:family="text">
      <style:text-properties officeooo:rsid="1ac6a1dc"/>
    </style:style>
    <style:style style:name="T214" style:family="text">
      <style:text-properties officeooo:rsid="1ada0c7a"/>
    </style:style>
    <style:style style:name="T215" style:family="text">
      <style:text-properties officeooo:rsid="1ae0965f"/>
    </style:style>
    <style:style style:name="T216" style:family="text">
      <style:text-properties officeooo:rsid="1ae514c6"/>
    </style:style>
    <style:style style:name="T217" style:family="text">
      <style:text-properties style:font-name="Liberation Serif1" officeooo:rsid="1ae514c6"/>
    </style:style>
    <style:style style:name="T218" style:family="text">
      <style:text-properties style:font-name="Liberation Serif1" officeooo:rsid="1af26c10"/>
    </style:style>
    <style:style style:name="T219" style:family="text">
      <style:text-properties style:font-name="Liberation Serif1" officeooo:rsid="1af3ce7e"/>
    </style:style>
    <style:style style:name="T220" style:family="text">
      <style:text-properties style:font-name="Liberation Serif1" officeooo:rsid="1af4bcc0"/>
    </style:style>
    <style:style style:name="T221" style:family="text">
      <style:text-properties style:font-name="Liberation Serif1" officeooo:rsid="1af57252"/>
    </style:style>
    <style:style style:name="T222" style:family="text">
      <style:text-properties style:font-name="Liberation Serif1" officeooo:rsid="1af68fb2"/>
    </style:style>
    <style:style style:name="T223" style:family="text">
      <style:text-properties style:font-name="Liberation Serif1" officeooo:rsid="1af713b4"/>
    </style:style>
    <style:style style:name="T224" style:family="text">
      <style:text-properties style:font-name="Liberation Serif1" officeooo:rsid="1af71da3"/>
    </style:style>
    <style:style style:name="T225" style:family="text">
      <style:text-properties style:font-name="Liberation Serif1" officeooo:rsid="1af8204a"/>
    </style:style>
    <style:style style:name="T226" style:family="text">
      <style:text-properties style:font-name="Liberation Serif1" officeooo:rsid="0019f43d"/>
    </style:style>
    <style:style style:name="T227" style:family="text">
      <style:text-properties style:font-name="Liberation Serif1" officeooo:rsid="1af960c5"/>
    </style:style>
    <style:style style:name="T228" style:family="text">
      <style:text-properties style:font-name="Liberation Serif1" officeooo:rsid="1afb4cff"/>
    </style:style>
    <style:style style:name="T229" style:family="text">
      <style:text-properties style:font-name="Liberation Serif1" officeooo:rsid="1afca0dc"/>
    </style:style>
    <style:style style:name="T230" style:family="text">
      <style:text-properties style:font-name="Liberation Serif1" officeooo:rsid="1afd1b86"/>
    </style:style>
    <style:style style:name="T231" style:family="text">
      <style:text-properties style:font-name="Liberation Serif1" officeooo:rsid="1afebe94"/>
    </style:style>
    <style:style style:name="T232" style:family="text">
      <style:text-properties style:font-name="Liberation Serif1" officeooo:rsid="1afedb79"/>
    </style:style>
    <style:style style:name="T233" style:family="text">
      <style:text-properties style:font-name="Liberation Serif1" officeooo:rsid="1aff1463"/>
    </style:style>
    <style:style style:name="T234" style:family="text">
      <style:text-properties style:font-name="Liberation Serif1" officeooo:rsid="1b0106b9"/>
    </style:style>
    <style:style style:name="T235" style:family="text">
      <style:text-properties style:font-name="Liberation Serif1" officeooo:rsid="1b016e00"/>
    </style:style>
    <style:style style:name="T236" style:family="text">
      <style:text-properties style:font-name="Liberation Serif1" officeooo:rsid="1b017059"/>
    </style:style>
    <style:style style:name="T237" style:family="text">
      <style:text-properties style:font-name="Liberation Serif1" officeooo:rsid="1b01e36e"/>
    </style:style>
    <style:style style:name="T238" style:family="text">
      <style:text-properties style:font-name="Liberation Serif1" fo:font-style="italic" officeooo:rsid="1b01e36e" style:font-style-asian="italic" style:font-style-complex="italic"/>
    </style:style>
    <style:style style:name="T239" style:family="text">
      <style:text-properties style:font-name="Liberation Serif1" officeooo:rsid="1b029c24"/>
    </style:style>
    <style:style style:name="T240" style:family="text">
      <style:text-properties style:font-name="Liberation Serif1" officeooo:rsid="1b04098f"/>
    </style:style>
    <style:style style:name="T241" style:family="text">
      <style:text-properties style:font-name="Liberation Serif1" officeooo:rsid="1b0451b9"/>
    </style:style>
    <style:style style:name="T242" style:family="text">
      <style:text-properties style:font-name="Liberation Serif1" officeooo:rsid="1b050bd2"/>
    </style:style>
    <style:style style:name="T243" style:family="text">
      <style:text-properties style:font-name="Liberation Serif1" officeooo:rsid="1b058670"/>
    </style:style>
    <style:style style:name="T244" style:family="text">
      <style:text-properties style:font-name="Liberation Serif1" officeooo:rsid="1b078348"/>
    </style:style>
    <style:style style:name="T245" style:family="text">
      <style:text-properties style:font-name="Liberation Serif1" officeooo:rsid="1bcb4d71"/>
    </style:style>
    <style:style style:name="T246" style:family="text">
      <style:text-properties style:font-name="Liberation Serif1" officeooo:rsid="1bedc647"/>
    </style:style>
    <style:style style:name="T247" style:family="text">
      <style:text-properties style:font-name="Liberation Serif1" officeooo:rsid="1327ae62"/>
    </style:style>
    <style:style style:name="T248" style:family="text">
      <style:text-properties style:font-name="Liberation Serif1" officeooo:rsid="223c6f8b"/>
    </style:style>
    <style:style style:name="T249" style:family="text">
      <style:text-properties style:font-name="Liberation Serif1" officeooo:rsid="22cc9fc7"/>
    </style:style>
    <style:style style:name="T250" style:family="text">
      <style:text-properties style:font-name="Liberation Serif1" officeooo:rsid="23763202"/>
    </style:style>
    <style:style style:name="T251" style:family="text">
      <style:text-properties officeooo:rsid="1b0a7cfa"/>
    </style:style>
    <style:style style:name="T252" style:family="text">
      <style:text-properties officeooo:rsid="1b15e919"/>
    </style:style>
    <style:style style:name="T253" style:family="text">
      <style:text-properties officeooo:rsid="1b1857c8"/>
    </style:style>
    <style:style style:name="T254" style:family="text">
      <style:text-properties officeooo:rsid="1b194574"/>
    </style:style>
    <style:style style:name="T255" style:family="text">
      <style:text-properties officeooo:rsid="1b1a84b3"/>
    </style:style>
    <style:style style:name="T256" style:family="text">
      <style:text-properties officeooo:rsid="1b1b1d8e"/>
    </style:style>
    <style:style style:name="T257" style:family="text">
      <style:text-properties officeooo:rsid="1b1d0a81"/>
    </style:style>
    <style:style style:name="T258" style:family="text">
      <style:text-properties officeooo:rsid="1b1f4ae8"/>
    </style:style>
    <style:style style:name="T259" style:family="text">
      <style:text-properties officeooo:rsid="1b2cf594"/>
    </style:style>
    <style:style style:name="T260" style:family="text">
      <style:text-properties officeooo:rsid="1b405eee"/>
    </style:style>
    <style:style style:name="T261" style:family="text">
      <style:text-properties officeooo:rsid="1b41c807"/>
    </style:style>
    <style:style style:name="T262" style:family="text">
      <style:text-properties officeooo:rsid="1b422fc7"/>
    </style:style>
    <style:style style:name="T263" style:family="text">
      <style:text-properties officeooo:rsid="1b4ab57e"/>
    </style:style>
    <style:style style:name="T264" style:family="text">
      <style:text-properties officeooo:rsid="1b4e1ffc"/>
    </style:style>
    <style:style style:name="T265" style:family="text">
      <style:text-properties officeooo:rsid="1b4f9bd2"/>
    </style:style>
    <style:style style:name="T266" style:family="text">
      <style:text-properties officeooo:rsid="1b5718b0"/>
    </style:style>
    <style:style style:name="T267" style:family="text">
      <style:text-properties officeooo:rsid="1b62c8f2"/>
    </style:style>
    <style:style style:name="T268" style:family="text">
      <style:text-properties officeooo:rsid="1b6d4c9d"/>
    </style:style>
    <style:style style:name="T269" style:family="text">
      <style:text-properties officeooo:rsid="1b6f3e35"/>
    </style:style>
    <style:style style:name="T270" style:family="text">
      <style:text-properties officeooo:rsid="1b899d3c"/>
    </style:style>
    <style:style style:name="T271" style:family="text">
      <style:text-properties officeooo:rsid="1b9d8372"/>
    </style:style>
    <style:style style:name="T272" style:family="text">
      <style:text-properties officeooo:rsid="1bae44ba"/>
    </style:style>
    <style:style style:name="T273" style:family="text">
      <style:text-properties officeooo:rsid="1bc7be14"/>
    </style:style>
    <style:style style:name="T274" style:family="text">
      <style:text-properties officeooo:rsid="1bc8b3b5"/>
    </style:style>
    <style:style style:name="T275" style:family="text">
      <style:text-properties officeooo:rsid="1bc9e6d8"/>
    </style:style>
    <style:style style:name="T276" style:family="text">
      <style:text-properties officeooo:rsid="1bcb4d71"/>
    </style:style>
    <style:style style:name="T277" style:family="text">
      <style:text-properties style:font-name="Liberation Serif"/>
    </style:style>
    <style:style style:name="T278" style:family="text">
      <style:text-properties style:font-name="Liberation Serif" officeooo:rsid="1bedc647"/>
    </style:style>
    <style:style style:name="T279" style:family="text">
      <style:text-properties style:font-name="Liberation Serif" officeooo:rsid="223c6f8b"/>
    </style:style>
    <style:style style:name="T280" style:family="text">
      <style:text-properties style:font-name="Liberation Serif" officeooo:rsid="223cab30"/>
    </style:style>
    <style:style style:name="T281" style:family="text">
      <style:text-properties style:font-name="Liberation Serif" officeooo:rsid="223e74e7"/>
    </style:style>
    <style:style style:name="T282" style:family="text">
      <style:text-properties style:font-name="Liberation Serif" officeooo:rsid="223fe34e"/>
    </style:style>
    <style:style style:name="T283" style:family="text">
      <style:text-properties style:font-name="Liberation Serif" officeooo:rsid="224193a8"/>
    </style:style>
    <style:style style:name="T284" style:family="text">
      <style:text-properties style:font-name="Liberation Serif" officeooo:rsid="22425484"/>
    </style:style>
    <style:style style:name="T285" style:family="text">
      <style:text-properties style:font-name="Liberation Serif" officeooo:rsid="22426ad6"/>
    </style:style>
    <style:style style:name="T286" style:family="text">
      <style:text-properties style:font-name="Liberation Serif" officeooo:rsid="0019f43d"/>
    </style:style>
    <style:style style:name="T287" style:family="text">
      <style:text-properties style:font-name="Liberation Serif" officeooo:rsid="224444a0"/>
    </style:style>
    <style:style style:name="T288" style:family="text">
      <style:text-properties style:font-name="Liberation Serif" officeooo:rsid="2245dd48"/>
    </style:style>
    <style:style style:name="T289" style:family="text">
      <style:text-properties style:font-name="Liberation Serif" officeooo:rsid="2246c500"/>
    </style:style>
    <style:style style:name="T290" style:family="text">
      <style:text-properties style:font-name="Liberation Serif" officeooo:rsid="22479687"/>
    </style:style>
    <style:style style:name="T291" style:family="text">
      <style:text-properties style:font-name="Liberation Serif" officeooo:rsid="22485ad4"/>
    </style:style>
    <style:style style:name="T292" style:family="text">
      <style:text-properties style:font-name="Liberation Serif" officeooo:rsid="2249098e"/>
    </style:style>
    <style:style style:name="T293" style:family="text">
      <style:text-properties style:font-name="Liberation Serif" officeooo:rsid="224a3f61"/>
    </style:style>
    <style:style style:name="T294" style:family="text">
      <style:text-properties style:font-name="Liberation Serif" fo:font-style="italic" officeooo:rsid="224a3f61" style:font-style-asian="italic" style:font-style-complex="italic"/>
    </style:style>
    <style:style style:name="T295" style:family="text">
      <style:text-properties style:font-name="Liberation Serif" fo:font-style="italic" officeooo:rsid="22d02c95" style:font-style-asian="italic" style:font-style-complex="italic"/>
    </style:style>
    <style:style style:name="T296" style:family="text">
      <style:text-properties style:font-name="Liberation Serif" officeooo:rsid="224be56c"/>
    </style:style>
    <style:style style:name="T297" style:family="text">
      <style:text-properties style:font-name="Liberation Serif" officeooo:rsid="224c2ea4"/>
    </style:style>
    <style:style style:name="T298" style:family="text">
      <style:text-properties style:font-name="Liberation Serif" officeooo:rsid="224d6b07"/>
    </style:style>
    <style:style style:name="T299" style:family="text">
      <style:text-properties style:font-name="Liberation Serif" officeooo:rsid="224eec6d"/>
    </style:style>
    <style:style style:name="T300" style:family="text">
      <style:text-properties style:font-name="Liberation Serif" officeooo:rsid="22509206"/>
    </style:style>
    <style:style style:name="T301" style:family="text">
      <style:text-properties style:font-name="Liberation Serif" officeooo:rsid="225238e6"/>
    </style:style>
    <style:style style:name="T302" style:family="text">
      <style:text-properties style:font-name="Liberation Serif" officeooo:rsid="22533363"/>
    </style:style>
    <style:style style:name="T303" style:family="text">
      <style:text-properties style:font-name="Liberation Serif" officeooo:rsid="22542405"/>
    </style:style>
    <style:style style:name="T304" style:family="text">
      <style:text-properties style:font-name="Liberation Serif" officeooo:rsid="22548e64"/>
    </style:style>
    <style:style style:name="T305" style:family="text">
      <style:text-properties style:font-name="Liberation Serif" officeooo:rsid="2254f7e6"/>
    </style:style>
    <style:style style:name="T306" style:family="text">
      <style:text-properties style:font-name="Liberation Serif" officeooo:rsid="22566b9c"/>
    </style:style>
    <style:style style:name="T307" style:family="text">
      <style:text-properties style:font-name="Liberation Serif" officeooo:rsid="22584a9b"/>
    </style:style>
    <style:style style:name="T308" style:family="text">
      <style:text-properties style:font-name="Liberation Serif" officeooo:rsid="22587e34"/>
    </style:style>
    <style:style style:name="T309" style:family="text">
      <style:text-properties style:font-name="Liberation Serif" officeooo:rsid="225a6bb4"/>
    </style:style>
    <style:style style:name="T310" style:family="text">
      <style:text-properties style:font-name="Liberation Serif" officeooo:rsid="225b4c38"/>
    </style:style>
    <style:style style:name="T311" style:family="text">
      <style:text-properties style:font-name="Liberation Serif" officeooo:rsid="225b874a"/>
    </style:style>
    <style:style style:name="T312" style:family="text">
      <style:text-properties style:font-name="Liberation Serif" officeooo:rsid="225c1b7f"/>
    </style:style>
    <style:style style:name="T313" style:family="text">
      <style:text-properties style:font-name="Liberation Serif" officeooo:rsid="225c2683"/>
    </style:style>
    <style:style style:name="T314" style:family="text">
      <style:text-properties style:font-name="Liberation Serif" officeooo:rsid="225cb1cd"/>
    </style:style>
    <style:style style:name="T315" style:family="text">
      <style:text-properties style:font-name="Liberation Serif" officeooo:rsid="225d62dd"/>
    </style:style>
    <style:style style:name="T316" style:family="text">
      <style:text-properties style:font-name="Liberation Serif" officeooo:rsid="225de0ca"/>
    </style:style>
    <style:style style:name="T317" style:family="text">
      <style:text-properties style:font-name="Liberation Serif" officeooo:rsid="225e0f18"/>
    </style:style>
    <style:style style:name="T318" style:family="text">
      <style:text-properties style:font-name="Liberation Serif" officeooo:rsid="225fa249"/>
    </style:style>
    <style:style style:name="T319" style:family="text">
      <style:text-properties style:font-name="Liberation Serif" officeooo:rsid="2260bd7e"/>
    </style:style>
    <style:style style:name="T320" style:family="text">
      <style:text-properties style:font-name="Liberation Serif" officeooo:rsid="226172ba"/>
    </style:style>
    <style:style style:name="T321" style:family="text">
      <style:text-properties style:font-name="Liberation Serif" officeooo:rsid="2261786e"/>
    </style:style>
    <style:style style:name="T322" style:family="text">
      <style:text-properties style:font-name="Liberation Serif" officeooo:rsid="22619ca1"/>
    </style:style>
    <style:style style:name="T323" style:family="text">
      <style:text-properties style:font-name="Liberation Serif" officeooo:rsid="2261a50c"/>
    </style:style>
    <style:style style:name="T324" style:family="text">
      <style:text-properties style:font-name="Liberation Serif" officeooo:rsid="2262c377"/>
    </style:style>
    <style:style style:name="T325" style:family="text">
      <style:text-properties style:font-name="Liberation Serif" officeooo:rsid="22638509"/>
    </style:style>
    <style:style style:name="T326" style:family="text">
      <style:text-properties style:font-name="Liberation Serif" officeooo:rsid="2264a4ed"/>
    </style:style>
    <style:style style:name="T327" style:family="text">
      <style:text-properties style:font-name="Liberation Serif" officeooo:rsid="2265b234"/>
    </style:style>
    <style:style style:name="T328" style:family="text">
      <style:text-properties style:font-name="Liberation Serif" officeooo:rsid="22677566"/>
    </style:style>
    <style:style style:name="T329" style:family="text">
      <style:text-properties style:font-name="Liberation Serif" officeooo:rsid="226846f5"/>
    </style:style>
    <style:style style:name="T330" style:family="text">
      <style:text-properties style:font-name="Liberation Serif" officeooo:rsid="226a1a68"/>
    </style:style>
    <style:style style:name="T331" style:family="text">
      <style:text-properties style:font-name="Liberation Serif" officeooo:rsid="226b16cc"/>
    </style:style>
    <style:style style:name="T332" style:family="text">
      <style:text-properties style:font-name="Liberation Serif" officeooo:rsid="22cc9fc7"/>
    </style:style>
    <style:style style:name="T333" style:family="text">
      <style:text-properties style:font-name="Liberation Serif" officeooo:rsid="22ce1f19"/>
    </style:style>
    <style:style style:name="T334" style:family="text">
      <style:text-properties style:font-name="Liberation Serif" officeooo:rsid="22ce3541"/>
    </style:style>
    <style:style style:name="T335" style:family="text">
      <style:text-properties style:font-name="Liberation Serif" officeooo:rsid="22d02c95"/>
    </style:style>
    <style:style style:name="T336" style:family="text">
      <style:text-properties style:font-name="Liberation Serif" officeooo:rsid="22d1713b"/>
    </style:style>
    <style:style style:name="T337" style:family="text">
      <style:text-properties style:font-name="Liberation Serif" officeooo:rsid="22d1c3b1"/>
    </style:style>
    <style:style style:name="T338" style:family="text">
      <style:text-properties style:font-name="Liberation Serif" officeooo:rsid="22d1da91"/>
    </style:style>
    <style:style style:name="T339" style:family="text">
      <style:text-properties style:font-name="Liberation Serif" officeooo:rsid="22d33444"/>
    </style:style>
    <style:style style:name="T340" style:family="text">
      <style:text-properties style:font-name="Liberation Serif" officeooo:rsid="22d3c160"/>
    </style:style>
    <style:style style:name="T341" style:family="text">
      <style:text-properties style:font-name="Liberation Serif" officeooo:rsid="22d3c168"/>
    </style:style>
    <style:style style:name="T342" style:family="text">
      <style:text-properties style:font-name="Liberation Serif" officeooo:rsid="22d5a952"/>
    </style:style>
    <style:style style:name="T343" style:family="text">
      <style:text-properties style:font-name="Liberation Serif" officeooo:rsid="22d623e5"/>
    </style:style>
    <style:style style:name="T344" style:family="text">
      <style:text-properties style:font-name="Liberation Serif" officeooo:rsid="22d63c06"/>
    </style:style>
    <style:style style:name="T345" style:family="text">
      <style:text-properties style:font-name="Liberation Serif" officeooo:rsid="22d7d189"/>
    </style:style>
    <style:style style:name="T346" style:family="text">
      <style:text-properties style:font-name="Liberation Serif" officeooo:rsid="22d8d136"/>
    </style:style>
    <style:style style:name="T347" style:family="text">
      <style:text-properties style:font-name="Liberation Serif" officeooo:rsid="22dac5bc"/>
    </style:style>
    <style:style style:name="T348" style:family="text">
      <style:text-properties style:font-name="Liberation Serif" officeooo:rsid="23763202"/>
    </style:style>
    <style:style style:name="T349" style:family="text">
      <style:text-properties style:font-name="Liberation Serif" officeooo:rsid="2377b659"/>
    </style:style>
    <style:style style:name="T350" style:family="text">
      <style:text-properties style:font-name="Liberation Serif" officeooo:rsid="23796755"/>
    </style:style>
    <style:style style:name="T351" style:family="text">
      <style:text-properties style:font-name="Liberation Serif" officeooo:rsid="237a681e"/>
    </style:style>
    <style:style style:name="T352" style:family="text">
      <style:text-properties style:font-name="Liberation Serif" officeooo:rsid="237bf9e4"/>
    </style:style>
    <style:style style:name="T353" style:family="text">
      <style:text-properties style:font-name="Liberation Serif" officeooo:rsid="237ce171"/>
    </style:style>
    <style:style style:name="T354" style:family="text">
      <style:text-properties style:font-name="Liberation Serif" officeooo:rsid="237de48a"/>
    </style:style>
    <style:style style:name="T355" style:family="text">
      <style:text-properties style:font-name="Liberation Serif" officeooo:rsid="237fc1eb"/>
    </style:style>
    <style:style style:name="T356" style:family="text">
      <style:text-properties style:font-name="Liberation Serif" officeooo:rsid="24d68e08"/>
    </style:style>
    <style:style style:name="T357" style:family="text">
      <style:text-properties style:font-name="Liberation Serif" officeooo:rsid="24d82307"/>
    </style:style>
    <style:style style:name="T358" style:family="text">
      <style:text-properties style:font-name="Liberation Serif" officeooo:rsid="24d84396"/>
    </style:style>
    <style:style style:name="T359" style:family="text">
      <style:text-properties officeooo:rsid="1bf15d09"/>
    </style:style>
    <style:style style:name="T360" style:family="text">
      <style:text-properties officeooo:rsid="1c0b9e34"/>
    </style:style>
    <style:style style:name="T361" style:family="text">
      <style:text-properties officeooo:rsid="1c0cf8de"/>
    </style:style>
    <style:style style:name="T362" style:family="text">
      <style:text-properties officeooo:rsid="1c0ebf56"/>
    </style:style>
    <style:style style:name="T363" style:family="text">
      <style:text-properties officeooo:rsid="1c110e5e"/>
    </style:style>
    <style:style style:name="T364" style:family="text">
      <style:text-properties officeooo:rsid="1c124397"/>
    </style:style>
    <style:style style:name="T365" style:family="text">
      <style:text-properties officeooo:rsid="1c231b17"/>
    </style:style>
    <style:style style:name="T366" style:family="text">
      <style:text-properties officeooo:rsid="1c264d00"/>
    </style:style>
    <style:style style:name="T367" style:family="text">
      <style:text-properties officeooo:rsid="1c27e50b"/>
    </style:style>
    <style:style style:name="T368" style:family="text">
      <style:text-properties officeooo:rsid="1c30a7ff"/>
    </style:style>
    <style:style style:name="T369" style:family="text">
      <style:text-properties officeooo:rsid="1c3935f8"/>
    </style:style>
    <style:style style:name="T370" style:family="text">
      <style:text-properties officeooo:rsid="1c45cf17"/>
    </style:style>
    <style:style style:name="T371" style:family="text">
      <style:text-properties officeooo:rsid="1c4c99ed"/>
    </style:style>
    <style:style style:name="T372" style:family="text">
      <style:text-properties officeooo:rsid="1c5c8a9d"/>
    </style:style>
    <style:style style:name="T373" style:family="text">
      <style:text-properties officeooo:rsid="1c923415"/>
    </style:style>
    <style:style style:name="T374" style:family="text">
      <style:text-properties officeooo:rsid="1ca0e2bb"/>
    </style:style>
    <style:style style:name="T375" style:family="text">
      <style:text-properties officeooo:rsid="1ca19145"/>
    </style:style>
    <style:style style:name="T376" style:family="text">
      <style:text-properties officeooo:rsid="1ca34020"/>
    </style:style>
    <style:style style:name="T377" style:family="text">
      <style:text-properties officeooo:rsid="1cb81c32"/>
    </style:style>
    <style:style style:name="T378" style:family="text">
      <style:text-properties officeooo:rsid="1cc67cc4"/>
    </style:style>
    <style:style style:name="T379" style:family="text">
      <style:text-properties officeooo:rsid="1cc70283"/>
    </style:style>
    <style:style style:name="T380" style:family="text">
      <style:text-properties officeooo:rsid="1cca8e4c"/>
    </style:style>
    <style:style style:name="T381" style:family="text">
      <style:text-properties officeooo:rsid="1ccbb130"/>
    </style:style>
    <style:style style:name="T382" style:family="text">
      <style:text-properties officeooo:rsid="1ccd7045"/>
    </style:style>
    <style:style style:name="T383" style:family="text">
      <style:text-properties officeooo:rsid="1ccfd6a6"/>
    </style:style>
    <style:style style:name="T384" style:family="text">
      <style:text-properties officeooo:rsid="1ce55a03"/>
    </style:style>
    <style:style style:name="T385" style:family="text">
      <style:text-properties officeooo:rsid="1ce5dff0"/>
    </style:style>
    <style:style style:name="T386" style:family="text">
      <style:text-properties officeooo:rsid="1cec513e"/>
    </style:style>
    <style:style style:name="T387" style:family="text">
      <style:text-properties officeooo:rsid="1cf4a7da"/>
    </style:style>
    <style:style style:name="T388" style:family="text">
      <style:text-properties officeooo:rsid="1cf56975"/>
    </style:style>
    <style:style style:name="T389" style:family="text">
      <style:text-properties officeooo:rsid="1cf96165"/>
    </style:style>
    <style:style style:name="T390" style:family="text">
      <style:text-properties fo:font-weight="bold" officeooo:rsid="1cf96165" style:font-weight-asian="bold" style:font-weight-complex="bold"/>
    </style:style>
    <style:style style:name="T391" style:family="text">
      <style:text-properties officeooo:rsid="1cfe51fa"/>
    </style:style>
    <style:style style:name="T392" style:family="text">
      <style:text-properties officeooo:rsid="1d00bc70"/>
    </style:style>
    <style:style style:name="T393" style:family="text">
      <style:text-properties officeooo:rsid="1d01bc29"/>
    </style:style>
    <style:style style:name="T394" style:family="text">
      <style:text-properties officeooo:rsid="1d0edf6e"/>
    </style:style>
    <style:style style:name="T395" style:family="text">
      <style:text-properties officeooo:rsid="1d192c37"/>
    </style:style>
    <style:style style:name="T396" style:family="text">
      <style:text-properties officeooo:rsid="1d1f8db4"/>
    </style:style>
    <style:style style:name="T397" style:family="text">
      <style:text-properties officeooo:rsid="1d32faa9"/>
    </style:style>
    <style:style style:name="T398" style:family="text">
      <style:text-properties officeooo:rsid="1d3408a4"/>
    </style:style>
    <style:style style:name="T399" style:family="text">
      <style:text-properties officeooo:rsid="1d360307"/>
    </style:style>
    <style:style style:name="T400" style:family="text">
      <style:text-properties officeooo:rsid="1d372d01"/>
    </style:style>
    <style:style style:name="T401" style:family="text">
      <style:text-properties officeooo:rsid="1d38c15a"/>
    </style:style>
    <style:style style:name="T402" style:family="text">
      <style:text-properties officeooo:rsid="1d3fa7bd"/>
    </style:style>
    <style:style style:name="T403" style:family="text">
      <style:text-properties officeooo:rsid="1d4847cc"/>
    </style:style>
    <style:style style:name="T404" style:family="text">
      <style:text-properties officeooo:rsid="1d5f700e"/>
    </style:style>
    <style:style style:name="T405" style:family="text">
      <style:text-properties officeooo:rsid="1d8fd179"/>
    </style:style>
    <style:style style:name="T406" style:family="text">
      <style:text-properties officeooo:rsid="1d9895a4"/>
    </style:style>
    <style:style style:name="T407" style:family="text">
      <style:text-properties officeooo:rsid="1dce7a7c"/>
    </style:style>
    <style:style style:name="T408" style:family="text">
      <style:text-properties officeooo:rsid="1dd7d3b0"/>
    </style:style>
    <style:style style:name="T409" style:family="text">
      <style:text-properties officeooo:rsid="1dd9a91a"/>
    </style:style>
    <style:style style:name="T410" style:family="text">
      <style:text-properties fo:font-variant="normal" fo:text-transform="none" fo:color="#000000" style:font-name="FreeSerif" fo:font-size="12pt" officeooo:rsid="1dd9a91a" fo:background-color="#ffffff" loext:char-shading-value="0" style:font-size-asian="12pt" style:font-size-complex="12pt"/>
    </style:style>
    <style:style style:name="T411" style:family="text">
      <style:text-properties fo:font-variant="normal" fo:text-transform="none" fo:color="#000000" style:font-name="FreeSerif" fo:font-size="12pt" officeooo:rsid="22731f9f" fo:background-color="#ffffff" loext:char-shading-value="0" style:font-size-asian="12pt" style:font-size-complex="12pt"/>
    </style:style>
    <style:style style:name="T412" style:family="text">
      <style:text-properties fo:font-variant="normal" fo:text-transform="none" fo:color="#000000" style:font-name="FreeSerif" fo:font-size="12pt" officeooo:rsid="23b1cc4d" fo:background-color="#ffffff" loext:char-shading-value="0" style:font-size-asian="12pt" style:font-size-complex="12pt"/>
    </style:style>
    <style:style style:name="T413" style:family="text">
      <style:text-properties officeooo:rsid="1de0e6fa"/>
    </style:style>
    <style:style style:name="T414" style:family="text">
      <style:text-properties officeooo:rsid="1de68021"/>
    </style:style>
    <style:style style:name="T415" style:family="text">
      <style:text-properties officeooo:rsid="1de848e6"/>
    </style:style>
    <style:style style:name="T416" style:family="text">
      <style:text-properties officeooo:rsid="1de9192c"/>
    </style:style>
    <style:style style:name="T417" style:family="text">
      <style:text-properties officeooo:rsid="1df0fd3a"/>
    </style:style>
    <style:style style:name="T418" style:family="text">
      <style:text-properties officeooo:rsid="1df255d1"/>
    </style:style>
    <style:style style:name="T419" style:family="text">
      <style:text-properties officeooo:rsid="1dfaf40a"/>
    </style:style>
    <style:style style:name="T420" style:family="text">
      <style:text-properties officeooo:rsid="1e0c1460"/>
    </style:style>
    <style:style style:name="T421" style:family="text">
      <style:text-properties officeooo:rsid="1e134cb1"/>
    </style:style>
    <style:style style:name="T422" style:family="text">
      <style:text-properties officeooo:rsid="1e2b2dac"/>
    </style:style>
    <style:style style:name="T423" style:family="text">
      <style:text-properties officeooo:rsid="1e3c6a67"/>
    </style:style>
    <style:style style:name="T424" style:family="text">
      <style:text-properties officeooo:rsid="1e5ac3a5"/>
    </style:style>
    <style:style style:name="T425" style:family="text">
      <style:text-properties officeooo:rsid="1e63d1fd"/>
    </style:style>
    <style:style style:name="T426" style:family="text">
      <style:text-properties officeooo:rsid="1e687c57"/>
    </style:style>
    <style:style style:name="T427" style:family="text">
      <style:text-properties officeooo:rsid="1e6a8491"/>
    </style:style>
    <style:style style:name="T428" style:family="text">
      <style:text-properties officeooo:rsid="1e754685"/>
    </style:style>
    <style:style style:name="T429" style:family="text">
      <style:text-properties officeooo:rsid="1e7bd7dd"/>
    </style:style>
    <style:style style:name="T430" style:family="text">
      <style:text-properties officeooo:rsid="1e7d738f"/>
    </style:style>
    <style:style style:name="T431" style:family="text">
      <style:text-properties officeooo:rsid="1e861965"/>
    </style:style>
    <style:style style:name="T432" style:family="text">
      <style:text-properties officeooo:rsid="1e8e1b74"/>
    </style:style>
    <style:style style:name="T433" style:family="text">
      <style:text-properties officeooo:rsid="1e8fcc90"/>
    </style:style>
    <style:style style:name="T434" style:family="text">
      <style:text-properties officeooo:rsid="1e90a53d"/>
    </style:style>
    <style:style style:name="T435" style:family="text">
      <style:text-properties officeooo:rsid="1e942b2c"/>
    </style:style>
    <style:style style:name="T436" style:family="text">
      <style:text-properties officeooo:rsid="1e94ec1f"/>
    </style:style>
    <style:style style:name="T437" style:family="text">
      <style:text-properties officeooo:rsid="1e9bc225"/>
    </style:style>
    <style:style style:name="T438" style:family="text">
      <style:text-properties officeooo:rsid="1e9cb64f"/>
    </style:style>
    <style:style style:name="T439" style:family="text">
      <style:text-properties officeooo:rsid="1e9db0a5"/>
    </style:style>
    <style:style style:name="T440" style:family="text">
      <style:text-properties officeooo:rsid="1e9f3671"/>
    </style:style>
    <style:style style:name="T441" style:family="text">
      <style:text-properties officeooo:rsid="1e9fd2ef"/>
    </style:style>
    <style:style style:name="T442" style:family="text">
      <style:text-properties officeooo:rsid="1eb1da53"/>
    </style:style>
    <style:style style:name="T443" style:family="text">
      <style:text-properties officeooo:rsid="1ef2f6db"/>
    </style:style>
    <style:style style:name="T444" style:family="text">
      <style:text-properties officeooo:rsid="1efa16f9"/>
    </style:style>
    <style:style style:name="T445" style:family="text">
      <style:text-properties officeooo:rsid="1f03c7a9"/>
    </style:style>
    <style:style style:name="T446" style:family="text">
      <style:text-properties officeooo:rsid="1f09a522"/>
    </style:style>
    <style:style style:name="T447" style:family="text">
      <style:text-properties officeooo:rsid="1f204110"/>
    </style:style>
    <style:style style:name="T448" style:family="text">
      <style:text-properties officeooo:rsid="1f3989bb"/>
    </style:style>
    <style:style style:name="T449" style:family="text">
      <style:text-properties officeooo:rsid="1f454130"/>
    </style:style>
    <style:style style:name="T450" style:family="text">
      <style:text-properties officeooo:rsid="1f4ed5a6"/>
    </style:style>
    <style:style style:name="T451" style:family="text">
      <style:text-properties officeooo:rsid="1f6b9c25"/>
    </style:style>
    <style:style style:name="T452" style:family="text">
      <style:text-properties officeooo:rsid="1f73fd6c"/>
    </style:style>
    <style:style style:name="T453" style:family="text">
      <style:text-properties officeooo:rsid="1f80b5b3"/>
    </style:style>
    <style:style style:name="T454" style:family="text">
      <style:text-properties officeooo:rsid="1f8d0204"/>
    </style:style>
    <style:style style:name="T455" style:family="text">
      <style:text-properties officeooo:rsid="1f99a44b"/>
    </style:style>
    <style:style style:name="T456" style:family="text">
      <style:text-properties officeooo:rsid="1fa6093e"/>
    </style:style>
    <style:style style:name="T457" style:family="text">
      <style:text-properties officeooo:rsid="1fac7c06"/>
    </style:style>
    <style:style style:name="T458" style:family="text">
      <style:text-properties officeooo:rsid="1fae1991"/>
    </style:style>
    <style:style style:name="T459" style:family="text">
      <style:text-properties officeooo:rsid="1fc34891"/>
    </style:style>
    <style:style style:name="T460" style:family="text">
      <style:text-properties officeooo:rsid="1fde7abb"/>
    </style:style>
    <style:style style:name="T461" style:family="text">
      <style:text-properties officeooo:rsid="1fe16293"/>
    </style:style>
    <style:style style:name="T462" style:family="text">
      <style:text-properties officeooo:rsid="1ff1e6eb"/>
    </style:style>
    <style:style style:name="T463" style:family="text">
      <style:text-properties officeooo:rsid="1ff390cf"/>
    </style:style>
    <style:style style:name="T464" style:family="text">
      <style:text-properties officeooo:rsid="1ff4deba"/>
    </style:style>
    <style:style style:name="T465" style:family="text">
      <style:text-properties officeooo:rsid="200e0632"/>
    </style:style>
    <style:style style:name="T466" style:family="text">
      <style:text-properties officeooo:rsid="202d3277"/>
    </style:style>
    <style:style style:name="T467" style:family="text">
      <style:text-properties officeooo:rsid="2044e57f"/>
    </style:style>
    <style:style style:name="T468" style:family="text">
      <style:text-properties officeooo:rsid="204a8e14"/>
    </style:style>
    <style:style style:name="T469" style:family="text">
      <style:text-properties officeooo:rsid="204e8b1b"/>
    </style:style>
    <style:style style:name="T470" style:family="text">
      <style:text-properties officeooo:rsid="205d910f"/>
    </style:style>
    <style:style style:name="T471" style:family="text">
      <style:text-properties officeooo:rsid="20615d9e"/>
    </style:style>
    <style:style style:name="T472" style:family="text">
      <style:text-properties officeooo:rsid="2062fea5"/>
    </style:style>
    <style:style style:name="T473" style:family="text">
      <style:text-properties officeooo:rsid="2063ea40"/>
    </style:style>
    <style:style style:name="T474" style:family="text">
      <style:text-properties officeooo:rsid="206660af"/>
    </style:style>
    <style:style style:name="T475" style:family="text">
      <style:text-properties officeooo:rsid="20678352"/>
    </style:style>
    <style:style style:name="T476" style:family="text">
      <style:text-properties officeooo:rsid="2068b2b1"/>
    </style:style>
    <style:style style:name="T477" style:family="text">
      <style:text-properties officeooo:rsid="2069e7a2"/>
    </style:style>
    <style:style style:name="T478" style:family="text">
      <style:text-properties officeooo:rsid="206aa456"/>
    </style:style>
    <style:style style:name="T479" style:family="text">
      <style:text-properties officeooo:rsid="206ffd44"/>
    </style:style>
    <style:style style:name="T480" style:family="text">
      <style:text-properties officeooo:rsid="2071784b"/>
    </style:style>
    <style:style style:name="T481" style:family="text">
      <style:text-properties officeooo:rsid="20750fee"/>
    </style:style>
    <style:style style:name="T482" style:family="text">
      <style:text-properties officeooo:rsid="2076f6ac"/>
    </style:style>
    <style:style style:name="T483" style:family="text">
      <style:text-properties officeooo:rsid="20786940"/>
    </style:style>
    <style:style style:name="T484" style:family="text">
      <style:text-properties officeooo:rsid="207ae71a"/>
    </style:style>
    <style:style style:name="T485" style:family="text">
      <style:text-properties officeooo:rsid="207c551d"/>
    </style:style>
    <style:style style:name="T486" style:family="text">
      <style:text-properties officeooo:rsid="207e3526"/>
    </style:style>
    <style:style style:name="T487" style:family="text">
      <style:text-properties officeooo:rsid="207e9c5b"/>
    </style:style>
    <style:style style:name="T488" style:family="text">
      <style:text-properties officeooo:rsid="208004a9"/>
    </style:style>
    <style:style style:name="T489" style:family="text">
      <style:text-properties officeooo:rsid="20813566"/>
    </style:style>
    <style:style style:name="T490" style:family="text">
      <style:text-properties officeooo:rsid="208322bd"/>
    </style:style>
    <style:style style:name="T491" style:family="text">
      <style:text-properties officeooo:rsid="20861ad3"/>
    </style:style>
    <style:style style:name="T492" style:family="text">
      <style:text-properties officeooo:rsid="209e8ac1"/>
    </style:style>
    <style:style style:name="T493" style:family="text">
      <style:text-properties officeooo:rsid="20a13ec2"/>
    </style:style>
    <style:style style:name="T494" style:family="text">
      <style:text-properties officeooo:rsid="20b1cc93"/>
    </style:style>
    <style:style style:name="T495" style:family="text">
      <style:text-properties officeooo:rsid="20c2b4cd"/>
    </style:style>
    <style:style style:name="T496" style:family="text">
      <style:text-properties officeooo:rsid="20c60ccd"/>
    </style:style>
    <style:style style:name="T497" style:family="text">
      <style:text-properties officeooo:rsid="20cb6cb8"/>
    </style:style>
    <style:style style:name="T498" style:family="text">
      <style:text-properties officeooo:rsid="20ccd5ef"/>
    </style:style>
    <style:style style:name="T499" style:family="text">
      <style:text-properties officeooo:rsid="20cefb1e"/>
    </style:style>
    <style:style style:name="T500" style:family="text">
      <style:text-properties officeooo:rsid="20cf2ae1"/>
    </style:style>
    <style:style style:name="T501" style:family="text">
      <style:text-properties officeooo:rsid="20de8062"/>
    </style:style>
    <style:style style:name="T502" style:family="text">
      <style:text-properties officeooo:rsid="20e4c8ac"/>
    </style:style>
    <style:style style:name="T503" style:family="text">
      <style:text-properties officeooo:rsid="20e92aa0"/>
    </style:style>
    <style:style style:name="T504" style:family="text">
      <style:text-properties officeooo:rsid="20ea54f9"/>
    </style:style>
    <style:style style:name="T505" style:family="text">
      <style:text-properties officeooo:rsid="20eab732"/>
    </style:style>
    <style:style style:name="T506" style:family="text">
      <style:text-properties officeooo:rsid="20ec0155"/>
    </style:style>
    <style:style style:name="T507" style:family="text">
      <style:text-properties officeooo:rsid="20ec5bef"/>
    </style:style>
    <style:style style:name="T508" style:family="text">
      <style:text-properties officeooo:rsid="20f156bb"/>
    </style:style>
    <style:style style:name="T509" style:family="text">
      <style:text-properties officeooo:rsid="20f267be"/>
    </style:style>
    <style:style style:name="T510" style:family="text">
      <style:text-properties officeooo:rsid="20f4b446"/>
    </style:style>
    <style:style style:name="T511" style:family="text">
      <style:text-properties officeooo:rsid="20fd74a6"/>
    </style:style>
    <style:style style:name="T512" style:family="text">
      <style:text-properties officeooo:rsid="20fdd2d7"/>
    </style:style>
    <style:style style:name="T513" style:family="text">
      <style:text-properties officeooo:rsid="20ffa85e"/>
    </style:style>
    <style:style style:name="T514" style:family="text">
      <style:text-properties officeooo:rsid="210185f1"/>
    </style:style>
    <style:style style:name="T515" style:family="text">
      <style:text-properties officeooo:rsid="21045b12"/>
    </style:style>
    <style:style style:name="T516" style:family="text">
      <style:text-properties officeooo:rsid="2114c3ec"/>
    </style:style>
    <style:style style:name="T517" style:family="text">
      <style:text-properties officeooo:rsid="2115106b"/>
    </style:style>
    <style:style style:name="T518" style:family="text">
      <style:text-properties officeooo:rsid="211b01ba"/>
    </style:style>
    <style:style style:name="T519" style:family="text">
      <style:text-properties officeooo:rsid="211cd4f7"/>
    </style:style>
    <style:style style:name="T520" style:family="text">
      <style:text-properties officeooo:rsid="211d4a8b"/>
    </style:style>
    <style:style style:name="T521" style:family="text">
      <style:text-properties officeooo:rsid="2123a817"/>
    </style:style>
    <style:style style:name="T522" style:family="text">
      <style:text-properties officeooo:rsid="21248b33"/>
    </style:style>
    <style:style style:name="T523" style:family="text">
      <style:text-properties officeooo:rsid="212b9ccf"/>
    </style:style>
    <style:style style:name="T524" style:family="text">
      <style:text-properties officeooo:rsid="21379912"/>
    </style:style>
    <style:style style:name="T525" style:family="text">
      <style:text-properties officeooo:rsid="213f08d0"/>
    </style:style>
    <style:style style:name="T526" style:family="text">
      <style:text-properties officeooo:rsid="21412a86"/>
    </style:style>
    <style:style style:name="T527" style:family="text">
      <style:text-properties officeooo:rsid="2141349b"/>
    </style:style>
    <style:style style:name="T528" style:family="text">
      <style:text-properties officeooo:rsid="21421083"/>
    </style:style>
    <style:style style:name="T529" style:family="text">
      <style:text-properties officeooo:rsid="21478ec4"/>
    </style:style>
    <style:style style:name="T530" style:family="text">
      <style:text-properties officeooo:rsid="215e71cc"/>
    </style:style>
    <style:style style:name="T531" style:family="text">
      <style:text-properties officeooo:rsid="216a4ced"/>
    </style:style>
    <style:style style:name="T532" style:family="text">
      <style:text-properties officeooo:rsid="2171732e"/>
    </style:style>
    <style:style style:name="T533" style:family="text">
      <style:text-properties officeooo:rsid="217ff02a"/>
    </style:style>
    <style:style style:name="T534" style:family="text">
      <style:text-properties officeooo:rsid="2182af7f"/>
    </style:style>
    <style:style style:name="T535" style:family="text">
      <style:text-properties officeooo:rsid="218786b9"/>
    </style:style>
    <style:style style:name="T536" style:family="text">
      <style:text-properties officeooo:rsid="218a8f41"/>
    </style:style>
    <style:style style:name="T537" style:family="text">
      <style:text-properties officeooo:rsid="218dca3b"/>
    </style:style>
    <style:style style:name="T538" style:family="text">
      <style:text-properties officeooo:rsid="21943223"/>
    </style:style>
    <style:style style:name="T539" style:family="text">
      <style:text-properties officeooo:rsid="2194dd7a"/>
    </style:style>
    <style:style style:name="T540" style:family="text">
      <style:text-properties officeooo:rsid="21958611"/>
    </style:style>
    <style:style style:name="T541" style:family="text">
      <style:text-properties officeooo:rsid="21962d59"/>
    </style:style>
    <style:style style:name="T542" style:family="text">
      <style:text-properties officeooo:rsid="21969038"/>
    </style:style>
    <style:style style:name="T543" style:family="text">
      <style:text-properties officeooo:rsid="21970672"/>
    </style:style>
    <style:style style:name="T544" style:family="text">
      <style:text-properties officeooo:rsid="219aa9d8"/>
    </style:style>
    <style:style style:name="T545" style:family="text">
      <style:text-properties officeooo:rsid="219eb5ae"/>
    </style:style>
    <style:style style:name="T546" style:family="text">
      <style:text-properties officeooo:rsid="219f508c"/>
    </style:style>
    <style:style style:name="T547" style:family="text">
      <style:text-properties officeooo:rsid="21ab3598"/>
    </style:style>
    <style:style style:name="T548" style:family="text">
      <style:text-properties officeooo:rsid="21ae248b"/>
    </style:style>
    <style:style style:name="T549" style:family="text">
      <style:text-properties officeooo:rsid="21aea183"/>
    </style:style>
    <style:style style:name="T550" style:family="text">
      <style:text-properties officeooo:rsid="21aebfb8"/>
    </style:style>
    <style:style style:name="T551" style:family="text">
      <style:text-properties officeooo:rsid="21af3c65"/>
    </style:style>
    <style:style style:name="T552" style:family="text">
      <style:text-properties officeooo:rsid="21af9e2d"/>
    </style:style>
    <style:style style:name="T553" style:family="text">
      <style:text-properties officeooo:rsid="21b18a1d"/>
    </style:style>
    <style:style style:name="T554" style:family="text">
      <style:text-properties officeooo:rsid="21b45bdd"/>
    </style:style>
    <style:style style:name="T555" style:family="text">
      <style:text-properties officeooo:rsid="21b65d94"/>
    </style:style>
    <style:style style:name="T556" style:family="text">
      <style:text-properties officeooo:rsid="21b80ad9"/>
    </style:style>
    <style:style style:name="T557" style:family="text">
      <style:text-properties officeooo:rsid="21b9d775"/>
    </style:style>
    <style:style style:name="T558" style:family="text">
      <style:text-properties officeooo:rsid="21bc155b"/>
    </style:style>
    <style:style style:name="T559" style:family="text">
      <style:text-properties officeooo:rsid="21bcb2f7"/>
    </style:style>
    <style:style style:name="T560" style:family="text">
      <style:text-properties officeooo:rsid="21c042dc"/>
    </style:style>
    <style:style style:name="T561" style:family="text">
      <style:text-properties officeooo:rsid="21c0ca4c"/>
    </style:style>
    <style:style style:name="T562" style:family="text">
      <style:text-properties officeooo:rsid="21c781c6"/>
    </style:style>
    <style:style style:name="T563" style:family="text">
      <style:text-properties officeooo:rsid="21c7bdda"/>
    </style:style>
    <style:style style:name="T564" style:family="text">
      <style:text-properties officeooo:rsid="21c93918"/>
    </style:style>
    <style:style style:name="T565" style:family="text">
      <style:text-properties officeooo:rsid="21c97d94"/>
    </style:style>
    <style:style style:name="T566" style:family="text">
      <style:text-properties officeooo:rsid="21cd3902"/>
    </style:style>
    <style:style style:name="T567" style:family="text">
      <style:text-properties officeooo:rsid="21cdf1ec"/>
    </style:style>
    <style:style style:name="T568" style:family="text">
      <style:text-properties officeooo:rsid="21cf38ab"/>
    </style:style>
    <style:style style:name="T569" style:family="text">
      <style:text-properties officeooo:rsid="21cf54b1"/>
    </style:style>
    <style:style style:name="T570" style:family="text">
      <style:text-properties officeooo:rsid="21d21501"/>
    </style:style>
    <style:style style:name="T571" style:family="text">
      <style:text-properties officeooo:rsid="21d4d85a"/>
    </style:style>
    <style:style style:name="T572" style:family="text">
      <style:text-properties officeooo:rsid="21d62fda"/>
    </style:style>
    <style:style style:name="T573" style:family="text">
      <style:text-properties officeooo:rsid="21d82838"/>
    </style:style>
    <style:style style:name="T574" style:family="text">
      <style:text-properties officeooo:rsid="21db087d"/>
    </style:style>
    <style:style style:name="T575" style:family="text">
      <style:text-properties officeooo:rsid="21ddb3ac"/>
    </style:style>
    <style:style style:name="T576" style:family="text">
      <style:text-properties officeooo:rsid="21ddbec3"/>
    </style:style>
    <style:style style:name="T577" style:family="text">
      <style:text-properties officeooo:rsid="21dee334"/>
    </style:style>
    <style:style style:name="T578" style:family="text">
      <style:text-properties officeooo:rsid="21e0cfc2"/>
    </style:style>
    <style:style style:name="T579" style:family="text">
      <style:text-properties officeooo:rsid="21e2944b"/>
    </style:style>
    <style:style style:name="T580" style:family="text">
      <style:text-properties officeooo:rsid="21e2f965"/>
    </style:style>
    <style:style style:name="T581" style:family="text">
      <style:text-properties officeooo:rsid="21e70c8f"/>
    </style:style>
    <style:style style:name="T582" style:family="text">
      <style:text-properties officeooo:rsid="21e8405b"/>
    </style:style>
    <style:style style:name="T583" style:family="text">
      <style:text-properties officeooo:rsid="21e91cde"/>
    </style:style>
    <style:style style:name="T584" style:family="text">
      <style:text-properties officeooo:rsid="21e9b2e9"/>
    </style:style>
    <style:style style:name="T585" style:family="text">
      <style:text-properties officeooo:rsid="21ec49a2"/>
    </style:style>
    <style:style style:name="T586" style:family="text">
      <style:text-properties officeooo:rsid="21ee2367"/>
    </style:style>
    <style:style style:name="T587" style:family="text">
      <style:text-properties officeooo:rsid="21f057fa"/>
    </style:style>
    <style:style style:name="T588" style:family="text">
      <style:text-properties officeooo:rsid="21f110e5"/>
    </style:style>
    <style:style style:name="T589" style:family="text">
      <style:text-properties officeooo:rsid="21f1198e"/>
    </style:style>
    <style:style style:name="T590" style:family="text">
      <style:text-properties officeooo:rsid="21f64f22"/>
    </style:style>
    <style:style style:name="T591" style:family="text">
      <style:text-properties officeooo:rsid="21fb1846"/>
    </style:style>
    <style:style style:name="T592" style:family="text">
      <style:text-properties officeooo:rsid="220cde93"/>
    </style:style>
    <style:style style:name="T593" style:family="text">
      <style:text-properties officeooo:rsid="22209612"/>
    </style:style>
    <style:style style:name="T594" style:family="text">
      <style:text-properties officeooo:rsid="2224fabf"/>
    </style:style>
    <style:style style:name="T595" style:family="text">
      <style:text-properties officeooo:rsid="22267c2f"/>
    </style:style>
    <style:style style:name="T596" style:family="text">
      <style:text-properties officeooo:rsid="22296e09"/>
    </style:style>
    <style:style style:name="T597" style:family="text">
      <style:text-properties officeooo:rsid="222b167d"/>
    </style:style>
    <style:style style:name="T598" style:family="text">
      <style:text-properties officeooo:rsid="222c8302"/>
    </style:style>
    <style:style style:name="T599" style:family="text">
      <style:text-properties officeooo:rsid="222f0eca"/>
    </style:style>
    <style:style style:name="T600" style:family="text">
      <style:text-properties officeooo:rsid="2235e54a"/>
    </style:style>
    <style:style style:name="T601" style:family="text">
      <style:text-properties officeooo:rsid="223c6f8b"/>
    </style:style>
    <style:style style:name="T602" style:family="text">
      <style:text-properties officeooo:rsid="226b9a31"/>
    </style:style>
    <style:style style:name="T603" style:family="text">
      <style:text-properties officeooo:rsid="1327ae62"/>
    </style:style>
    <style:style style:name="T604" style:family="text">
      <style:text-properties officeooo:rsid="226f8bf5"/>
    </style:style>
    <style:style style:name="T605" style:family="text">
      <style:text-properties officeooo:rsid="22731f9f"/>
    </style:style>
    <style:style style:name="T606" style:family="text">
      <style:text-properties officeooo:rsid="22759daa"/>
    </style:style>
    <style:style style:name="T607" style:family="text">
      <style:text-properties officeooo:rsid="2277a425"/>
    </style:style>
    <style:style style:name="T608" style:family="text">
      <style:text-properties officeooo:rsid="227a6f53"/>
    </style:style>
    <style:style style:name="T609" style:family="text">
      <style:text-properties officeooo:rsid="227c1b98"/>
    </style:style>
    <style:style style:name="T610" style:family="text">
      <style:text-properties officeooo:rsid="227cba37"/>
    </style:style>
    <style:style style:name="T611" style:family="text">
      <style:text-properties officeooo:rsid="227e9040"/>
    </style:style>
    <style:style style:name="T612" style:family="text">
      <style:text-properties officeooo:rsid="227fcecd"/>
    </style:style>
    <style:style style:name="T613" style:family="text">
      <style:text-properties officeooo:rsid="22812d72"/>
    </style:style>
    <style:style style:name="T614" style:family="text">
      <style:text-properties officeooo:rsid="2282b397"/>
    </style:style>
    <style:style style:name="T615" style:family="text">
      <style:text-properties officeooo:rsid="2285b92b"/>
    </style:style>
    <style:style style:name="T616" style:family="text">
      <style:text-properties officeooo:rsid="22860727"/>
    </style:style>
    <style:style style:name="T617" style:family="text">
      <style:text-properties officeooo:rsid="228df074"/>
    </style:style>
    <style:style style:name="T618" style:family="text">
      <style:text-properties officeooo:rsid="229902bb"/>
    </style:style>
    <style:style style:name="T619" style:family="text">
      <style:text-properties officeooo:rsid="229c8ed6"/>
    </style:style>
    <style:style style:name="T620" style:family="text">
      <style:text-properties officeooo:rsid="229e0ede"/>
    </style:style>
    <style:style style:name="T621" style:family="text">
      <style:text-properties officeooo:rsid="22a6dbab"/>
    </style:style>
    <style:style style:name="T622" style:family="text">
      <style:text-properties officeooo:rsid="22af48d5"/>
    </style:style>
    <style:style style:name="T623" style:family="text">
      <style:text-properties officeooo:rsid="22c473a1"/>
    </style:style>
    <style:style style:name="T624" style:family="text">
      <style:text-properties officeooo:rsid="22c99186"/>
    </style:style>
    <style:style style:name="T625" style:family="text">
      <style:text-properties style:text-underline-style="solid" style:text-underline-type="double" style:text-underline-width="auto" style:text-underline-color="font-color" officeooo:rsid="22c99186"/>
    </style:style>
    <style:style style:name="T626" style:family="text">
      <style:text-properties officeooo:rsid="22cc9fc7"/>
    </style:style>
    <style:style style:name="T627" style:family="text">
      <style:text-properties officeooo:rsid="22de4f46"/>
    </style:style>
    <style:style style:name="T628" style:family="text">
      <style:text-properties officeooo:rsid="22e9adec"/>
    </style:style>
    <style:style style:name="T629" style:family="text">
      <style:text-properties officeooo:rsid="22ec199d"/>
    </style:style>
    <style:style style:name="T630" style:family="text">
      <style:text-properties officeooo:rsid="22eca907"/>
    </style:style>
    <style:style style:name="T631" style:family="text">
      <style:text-properties officeooo:rsid="22eeca0b"/>
    </style:style>
    <style:style style:name="T632" style:family="text">
      <style:text-properties officeooo:rsid="22f216d4"/>
    </style:style>
    <style:style style:name="T633" style:family="text">
      <style:text-properties officeooo:rsid="22f3e402"/>
    </style:style>
    <style:style style:name="T634" style:family="text">
      <style:text-properties officeooo:rsid="22f64566"/>
    </style:style>
    <style:style style:name="T635" style:family="text">
      <style:text-properties officeooo:rsid="2301e2e6"/>
    </style:style>
    <style:style style:name="T636" style:family="text">
      <style:text-properties officeooo:rsid="23049f13"/>
    </style:style>
    <style:style style:name="T637" style:family="text">
      <style:text-properties officeooo:rsid="230734c7"/>
    </style:style>
    <style:style style:name="T638" style:family="text">
      <style:text-properties officeooo:rsid="230ac70f"/>
    </style:style>
    <style:style style:name="T639" style:family="text">
      <style:text-properties officeooo:rsid="230b5f03"/>
    </style:style>
    <style:style style:name="T640" style:family="text">
      <style:text-properties officeooo:rsid="230f6eaa"/>
    </style:style>
    <style:style style:name="T641" style:family="text">
      <style:text-properties officeooo:rsid="23118c4a"/>
    </style:style>
    <style:style style:name="T642" style:family="text">
      <style:text-properties officeooo:rsid="2311b100"/>
    </style:style>
    <style:style style:name="T643" style:family="text">
      <style:text-properties officeooo:rsid="2312c5c5"/>
    </style:style>
    <style:style style:name="T644" style:family="text">
      <style:text-properties officeooo:rsid="231420d4"/>
    </style:style>
    <style:style style:name="T645" style:family="text">
      <style:text-properties officeooo:rsid="2316ce92"/>
    </style:style>
    <style:style style:name="T646" style:family="text">
      <style:text-properties officeooo:rsid="23174a90"/>
    </style:style>
    <style:style style:name="T647" style:family="text">
      <style:text-properties officeooo:rsid="231cd6b9"/>
    </style:style>
    <style:style style:name="T648" style:family="text">
      <style:text-properties officeooo:rsid="231ce240"/>
    </style:style>
    <style:style style:name="T649" style:family="text">
      <style:text-properties officeooo:rsid="2327fd9f"/>
    </style:style>
    <style:style style:name="T650" style:family="text">
      <style:text-properties officeooo:rsid="232ad61b"/>
    </style:style>
    <style:style style:name="T651" style:family="text">
      <style:text-properties officeooo:rsid="2330a757"/>
    </style:style>
    <style:style style:name="T652" style:family="text">
      <style:text-properties officeooo:rsid="2331c62a"/>
    </style:style>
    <style:style style:name="T653" style:family="text">
      <style:text-properties officeooo:rsid="2336f8a6"/>
    </style:style>
    <style:style style:name="T654" style:family="text">
      <style:text-properties officeooo:rsid="2338c7ea"/>
    </style:style>
    <style:style style:name="T655" style:family="text">
      <style:text-properties officeooo:rsid="2339e332"/>
    </style:style>
    <style:style style:name="T656" style:family="text">
      <style:text-properties officeooo:rsid="233e10ae"/>
    </style:style>
    <style:style style:name="T657" style:family="text">
      <style:text-properties officeooo:rsid="233f8cd9"/>
    </style:style>
    <style:style style:name="T658" style:family="text">
      <style:text-properties officeooo:rsid="234153d3"/>
    </style:style>
    <style:style style:name="T659" style:family="text">
      <style:text-properties officeooo:rsid="23431c0b"/>
    </style:style>
    <style:style style:name="T660" style:family="text">
      <style:text-properties officeooo:rsid="234479fe"/>
    </style:style>
    <style:style style:name="T661" style:family="text">
      <style:text-properties officeooo:rsid="234679fb"/>
    </style:style>
    <style:style style:name="T662" style:family="text">
      <style:text-properties officeooo:rsid="23486ba2"/>
    </style:style>
    <style:style style:name="T663" style:family="text">
      <style:text-properties officeooo:rsid="23494a94"/>
    </style:style>
    <style:style style:name="T664" style:family="text">
      <style:text-properties officeooo:rsid="234f1ffa"/>
    </style:style>
    <style:style style:name="T665" style:family="text">
      <style:text-properties officeooo:rsid="23558f14"/>
    </style:style>
    <style:style style:name="T666" style:family="text">
      <style:text-properties officeooo:rsid="2356b130"/>
    </style:style>
    <style:style style:name="T667" style:family="text">
      <style:text-properties officeooo:rsid="235adbad"/>
    </style:style>
    <style:style style:name="T668" style:family="text">
      <style:text-properties officeooo:rsid="235d8f0b"/>
    </style:style>
    <style:style style:name="T669" style:family="text">
      <style:text-properties officeooo:rsid="23698c8b"/>
    </style:style>
    <style:style style:name="T670" style:family="text">
      <style:text-properties officeooo:rsid="23763202"/>
    </style:style>
    <style:style style:name="T671" style:family="text">
      <style:text-properties officeooo:rsid="23847f54"/>
    </style:style>
    <style:style style:name="T672" style:family="text">
      <style:text-properties officeooo:rsid="23864b55"/>
    </style:style>
    <style:style style:name="T673" style:family="text">
      <style:text-properties officeooo:rsid="23880f10"/>
    </style:style>
    <style:style style:name="T674" style:family="text">
      <style:text-properties officeooo:rsid="238c802e"/>
    </style:style>
    <style:style style:name="T675" style:family="text">
      <style:text-properties officeooo:rsid="238d82ce"/>
    </style:style>
    <style:style style:name="T676" style:family="text">
      <style:text-properties officeooo:rsid="238fe575"/>
    </style:style>
    <style:style style:name="T677" style:family="text">
      <style:text-properties officeooo:rsid="2399f3c1"/>
    </style:style>
    <style:style style:name="T678" style:family="text">
      <style:text-properties officeooo:rsid="239bc978"/>
    </style:style>
    <style:style style:name="T679" style:family="text">
      <style:text-properties officeooo:rsid="23a26a23"/>
    </style:style>
    <style:style style:name="T680" style:family="text">
      <style:text-properties officeooo:rsid="23a6e035"/>
    </style:style>
    <style:style style:name="T681" style:family="text">
      <style:text-properties officeooo:rsid="23b1cc4d"/>
    </style:style>
    <style:style style:name="T682" style:family="text">
      <style:text-properties officeooo:rsid="23ba58e3"/>
    </style:style>
    <style:style style:name="T683" style:family="text">
      <style:text-properties officeooo:rsid="23bcd644"/>
    </style:style>
    <style:style style:name="T684" style:family="text">
      <style:text-properties officeooo:rsid="23be3c9c"/>
    </style:style>
    <style:style style:name="T685" style:family="text">
      <style:text-properties officeooo:rsid="23beee25"/>
    </style:style>
    <style:style style:name="T686" style:family="text">
      <style:text-properties officeooo:rsid="23c0c78d"/>
    </style:style>
    <style:style style:name="T687" style:family="text">
      <style:text-properties officeooo:rsid="23c20547"/>
    </style:style>
    <style:style style:name="T688" style:family="text">
      <style:text-properties officeooo:rsid="23c57871"/>
    </style:style>
    <style:style style:name="T689" style:family="text">
      <style:text-properties officeooo:rsid="23c5c7d4"/>
    </style:style>
    <style:style style:name="T690" style:family="text">
      <style:text-properties officeooo:rsid="23c5e292"/>
    </style:style>
    <style:style style:name="T691" style:family="text">
      <style:text-properties officeooo:rsid="23c9cbb4"/>
    </style:style>
    <style:style style:name="T692" style:family="text">
      <style:text-properties officeooo:rsid="23cbc49e"/>
    </style:style>
    <style:style style:name="T693" style:family="text">
      <style:text-properties officeooo:rsid="23cfb052"/>
    </style:style>
    <style:style style:name="T694" style:family="text">
      <style:text-properties officeooo:rsid="23d3761d"/>
    </style:style>
    <style:style style:name="T695" style:family="text">
      <style:text-properties officeooo:rsid="23f6300c"/>
    </style:style>
    <style:style style:name="T696" style:family="text">
      <style:text-properties style:text-line-through-style="none" style:text-line-through-type="none"/>
    </style:style>
    <style:style style:name="T697" style:family="text">
      <style:text-properties style:text-line-through-style="none" style:text-line-through-type="none" officeooo:rsid="23f6300c"/>
    </style:style>
    <style:style style:name="T698" style:family="text">
      <style:text-properties style:text-line-through-style="none" style:text-line-through-type="none" officeooo:rsid="240dad63"/>
    </style:style>
    <style:style style:name="T699" style:family="text">
      <style:text-properties style:text-line-through-style="none" style:text-line-through-type="none" officeooo:rsid="0019f43d"/>
    </style:style>
    <style:style style:name="T700" style:family="text">
      <style:text-properties style:text-line-through-style="none" style:text-line-through-type="none" officeooo:rsid="240e9b79"/>
    </style:style>
    <style:style style:name="T701" style:family="text">
      <style:text-properties style:text-line-through-style="none" style:text-line-through-type="none" officeooo:rsid="240f10f7"/>
    </style:style>
    <style:style style:name="T702" style:family="text">
      <style:text-properties style:text-line-through-style="none" style:text-line-through-type="none" officeooo:rsid="241b8b74"/>
    </style:style>
    <style:style style:name="T703" style:family="text">
      <style:text-properties style:text-line-through-style="none" style:text-line-through-type="none" officeooo:rsid="245d54a9"/>
    </style:style>
    <style:style style:name="T704" style:family="text">
      <style:text-properties style:text-line-through-style="none" style:text-line-through-type="none" officeooo:rsid="245f224b"/>
    </style:style>
    <style:style style:name="T705" style:family="text">
      <style:text-properties style:text-line-through-style="none" style:text-line-through-type="none" officeooo:rsid="245f297c"/>
    </style:style>
    <style:style style:name="T706" style:family="text">
      <style:text-properties style:text-line-through-style="none" style:text-line-through-type="none" officeooo:rsid="246107e2"/>
    </style:style>
    <style:style style:name="T707" style:family="text">
      <style:text-properties style:text-line-through-style="none" style:text-line-through-type="none" officeooo:rsid="2462e6e0"/>
    </style:style>
    <style:style style:name="T708" style:family="text">
      <style:text-properties style:text-line-through-style="none" style:text-line-through-type="none" officeooo:rsid="2463e972"/>
    </style:style>
    <style:style style:name="T709" style:family="text">
      <style:text-properties style:text-line-through-style="none" style:text-line-through-type="none" officeooo:rsid="2465e6ad"/>
    </style:style>
    <style:style style:name="T710" style:family="text">
      <style:text-properties style:text-line-through-style="none" style:text-line-through-type="none" officeooo:rsid="2467e0b7"/>
    </style:style>
    <style:style style:name="T711" style:family="text">
      <style:text-properties style:text-line-through-style="none" style:text-line-through-type="none" officeooo:rsid="2469318f"/>
    </style:style>
    <style:style style:name="T712" style:family="text">
      <style:text-properties style:text-line-through-style="none" style:text-line-through-type="none" officeooo:rsid="246ad4fd"/>
    </style:style>
    <style:style style:name="T713" style:family="text">
      <style:text-properties style:text-line-through-style="none" style:text-line-through-type="none" officeooo:rsid="246b47aa"/>
    </style:style>
    <style:style style:name="T714" style:family="text">
      <style:text-properties style:text-line-through-style="none" style:text-line-through-type="none" officeooo:rsid="246b5834"/>
    </style:style>
    <style:style style:name="T715" style:family="text">
      <style:text-properties style:text-line-through-style="none" style:text-line-through-type="none" officeooo:rsid="246c7229"/>
    </style:style>
    <style:style style:name="T716" style:family="text">
      <style:text-properties style:text-line-through-style="none" style:text-line-through-type="none" officeooo:rsid="246d7113"/>
    </style:style>
    <style:style style:name="T717" style:family="text">
      <style:text-properties style:text-line-through-style="none" style:text-line-through-type="none" officeooo:rsid="246daa4b"/>
    </style:style>
    <style:style style:name="T718" style:family="text">
      <style:text-properties style:text-line-through-style="none" style:text-line-through-type="none" officeooo:rsid="246e527b"/>
    </style:style>
    <style:style style:name="T719" style:family="text">
      <style:text-properties style:text-line-through-style="none" style:text-line-through-type="none" officeooo:rsid="246fecda"/>
    </style:style>
    <style:style style:name="T720" style:family="text">
      <style:text-properties style:text-line-through-style="none" style:text-line-through-type="none" fo:font-style="italic" officeooo:rsid="246fecda" style:font-style-asian="italic" style:font-style-complex="italic"/>
    </style:style>
    <style:style style:name="T721" style:family="text">
      <style:text-properties style:text-line-through-style="none" style:text-line-through-type="none" fo:font-style="italic" officeooo:rsid="2471c400" style:font-style-asian="italic" style:font-style-complex="italic"/>
    </style:style>
    <style:style style:name="T722" style:family="text">
      <style:text-properties style:text-line-through-style="none" style:text-line-through-type="none" fo:font-style="italic" officeooo:rsid="2476e9cd" style:font-style-asian="italic" style:font-style-complex="italic"/>
    </style:style>
    <style:style style:name="T723" style:family="text">
      <style:text-properties style:text-line-through-style="none" style:text-line-through-type="none" officeooo:rsid="2471c400"/>
    </style:style>
    <style:style style:name="T724" style:family="text">
      <style:text-properties style:text-line-through-style="none" style:text-line-through-type="none" officeooo:rsid="2473257c"/>
    </style:style>
    <style:style style:name="T725" style:family="text">
      <style:text-properties style:text-line-through-style="none" style:text-line-through-type="none" officeooo:rsid="247372a3"/>
    </style:style>
    <style:style style:name="T726" style:family="text">
      <style:text-properties style:text-line-through-style="none" style:text-line-through-type="none" officeooo:rsid="2474bdae"/>
    </style:style>
    <style:style style:name="T727" style:family="text">
      <style:text-properties style:text-line-through-style="none" style:text-line-through-type="none" officeooo:rsid="24769703"/>
    </style:style>
    <style:style style:name="T728" style:family="text">
      <style:text-properties style:text-line-through-style="none" style:text-line-through-type="none" officeooo:rsid="2476e9cd"/>
    </style:style>
    <style:style style:name="T729" style:family="text">
      <style:text-properties style:text-line-through-style="none" style:text-line-through-type="none" officeooo:rsid="2478b929"/>
    </style:style>
    <style:style style:name="T730" style:family="text">
      <style:text-properties style:text-line-through-style="none" style:text-line-through-type="none" officeooo:rsid="247985ba"/>
    </style:style>
    <style:style style:name="T731" style:family="text">
      <style:text-properties style:text-line-through-style="none" style:text-line-through-type="none" officeooo:rsid="247b54b7"/>
    </style:style>
    <style:style style:name="T732" style:family="text">
      <style:text-properties style:text-line-through-style="none" style:text-line-through-type="none" officeooo:rsid="247cbc9d"/>
    </style:style>
    <style:style style:name="T733" style:family="text">
      <style:text-properties style:text-line-through-style="none" style:text-line-through-type="none" officeooo:rsid="247e32ac"/>
    </style:style>
    <style:style style:name="T734" style:family="text">
      <style:text-properties style:text-line-through-style="none" style:text-line-through-type="none" officeooo:rsid="247fd58b"/>
    </style:style>
    <style:style style:name="T735" style:family="text">
      <style:text-properties style:text-line-through-style="none" style:text-line-through-type="none" officeooo:rsid="2481cd75"/>
    </style:style>
    <style:style style:name="T736" style:family="text">
      <style:text-properties style:text-line-through-style="none" style:text-line-through-type="none" officeooo:rsid="24836443"/>
    </style:style>
    <style:style style:name="T737" style:family="text">
      <style:text-properties style:text-line-through-style="none" style:text-line-through-type="none" officeooo:rsid="24843cdd"/>
    </style:style>
    <style:style style:name="T738" style:family="text">
      <style:text-properties style:text-line-through-style="none" style:text-line-through-type="none" officeooo:rsid="2485ab02"/>
    </style:style>
    <style:style style:name="T739" style:family="text">
      <style:text-properties style:text-line-through-style="none" style:text-line-through-type="none" officeooo:rsid="2485f8f0"/>
    </style:style>
    <style:style style:name="T740" style:family="text">
      <style:text-properties officeooo:rsid="241b8b74"/>
    </style:style>
    <style:style style:name="T741" style:family="text">
      <style:text-properties officeooo:rsid="241ee603"/>
    </style:style>
    <style:style style:name="T742" style:family="text">
      <style:text-properties officeooo:rsid="24869abe"/>
    </style:style>
    <style:style style:name="T743" style:family="text">
      <style:text-properties officeooo:rsid="248a29fa"/>
    </style:style>
    <style:style style:name="T744" style:family="text">
      <style:text-properties officeooo:rsid="248c22ee"/>
    </style:style>
    <style:style style:name="T745" style:family="text">
      <style:text-properties officeooo:rsid="248dc3ff"/>
    </style:style>
    <style:style style:name="T746" style:family="text">
      <style:text-properties officeooo:rsid="24903348"/>
    </style:style>
    <style:style style:name="T747" style:family="text">
      <style:text-properties officeooo:rsid="2494422e"/>
    </style:style>
    <style:style style:name="T748" style:family="text">
      <style:text-properties officeooo:rsid="24960043"/>
    </style:style>
    <style:style style:name="T749" style:family="text">
      <style:text-properties officeooo:rsid="2498c4d0"/>
    </style:style>
    <style:style style:name="T750" style:family="text">
      <style:text-properties officeooo:rsid="249edb8c"/>
    </style:style>
    <style:style style:name="T751" style:family="text">
      <style:text-properties officeooo:rsid="249f319e"/>
    </style:style>
    <style:style style:name="T752" style:family="text">
      <style:text-properties officeooo:rsid="24a6fb65"/>
    </style:style>
    <style:style style:name="T753" style:family="text">
      <style:text-properties officeooo:rsid="24a9e0f1"/>
    </style:style>
    <style:style style:name="T754" style:family="text">
      <style:text-properties officeooo:rsid="24bb3d1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6">ЙАААГГГГХХХХ<text:span text:style-name="T1">— Слотроп вскидывает свою ношу пальто, готов <text:s/>швырнуть и броситься наутёк, но майор лишь улыбается. «Привет, товарищ. Ты как раз вовремя для Атомного Чили от Двайна Марви! Двай движь стул ближе, садись, а? Яах-ха-ха-ха! Мала Как-там-её притопала»,– хихикает и лапает пока девочка размещает свою доставку в громадный навал мехов, что заполняет почти всю комнату,– «она типа грубит иногда. Надеюсь ты ж не думаешь, что мы тут что-то нарушаем, то есть в твоей зоне и всё такое».</text:span></text:p>
      <text:p text:style-name="P5">– <text:span text:style-name="T2">Совсем нет, майор,</text:span>– <text:span text:style-name="T2">подделывается под Русский акцент, получается на манер Бела Лугоши. Марви достаёт свой пропуск всё равно, большая часть написана от руки, тут и там пришлёпнуто печатью. Слотроп прижмуривается на рукописную кириллицу внизу и различает подпись Чичерина. «Ах</text:span>–<text:span text:style-name="T2">. Я взаимодействовал с полковником Чичериным раза два».</text:span></text:p>
      <text:p text:style-name="P6">– <text:span text:style-name="T3">Эй, слхал чёв Пенемюнде было? Куч х’сосов пришли и угнали Дер Шпрингера прям спод носа полковника. Ага. Дер Шпрингера знаш? Крутой гад, тварищ. Эт х’сос так въелся в меха не оставлят места свабод прпырнимателям как я да старина Чортов Чиклиц.</text:span></text:p>
      <text:p text:style-name="P198">Старина Чортов Чиклиц, чья мать назвала его Клейтоном, прятался за кипой норковых шапочек, целя .45 в живот Слотропа. «<text:span text:style-name="T4">Знаш, он окей, кореш»,– Марви орёт,– «Эй, там, несите нам ищ того шампанского, э!» Чиклиц почти такой же толстый как и Марви и носит очки в роговой оправе, а макушка его головы блстит как и лицо. Они стоят тут, охватив рукой плечи друга, два улыбающихся толстяка. «Иван, ты <text:s/>видишь 10000 калорий в день, вот тута»,– указывает большим пальцем на два брюха с подмигом.– «Этат Чиклиц хочит быть Королеским Младенчиком»,– и тут они оба разражаются хохотом. Чиклиц и вправду надумал как делать деньги на передислокации. Он вот-вот обтяпает со Спец Службами <text:s/>исключительный контракт на увеселения при пересечении экватора каждым кораблём для переброски войск, что меняет полушария. А сам Чиклиц будет Королевским Младенчиков на всех куда успеет, такое вписано условие. Он мечтает о поколениях пушечного мяса, что подползают на коленях, один за другим, приложиться поцелуем к его брюху, пока он заглатывает индюшачьи ножки и порции мороженого и вытирает свои пальцы о волосы этих головастиков. Официально он тут один из Американских промышленников при Тех-Силах, просматривает Германскую инженерию, особбенно секретные вооружения. А дома он владелец фабрики игрушек в Натли, штат Нью Джерси. Разве кто-то сможет забыть завоевавшего громадную популярность Сочного Япошку, наполняешь куклу кетчупом и тычешь штыком в любую из специальных прорезей и она разлетается на куски, всего 82, реалистично податливый пластик, по всей комнате? или-или Проныра Сэм, игра для развития навыков, где ты должен пристрелить Нгра прежде, чем тот сиганёт через забор с арбузом, вызов рефлексам мальчиков и девочек любого возраста? В текущий момент бизнес идёт сам собою, но Чиклиц держит прицел на будущее. Вот почему он проворачивает этот меховой бизнес, а Михельскирхе служит складом на целый регион. «Экономия. Надо сколотить капиталец, чтобы продержал меня»,– расплёскивает шампанское по золотым чашам для причастия,– «пока увидим как оно обернётся. Сам-то прикидываю очень большое имеется будущее у этих V-вооружениях. Большую будут давать прибыль». </text:span></text:p>
      <text:p text:style-name="P199">Старая церковь пахнет пролитым вином, <text:span text:style-name="T5">Американским потом, кордитом от недавней стрельбы, но это всё сырые недавние вторжения не сумевшие одолеть преобладающий Католический дух—ладан, воск, столетия кроткого блеяния устами паствы. Дети приходят и уходят, доставляют меха и забирают их, болтают с Людвигом и вскоре приглашают проверить вагоны на товарной станции. </text:span></text:p>
      <text:p text:style-name="P200">Всего в списке у Чиклица 30 детей. «<text:span text:style-name="T6">Моя мечта»,– признаётся он,– «отвезти всех этих детей домой в Америку, в Голливуд. По-моему, у них есть будущее в кино. Ты слышал про Сесила Б. Де Милла, кинопродюссера? Мой свояк с ним очень близок. Думаю, что смогу научить их пению или ещё там что, заключу групповой контракт с Де Миллем. Он сможет использовать их для настоящих крутых номеров, религиозные сцены, сцены оргий.— </text:span></text:p>
      <text:p text:style-name="P7"><text:soft-page-break/>– <text:span text:style-name="T7">Ха!</text:span>–<text:span text:style-name="T7"> Вскрикивает Марви, обливаясь шампанским, пуча глаза,</text:span>– <text:span text:style-name="T8">Ты замечтался по полной, корифан! Продаёшь этоих детей Де Миллу и будь уверен </text:span><text:span text:style-name="T10">петь</text:span><text:span text:style-name="T8"> им не придётся. Он использует этих х’сосиков как </text:span><text:span text:style-name="T10">рабов на галерах</text:span><text:span text:style-name="T8">! </text:span><text:span text:style-name="T10">Йах</text:span><text:span text:style-name="T8">-ха-ха</text:span>—<text:span text:style-name="T129">ага, они будут прикованы к вёслам, надрывать жопу и грести для старого Генри Вилкосона в сторону заката сражаться с теми Греками, Персами или кем там ещё. <text:s/>! </text:span></text:p>
      <text:p text:style-name="P8">– <text:span text:style-name="T130">Галерными рабами?</text:span>– <text:span text:style-name="T130">рычит Чиклиц</text:span>– <text:span text:style-name="T131">Да ни за что, Богом клянусь. Для Де Милла меховые шпингалеты на погребу!</text:span></text:p>
      <text:p text:style-name="P201">Сразу за городской чертой, останки батареи А-4, <text:span text:style-name="T132">брошенной где была, когда войска бежали на юг не попасть в клещи Британцев и Русских. Марви с Чиклицем отправляются взлянуть и Слотроп тоже приглашён. Но сперва тот вопрос с Атомным Чили Двайна Марви, который оказывается пробой мужества. Бутылка с шампанским под рукой, но запивать из неё сочтётся признаком слабости. Когда-то Слотроп клюнул бы, но теперь ему даже и думать не надо. Пока двое Американцев, ослепнув, испуская пылающими носами <text:s text:c="2"/>невероятные объёмы соплей, переживают то, что авторитетный Путеводитель Крохобора по Зоне именует «</text:span><text:span text:style-name="T11">Götterdämmerung</text:span><text:span text:style-name="T132"> слизистой оболочки», Слотроп сидит прихлёбывая шампанское как шипучку, кивает, улыбается, изредка говорит </text:span><text:span text:style-name="T11">da, da</text:span><text:span text:style-name="T132">, чтобы казаться не тем, кто он есть.</text:span></text:p>
      <text:p text:style-name="P202">Они выезжают в указанное место на зелёном, ухмылистом штабном Форде. <text:span text:style-name="T133">Марви, как только втиснулся за руль, тут же превращается в алкоманьяка—</text:span><text:span text:style-name="T12">иииииррррр с</text:span><text:span text:style-name="T133">палил резину, что хватило бы на гандоны для целой дивизии, с нуля на 70 прежде, чем стихло эхо, старается переехать велосипедистов налево и направо, разгоняя скотину, пока Чортов Чиклиц, с бутылкой шампанского в каждом кулаке, подгоняет его—Марви ревёт «Роза Сан Антонья», его люббуму песню, Чиклиц вопит через окно наставления, типа «Не подъёбывай Малого, а то вместо Ёбаря будешь Заёбаным», что продолжается какое-то время и вызывает лишь пару-другую изумлённых Фашистских салютов от старушек и детворы на обочине.</text:span></text:p>
      <text:p text:style-name="P203">Площадка это выгорелый круг зарастающий зеленью новой травы, посреди рощицы буков и ольхи. </text:p>
      <text:p text:style-name="P204">Металл камуфляжного окраса молча стоит среди призрачной толпы запоздалых одуванчиков, <text:span text:style-name="T134">серые головы совместно кивают в ожидании светящегося ветра, что сорвёт их в сторону моря, понесёт в Данию и во все точки Зоны. Всё растащено. Машины вернулись к <text:s/>выпотрошенному дизайну их изначальных спецификаций, хотя всё ещё чувствуется запах бензина и смазки. Незабудки растут безудержно синим безудержно жёлтым в путанице проводов и шлангов. Ласточки свили гнездо в машине управления, а паук начал заполнять переплёты подъёмника Meillerwagen’а своей паутиной. «Блядь»,– грит майор Марви,– «ёбаные Руски всё поразграбляли, без обид, товаришш». Они протаптывают тропу через зелёные и пурпурные травы. Контрольные вехи, каждая с прибитым сверху клочком белого, всё ещё тянутся цепочкой к передатчику сигнала направления. На восток. Стало быть то были Русские, кого они пытались остановить….</text:span></text:p>
      <text:p text:style-name="P205">Красный, белый, синий мелькают из пыли на полу машины управления <text:span text:style-name="T135">полётом. Слотроп припадает на одно колено. Мандала </text:span><text:span text:style-name="T13">Schwarzkommando</text:span><text:span text:style-name="T135">: KEZVH. Он поднимает взгляд к хитрой толстогубой улыбке Марви.</text:span></text:p>
      <text:p text:style-name="P9">– <text:span text:style-name="T136">Да канешна. Как я не понил. На тибе ж </text:span><text:span text:style-name="T14">пагонав</text:span><text:span text:style-name="T136"> нету. Яснааа… ты типа Совейская КонРазведка. Ага ж?</text:span>– <text:span text:style-name="T136">Слотроп отводит глаза.</text:span>– <text:span text:style-name="T136">Эй. Эй, кавоты хошь набуть? А?</text:span>– <text:span text:style-name="T137">Улыбка исчезает,</text:span>– <text:span text:style-name="T137">Оп-па-а-а, тебя ж не полковник Чичерин падаслал. Он ещё </text:span><text:span text:style-name="T15">тот</text:span><text:span text:style-name="T137"> Руски.</text:span></text:p>
      <text:p text:style-name="P10">– <text:span text:style-name="T138">Поверьте,</text:span>– <text:span text:style-name="T138">подъемля мандалу, крест против вампира,</text:span>– <text:span text:style-name="T139">мой единственный интерес разобраться с проблемой </text:span><text:span text:style-name="T16">этих</text:span><text:span text:style-name="T139"> чёрных дьяволов.</text:span></text:p>
      <text:p text:style-name="P206">Улыбка возвращается, толстая пятерня ложится на локоть Слотропу. «<text:span text:style-name="T140">Вы нагатовилися их покаруселить, как падайдут ищо таваришши?»</text:span></text:p>
      <text:p text:style-name="P11">– <text:span text:style-name="T140">Покаруселить? Я не совсем понимаю о чём</text:span>—</text:p>
      <text:p text:style-name="P12"><text:soft-page-break/>– <text:span text:style-name="T17">Ты</text:span><text:span text:style-name="T140"> точна знаш. Канчай. Да эти ж </text:span><text:span text:style-name="T17">чёрномазики</text:span><text:span text:style-name="T140"> стоят лагерем за городам! Эй, Иван, эт </text:span><text:span text:style-name="T17">чёрт дери</text:span><text:span text:style-name="T140"> забава будет! Я сёдни цел день начищал сваво Кольта,</text:span>– <text:span text:style-name="T141">поглаживает свой пистолет в кобуре.</text:span>– <text:span text:style-name="T142">Забацаю сибе шапачку из чёрной кожи какова-то с те х’сосов и я те ни скажу кака его запчасть будит балтаца спозади, а? Ха?</text:span>– <text:span text:style-name="T143">И это так взвеселяет Чортова Чиклица, что готов задохнуться от смеха.</text:span></text:p>
      <text:p text:style-name="P13">– <text:span text:style-name="T144">Вообще-то,</text:span>– <text:span text:style-name="T144">Слотроп изобретает по ходу того, как говорит,</text:span>– <text:span text:style-name="T144">моя миссия в разведывательной координации,</text:span>– <text:span text:style-name="T144">хрен его знает, что это значит,</text:span>– <text:span text:style-name="T144">в подобных операциях. Моя задача тут, фактически, разведать позиции врага.</text:span></text:p>
      <text:p text:style-name="P14">– <text:span text:style-name="T145">Враг, этта тошна,</text:span>– <text:span text:style-name="T145">кивает Чиклиц.</text:span>– <text:span text:style-name="T145">У них оружие и всё такое. В руках негритоса должна быть только одна вещь </text:span><text:span text:style-name="T18">веник</text:span><text:span text:style-name="T145">!</text:span></text:p>
      <text:p text:style-name="P207">Марви хмурится: «Ну ты жа не ждёшь от нас, што ща пойдём с табой туда. <text:span text:style-name="T146">Магём те разаснить как туда, таваришш, но ты </text:span><text:span text:style-name="T19">ч</text:span><text:span text:style-name="T20">о</text:span><text:span text:style-name="T19">кнутый</text:span><text:span text:style-name="T146"> идти туда <text:s/>одиночкой. Чё те не падаждать? Атака ж пойдёт в полночь, ага? Оно те нада? Жди!</text:span></text:p>
      <text:p text:style-name="P15">– <text:span text:style-name="T147">Необходимо собрать информацию заранее,</text:span>– <text:span text:style-name="T147">с лицом для игры в покер, для покера, хорошо, хорошо...</text:span>– <text:span text:style-name="T148">не вам мне говорить насколько это важно...</text:span>– <text:span text:style-name="T149">полная полспудных смыслов пауза Лугоши,</text:span>– … <text:span text:style-name="T149">для </text:span><text:span text:style-name="T21">всех</text:span><text:span text:style-name="T149"> нас.</text:span></text:p>
      <text:p text:style-name="P16">– <text:span text:style-name="T150">Так что ему говорят где базируются </text:span><text:span text:style-name="T22">Schwarzkommando</text:span><text:span text:style-name="T150"> и подвозят до города, где бизнесмены подхватывают пару охочих </text:span><text:span text:style-name="T22">Fräuleins </text:span><text:span text:style-name="T151">и укатывают в сторону заката. Слотроп стоит в их выхлопных газах, бормочет:</text:span></text:p>
      <text:p text:style-name="P17">– <text:span text:style-name="T152">В следующий раз нарвёшься уже не на бисквитный торт, ты, жопа с ручкой….</text:span></text:p>
      <text:p text:style-name="P208">Ему потребовался <text:s/>час, чтобы доьраться до лагеря пешком <text:span text:style-name="T153">через широкие луга, чй цвет становится всё глубже словно пропитываясь зелёной краской в своей дрёме… он различает тени каждой былинки тянущиеся общей тенью к востоку… чисто молочный свет всплывает колокольным изгибом повыше почти зашедшего солнца, прозрачно белая плоть, растворяющаяся через множество оттенком голубого, от порохового до тёмно стального в зените… почему он тут, зачем ему это? Это тоже идея Урсулы лемминга, мешаться в личные разборки посторонних людей, когда ему надо… не важно что… эх….</text:span></text:p>
      <text:p text:style-name="P209">Да! да что сталось с Imipolex G, с тем всем Джамфом, а и <text:span text:style-name="T154">с тем S-Gerät, тут нужен твёрдый глаз непредвзятого наблюдателя, да идти в одиночку против всех и вся, отомстить за моего друга, которого Они убили, забрать мои Удостоверения и найти тот кусок загадочной детали но сейчас это о ПРОСТО КАК—</text:span></text:p>
      <text:p text:style-name="P4"/>
      <text:p text:style-name="P383">ИСКА-АТЬ ИГОЛКУ В СТОГУ СЕ-Е-Е-НА!</text:p>
      <text:p text:style-name="P384">Ссссс<text:span text:style-name="T1">—</text:span>смотривинфракаких-то лучах полнолуния,</text:p>
      <text:p text:style-name="P384">(Что-то) ухватит тебяаааа!</text:p>
      <text:p text:style-name="P210"/>
      <text:p text:style-name="P211">Ноги ш<text:span text:style-name="T155">ушукаются</text:span> сквозь травы и растительность лугов, <text:span text:style-name="T155">напевают в точности в той бездыханной, запрокинутой манере Фреда Эстейра, когда тот взвешивал свои шансы когда-либо снова найти Джинджер Роджерс по эту сторону их грациозной смертности….</text:span></text:p>
      <text:p text:style-name="P215">Затем, резко переключается обратно— нет нет, погоди, тебе ж надо трезво спланировать, прикинуть <text:s/>возможные варианты, определить цели в этот критический поворотный момент своей... </text:p>
      <text:p text:style-name="P212">Йа<text:span text:style-name="T1">—</text:span><text:span text:style-name="T9">та-та</text:span>, <text:span text:style-name="T156">ИСКА-АТЬ ИГОЛКУ В СТО—</text:span></text:p>
      <text:p text:style-name="P213">Нетнетнетнет <text:span text:style-name="T157">брось, Джексон, перестань дурить, надо </text:span><text:span text:style-name="T23">сосредоточиться</text:span><text:span text:style-name="T157">…. Теперь про S-Gerät—Окей, если получится найти S-Gerät и как Джамф вписывается во всё это, если смогу узнать, да да теперь Imipolex… <text:s/></text:span></text:p>
      <text:p text:style-name="P212"/>
      <text:p text:style-name="P385">—<text:span text:style-name="T158">в поисках (хм-м) полного шафраном погребка…</text:span></text:p>
      <text:p text:style-name="P18"/>
      <text:p text:style-name="P214"><text:soft-page-break/>О…</text:p>
      <text:p text:style-name="P217">И в этот примерно момент, <text:span text:style-name="T159">словно просто кто-то очень захотел и заставил появиться, возникает один-единственный укол иглой в небе: первая звезда. </text:span></text:p>
      <text:p text:style-name="P218">Пусть я успею предупредить их вовремя.</text:p>
      <text:p text:style-name="P219">Они переняли Слотропа между деревьев, <text:span text:style-name="T160">тощие, бородатые, чёрные—они приводят его к кострам, где кто-то играет на пальцевой арфе, дека выточена из куска Германской сосны, а булавками обрезки рессор Фольксвагена. Женщины в белых ситцевых юбках с узором из синих цветов, в белых блузах, плетёных передниках, и чёрных платках заняты с кастрюлями и жаровниками. На некоторых ожерелья из кусочков страусиных яиц с ножевыми насечками, красные и синие. Большущий кус говядины проворачивается на деревянном шампуре над костром.</text:span></text:p>
      <text:p text:style-name="P220">Енцина тут нет, но <text:span text:style-name="T161">есть Андреас Орукамбе, нервный как туго натянутый провод, во флотском свитере и армейских штанах. Он помнит Слотропа: «</text:span><text:span text:style-name="T24">Was ist los?</text:span><text:span text:style-name="T161">»</text:span></text:p>
      <text:p text:style-name="P221">Слотроп сообщает: «Собираются напасть в полночь. Не знаю сколько будет, <text:span text:style-name="T162">но может вам лучше <text:s/>уйти».</text:span></text:p>
      <text:p text:style-name="P19">– <text:span text:style-name="T162">Может,</text:span>– <text:span text:style-name="T162">улыбается Андреас,</text:span>– <text:span text:style-name="T162">Ты ел?</text:span></text:p>
      <text:p text:style-name="P222">Спор, уйти или остаться, продолжается за ужином. <text:span text:style-name="T163">Это расходится с тем как в офицерской школе Слотропа учили принимать тактические решения. Похоже тут имеются иные соображения, что-то о чём знают Иреро Зоны, а Слотроп нет.</text:span></text:p>
      <text:p text:style-name="P20">– <text:span text:style-name="T164">Мы должны идти куда идём,</text:span>– <text:span text:style-name="T164">Андреас поясняет ему позже,</text:span>– <text:span text:style-name="T164">куда Мукуру хочет, чтоб мы шли.</text:span></text:p>
      <text:p text:style-name="P21">– <text:span text:style-name="T165">О. О, я думал вы тут что-то ищете, как и все другие. Как насчёт 00000?</text:span></text:p>
      <text:p text:style-name="P22">– <text:span text:style-name="T166">Всё в руках Мукуру. Он прячет это там, где хочет, чтоб мы искали.</text:span></text:p>
      <text:p text:style-name="P23">– <text:span text:style-name="T167">Слушай, у меня ест наводка по тому S-Gerät.</text:span>– <text:span text:style-name="T167">Он пересказывает историю Греты Эрдман</text:span>—<text:span text:style-name="T168">Хит, нефтеперегонный завод, имя Блисеро</text:span>—</text:p>
      <text:p text:style-name="P223"><text:span text:style-name="T9">Это</text:span> <text:span text:style-name="T178">дзинькнуло</text:span> знакомым звоночком. Грянуло гонгом, фактически. <text:span text:style-name="T169">Все переглядываются. «Так»,– Андреас весьма осторожно,– «это имя того Немца, <text:s/>командира батареи применившей S-Gerät?</text:span></text:p>
      <text:p text:style-name="P24">– <text:span text:style-name="T170">Я не знаю </text:span><text:span text:style-name="T25">применили</text:span><text:span text:style-name="T170"> ли они его. Блисеро отвёз женщину на завод, где его либо собирали, либо изготовили какую-то часть его, из пластика, что называется Imipolex G.</text:span></text:p>
      <text:p text:style-name="P25">– <text:span text:style-name="T171">И она не сказала где именно.</text:span></text:p>
      <text:p text:style-name="P25">– <text:span text:style-name="T172">Только <text:s/>«это был Хит». Попробуйте найти её мужа. Миклош Танац. Он, возможно, видел сам запуск, если это было. Там происходило что-то необычное, но я так и не узнал что.</text:span></text:p>
      <text:p text:style-name="P26">– <text:span text:style-name="T173">Спасибо.</text:span></text:p>
      <text:p text:style-name="P27">– <text:span text:style-name="T173">Не за что. Можете мне кое-что сказать теперь.</text:span>– <text:span text:style-name="T174">Он вытаскивает найденную им мандалу.</text:span>– <text:span text:style-name="T174">Что это значит?</text:span></text:p>
      <text:p text:style-name="P224">Андреас кладёт её на землю, проворачивает, пока К смотрит на северо-восток. «Klar»,<text:span text:style-name="T1">– касается каждой буквы по очереди,– «Entlüftung, это женские буквы. Северные буквы. В наших деревнях женщины жили в хижинах на севернй половине круга, мужчины на южной. Сама деревня была мандалой. Klar это оплодотворение и рождение, <text:s/>Entlüftung дыхание, душа. Zündung и Vorstufe мужские знаки, деятельность, огонь и приготовление, или нарастание. А в центре, вот тут Hauptstufe. Это загородка, где мы держали священный скот. Души предков. То же самое и тут. Рождение, душа, огонь, нарастание. Мужское и женское, вместе. </text:span></text:p>
      <text:p text:style-name="P225">Четыре стабилизатора <text:span text:style-name="T175">Ракеты представляли крест, ещё одна мандала. Номер первый указывал направление куда полетит. Второй для высоты, третий от рысканья и качки, четвёртый для высоты. Каждая из противоположных пар лопаток работала вместе, и двигалась в противоположных смыслах. Противоположности вместе. Теперь понимаешь как <text:s/>мы могли чувствовать что она говорит с нами, пусть даже мы не поднимали её в позицию, чтобы поклоняться стабилизаторам. Но это ожидало нас, когда мы приехали на север, вГерманию, очень давно… даже в растерянности, оторванные от корней, какими мы тогда были, мы </text:span><text:span text:style-name="T26">знали</text:span><text:span text:style-name="T175">, </text:span><text:soft-page-break/><text:span text:style-name="T175">что наша судьба связана с её собственной. Что нас переместила армия Троты для того, чтобы мы нашли Агрегат. </text:span></text:p>
      <text:p text:style-name="P237">Слотроп отдаёт ему мандалу. Надеется, чт та сработает как мантра, которую Енцин говорил ему когда-то, мба-каере (я обойдён), мба-каере… заклинание против Марви в эту ночь, против Чичерина. Мезуза. Пережить плохую ночь….</text:p>
      <text:p text:style-name="P237"><draw:frame draw:style-name="fr1" draw:name="Image1" text:anchor-type="paragraph" svg:width="6.9252in" svg:height="0.3661in" draw:z-index="0"><draw:image xlink:href="Pictures/1000000000000B720000009B428C9716555D8079.png" xlink:type="simple" xlink:show="embed" xlink:actuate="onLoad" loext:mime-type="image/png"/></draw:frame><text:s text:c="2"/></text:p>
      <text:p text:style-name="P221"><text:span text:style-name="T9">Schwarzkommando</text:span> <text:span text:style-name="T176">захватили Ахтфадена, но Чичерину достался Нэриш. Тот обошёлся ему в Дер Шпрингера и трёх военнослужащих в палате госпиталя с укусами. У одного прокушена артерия. <text:s/>Нэриш пытался прорваться в стиле Оди Мёрфи. Обмен коня на слона—Нэриш в состоянии наркотического гипноза орал про Святой Круг и Крест Ракетостабилизаторов. Но чёрным неизвестно то, что ещё знал Нэриш:</text:span></text:p>
      <text:p text:style-name="P226">(а) с земли имелась радиосвязь с S-Gerät, <text:span text:style-name="T177">но лишь в таком направлении,</text:span></text:p>
      <text:p text:style-name="P227">(б) имелась проблема между сервоприводом и дополнительной линий кислорода проложенной понапраавлению к корме от основного бака,</text:p>
      <text:p text:style-name="P228">(в) Вайсман не только координировал проект S-Gerät в Нордхаузене, но ещё и командовал батареей запустившей Ракету 00000.</text:p>
      <text:p text:style-name="P229">Тотальный шпионаж. <text:span text:style-name="T179">Кусочек за кусочкам эта мозаика растёт. Чичерин, без сейфа, носит её в своём мозгу. Каждый кусок и осколочек вписываются. Куда более ценная чем мозаика Равенны, иногда предстаёт на фоне это неба крахмального цвета….</text:span></text:p>
      <text:p text:style-name="P230">Радиосвязь + кислород = форсажная камера некоего рода. <text:span text:style-name="T180">Однако Нэриш говорил таке об асимметрии, какой-то груз возле третьей лопасти стабилизатора, что усложняло контроль качки и рысканья почти до невозможности. </text:span></text:p>
      <text:p text:style-name="P231">Но разве та форсажная камера не добавит асимметричного сгорания, и не будет ли нагрев больше, чем конструк<text:span text:style-name="T181">ц</text:span>ия способна выдержать? <text:span text:style-name="T182">Чёрт, почему он не захватил хоть </text:span><text:span text:style-name="T27">какого-нибудь </text:span><text:span text:style-name="T182"><text:s/>специалиста движущей системы? Или Американцы их всех собрали?</text:span></text:p>
      <text:p text:style-name="P232">Майор Марви, охотничий нож в зубах и два автомата Томсона упёрты в бёдра, <text:span text:style-name="T183">так же ошарашен на поляне, как и остальные атакующие, не в настроении для разговоров. Вместо этого он хмурится и хлыщет водку из бездонного котелка Джабаева. <text:s/>Но едва любой из инженеров двигательного отдела по S-Gerät показался бы в Гармише, Марви дал бы ему знать. Так оно делается. Западная разведка, Русские пальцы на спусковом крючке.</text:span></text:p>
      <text:p text:style-name="P233">О, он <text:span text:style-name="T9">нюхом чует</text:span> Енцина… <text:span text:style-name="T184">даже сейчас чёрный может смотреть на него из ночи. Чичерин закуривает сигарету, зелёносинелавандовый огонь оседает в жёлтый… он держит пламя дольше чем нужно, думает </text:span><text:span text:style-name="T28">пусть он. Он не станет. Я бы нет. Ну… может и да</text:span><text:span text:style-name="T184">….</text:span></text:p>
      <text:p text:style-name="P234">Но в эту ночь стало на квантовый скачок ближе. <text:span text:style-name="T185">Они точно встретятся. Это случится из-за S-Gerät, неважно реален тот или вымышлен, неважно работает ли или разбит, они встретятся лицом к лицу. </text:span><text:span text:style-name="T29">Тогда уж</text:span><text:span text:style-name="T185">…</text:span></text:p>
      <text:p text:style-name="P235">А тем временем, что за таинственный <text:span text:style-name="T186">агент Советской разведки, о котором говорит Марви? С паранойей тебя, Чичерин. Возможно в Москву настучали про твою вендетту. Если они собирают улики для военно-полевого, то на этот раз уже Центральной Азией не обойдётся. Готовься к должности Последнего Секретаря посольства в Атлантиде. Сможешь вести переговоры насчёт арестов за наркотики всех утонувших Руссих моряков, выправишь своему отцу визы в далёкую Лемурию, на солнечные курорты Саргасова морякуда сбираются кости валяться и белеть и насмехаться над проходящими судами. А за минуту до его отправления на полуденном течении, брошюрки втиснуты меж рёбер, скрутка чеков для путешествия втиснута в глазницу черепа, скажи ему про его чёрного сына—расскажи ему про тот день с Енциным в наползающем краю осени. Холодной как смертный холод апельсина присыпанного колотым льдом на террасе <text:s/>отеля </text:span><text:soft-page-break/><text:span text:style-name="T186">в Барселоне </text:span><text:span text:style-name="T30">si me quieres escribir </text:span><text:span text:style-name="T187">ты уже знаешь, где я остановлюсь… холод в кончике твоего пальца счищающего кожуру, неизлечимо нагрянувший холод….</text:span></text:p>
      <text:p text:style-name="P28">– <text:span text:style-name="T188">Послушай,</text:span>– <text:span text:style-name="T188">Марви уже на поддаче и разозлён,</text:span>– <text:span text:style-name="T188">када мы даберёмся до тех х’сосов?</text:span></text:p>
      <text:p text:style-name="P29">– <text:span text:style-name="T189">Никуда не денутся, можешь не сомневаться.</text:span></text:p>
      <text:p text:style-name="P30">– <text:span text:style-name="T190">Ты ба знал ка </text:span><text:span text:style-name="T31">на мня</text:span><text:span text:style-name="T190"> давют с Парижа! Со штаба! Фантастика! Тама навирху есь люди шо им ба покончать тех <text:s/>х’сосов прям </text:span><text:span text:style-name="T31">щас</text:span><text:span text:style-name="T190">. А то ж нажмут кнопку и не видать мне Мексиканских шлюх скоко </text:span><text:span text:style-name="T31">живу</text:span><text:span text:style-name="T190">. Типерь сичёш чё те черномазики удумали, хто-та должон становить их покуда не трахнули, блядь</text:span>—</text:p>
      <text:p text:style-name="P31">– <text:span text:style-name="T191">Этот человек из разведки, что ты видел</text:span>—<text:span text:style-name="T192">политика наших правительств легко может впадать</text:span>—</text:p>
      <text:p text:style-name="P31">– <text:span text:style-name="T192">Те в спину не дышит Дженерал Электрик. <text:s/>Дилон… Рид… Стандарт Ойл… блядь….</text:span></text:p>
      <text:p text:style-name="P32">– <text:span text:style-name="T193">Так это так и надо, парни,</text:span>– <text:span text:style-name="T193">вмешивается Чортов Чиклиц.</text:span>– <text:span text:style-name="T194">Тут </text:span><text:span text:style-name="T32"><text:tab/></text:span><text:span text:style-name="T194"> бизнесмены, чтоб правильно вести дела, вместо того, чтоб всем заправляло правительство. Твоя левая рука не знает что </text:span><text:span text:style-name="T32">правая</text:span><text:span text:style-name="T194"> твоя </text:span><text:span text:style-name="T32">делает</text:span><text:span text:style-name="T194">! Вам </text:span><text:span text:style-name="T32">понятно</text:span><text:span text:style-name="T194">?</text:span></text:p>
      <text:p text:style-name="P236">Что <text:s/>за дела <text:span text:style-name="T195">тут</text:span>? Политический диспут? <text:span text:style-name="T196">Мало унижения, что упущены </text:span><text:span text:style-name="T33">Schwarzkommando</text:span><text:span text:style-name="T196">, нет, ещё не всё, не думай, что легко отделаешься….</text:span></text:p>
      <text:p text:style-name="P33">– <text:span text:style-name="T196">А и как насчёт Герберта Гувера?</text:span>– <text:span text:style-name="T197">Чиклиц вскрикивает.</text:span>– <text:span text:style-name="T198">Он пришёл и </text:span><text:span text:style-name="T34">накормил</text:span><text:span text:style-name="T198"> ваш народ, когда вы голодали. Тут </text:span><text:span text:style-name="T34">любят</text:span><text:span text:style-name="T198"> Гувера</text:span>—</text:p>
      <text:p text:style-name="P34">– <text:span text:style-name="T199">Да— Чичерин его прерывает,</text:span>– <text:span text:style-name="T200">что Дженерал Электрик тут делает, кстати?</text:span></text:p>
      <text:p text:style-name="P238">Дружеский подмиг от майора Марви: «<text:span text:style-name="T201">Мистер Своп был неразлей-вада <text:s/>со <text:s/>старым Рузвельтом, паимаиш? Тада Своп был у нё в Мазгавом Тресте. Евреи пачти все, но Своп окей. Вобщем, у ДжЭл тут связи с Сименс, они работали над управленем V-2, помнишь—</text:span></text:p>
      <text:p text:style-name="P35">– <text:span text:style-name="T202">Своп Еврей,</text:span>– <text:span text:style-name="T202">грит Чиклиц.</text:span></text:p>
      <text:p text:style-name="P36">– <text:span text:style-name="T203">Неа</text:span>—<text:span text:style-name="T203">Чортов, сам низнаиш чё гриш.</text:span></text:p>
      <text:p text:style-name="P37">– <text:span text:style-name="T204">Я те грю</text:span>— <text:span text:style-name="T204">Они впадают в препирательство соковыжималок про этническую принадлежность экс-Председателя ДжЭл, полное яда и вялой ненависти. Чичерин прислушивается только одним ухом. На него наползает случай головокружения. Разве Нэриш, под наркотиками, не поминал представителя Сименс на заседаниях по S-Gerät в Нордхаузен? Да, и ещё человека IG. И разве Карл Шмиц из IG не сидит в совете директоров Сименс?</text:span></text:p>
      <text:p text:style-name="P239">Марви спрашивать без толку. Он уже слишком пьян, чтобы держаться какой-либо одной теме. «<text:span text:style-name="T205">А знаш, я мало чё разбрался када сюда прибыл. Блиадь, я ж думал I.G. Farben то каво-то имя, знаш, шо то кент—алё, это <text:s/>I.G. Farben? Нет, этта его жена, </text:span><text:span text:style-name="T35">мизус</text:span><text:span text:style-name="T205"> <text:s/>Farben! Йааах-ха-ха-ха!»</text:span></text:p>
      <text:p text:style-name="P240">Чортов Чиклиц переключился на свою обычную хохму с Элеонор Рузвельт: «<text:span text:style-name="T206">На дниах я и мой сын Идиот—то есть, Элиот—пекли пирожные. Пирожные, послать нашим ребятам за океан. Когда ребята получат пирожные от нас, они испекут пирожные и пошлют домой, нам. Таким способом </text:span><text:span text:style-name="T36">каждому</text:span><text:span text:style-name="T206"> достаётся пирожное!»</text:span></text:p>
      <text:p text:style-name="P241">О, Вимпе! <text:span text:style-name="T207">Старый</text:span> V-<text:span text:style-name="T207">трудяга, не ты ли это сказал? </text:span><text:s/><text:span text:style-name="T208">Что твоя <text:s/>IG станет</text:span><text:span text:style-name="T37"> истинной моделью держав?</text:span></text:p>
      <text:p text:style-name="P242">Так оно доходит Чичерину тут на <text:span text:style-name="T679">просеке</text:span>, <text:span text:style-name="T209">с этими двумя дураками по бокам от него, посреди обломков последнего запуска какой-то безномерной батареи, троса застыли на точке, где операторы выключили лебёдки, пивные бутылки валяются там же, куда были брошены последними солдатами в последнюю ночь, всё говорит так явно о масштабах разгрома, оперативной смерти. <text:s text:c="2"/></text:span></text:p>
      <text:p text:style-name="P38">– <text:span text:style-name="T210">И, между прочим.</text:span>– <text:span text:style-name="T211">Смахивает будто очень большой белый Палец к нему обращается. Его Ноготь великолепно отманикюрен: разворачиваясь к нему, он медленно <text:s/>демонстрирует Отпечаток Пальца, который вполне может быть аэросъёмкой Дактилограда, города будущего, где каждая душа на учёте и где никуда не спрячешься. Прямо сейчас, суставы движутся с мягкими гидравлическими щелчками, Палец обращает внимание Чичерина на</text:span>—</text:p>
      <text:p text:style-name="P39"><draw:frame draw:style-name="fr2" draw:name="Image2" text:anchor-type="char" svg:x="0.3898in" svg:y="0.0618in" svg:width="0.4571in" svg:height="0.2146in" draw:z-index="1"><draw:image xlink:href="Pictures/10000201000000400000001E861FAB3411EB6B02.png" xlink:type="simple" xlink:show="embed" xlink:actuate="onLoad" loext:mime-type="image/png"/></draw:frame><text:soft-page-break/><text:s/><text:span text:style-name="T38">Ракетный картель. </text:span><text:span text:style-name="T212">Структура пронизывающая каждый орган, людской и бумажный, что когда-либо касался её. Даже в России… Россия покупала от Круппа, не так ли, от Сименса, от <text:s/>IG….</text:span></text:p>
      <text:p text:style-name="P243">Имеются ли соглашения, на которые Сталин не пойдёт… <text:span text:style-name="T213">и даже </text:span><text:span text:style-name="T39">ничего не знает</text:span><text:span text:style-name="T213">? О, Государство начинает обретать форму в разгосударствленной Германской ночи, Государство охватывающее океаны и поверхностную политику, суверенное как Интернационал или Римская Церковь, и Ракета душа его. IG Raketen. По цирковому яркие, плакатно красные и жёлтые, несчётные кольца, все вращаются вместе. Покручивается продетый в них чинный Палец. Чичерин уверен. Не столько из явных улик обнаруженных им в передвижениях по Зоне, как из личной судьбы, от которой ему не уйти—всегда упираться в края откровений. В первый раз так случилось с Кыргызским Светом, и всё, что открылось ему тогда, был страх, который всегда будет удерживать его от того, чтобы проникнуть до конца. Он никогда не пройдёт дальше краёв этого сверх-картеля, что дал ему знать о себе в эту ночь, этого Ракетогосударства, чьи границы он не может пересечь….</text:span></text:p>
      <text:p text:style-name="P244">Он будет тосковать о Свете, а о Пальце нет. <text:span text:style-name="T214">Печально, весьма печально, похоже все до одного в деле. Каждый крохобор тут работает на <text:s/>IG Raketen. Все кроме него и Енцина. Его брата, Енцина. Не диво, что Они охотятся на </text:span><text:span text:style-name="T40">Schwarzkommando</text:span><text:span text:style-name="T214">… и….</text:span></text:p>
      <text:p text:style-name="P245">И когда Они узнают, что я не тот, за кого они меня принимают… <text:span text:style-name="T215">и с чего это Марви так на меня сейчас смотрит, <text:s/>глаза выпучил… о, не паникуй, не давай пищи его безумию, он просто по эту сторону от… от….</text:span></text:p>
      <text:p text:style-name="P245"><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246">В Каксэвен, лето замедляясь, дрейфует в Каксэвен. <text:span text:style-name="T216">Луга гудят. Дождь топочет проносясь полумесяцем по осоке. Овцы, а изредка пара-другая тёмных северных оленей, будут выходить порыться в морских водорослях на берегу, который не совсем море, и не совсем песок, а удерживается солнцем туманным ни то, ни сё…. Таким же бредёт и Слотроп, проплывая по раскинувшимся как море лугам. Подобно вехам для заблудившихся путешественников, очертания снова и снова возникают для него, Зонные очертания, которые он отмечает, но не прочитывает. Больше уже нет. А оно и без разницы, наверное. Самые устойчивые из всех, что похоже вырисовываются в наименее реальное время дня, это высокие фронтоны с лестницами внутри у стольких северо-Германских древних зданий, вздымающихся, застя свет, своей странно влажной серостью, словно поднятой из моря, над этими ровными и очень низкими горизонтами. <text:s/>Они блюдут форму, они устойчивы, как памятники Анализа. Триста лет тому назад математики учились раскладывать взлёт и падение пушечного ядра на ступени дальности и высоты, </text:span><text:span text:style-name="T217">Δ</text:span><text:span text:style-name="T218">х и </text:span><text:span text:style-name="T217">Δ</text:span><text:span text:style-name="T218">у, сводя их ко всё более и более мелким, </text:span><text:span text:style-name="T219">приближая к нулю, </text:span><text:span text:style-name="T220">пока</text:span><text:span text:style-name="T219"> армии вечно уменьшающихся карликов </text:span><text:span text:style-name="T220">неслись галопом вверх по этим ступеням и снова вниз, </text:span><text:span text:style-name="T221">перестук их крохотных ног </text:span><text:span text:style-name="T222">становился всё тоньше, </text:span><text:span text:style-name="T223">сглаживаясь в ровный звук. </text:span><text:span text:style-name="T224">Это аналитическое наследие </text:span><text:span text:style-name="T225">передавалось неизменным</text:span><text:span text:style-name="T226">—</text:span><text:span text:style-name="T227">оно позволило технарям в Пенемюнде просматривать </text:span><text:span text:style-name="T228">плёнки Аскания </text:span><text:span text:style-name="T229">о</text:span><text:span text:style-name="T228"> полёт</text:span><text:span text:style-name="T229">е</text:span><text:span text:style-name="T228"> Ракет</text:span><text:span text:style-name="T229">ы</text:span><text:span text:style-name="T228">, <text:s/></text:span><text:span text:style-name="T229">кадр за кадром, </text:span><text:span text:style-name="T217"><text:s/>Δ</text:span><text:span text:style-name="T218">х и </text:span><text:span text:style-name="T217">Δ</text:span><text:span text:style-name="T218">у, </text:span><text:span text:style-name="T230">оставаясь сами вне полёта… </text:span><text:span text:style-name="T231">плёнка и исчисление, две порнографии полёта. </text:span><text:span text:style-name="T232">Напоминания о импотен</text:span><text:span text:style-name="T233">ции</text:span><text:span text:style-name="T232"> и </text:span><text:span text:style-name="T233">абстрагировании, </text:span><text:span text:style-name="T234">каменные очертания Treppengiebel, целые и разбитые, </text:span><text:span text:style-name="T235">возникают теперь над зелёными равнинами, </text:span><text:span text:style-name="T236">и держатся какое-то время, и уходят: </text:span><text:span text:style-name="T237">в тни их дети с волосами как сено играют в </text:span><text:span text:style-name="T238">Himmel</text:span><text:span text:style-name="T237"> и </text:span><text:span text:style-name="T238">Hölle</text:span><text:span text:style-name="T237">, </text:span><text:span text:style-name="T239">прыгая на деревенские мостовые с неба в ад </text:span><text:span text:style-name="T240">и в небо постепенно, по ступеням, </text:span><text:span text:style-name="T241">порою</text:span><text:span text:style-name="T240"> позволяя </text:span><text:span text:style-name="T241">и </text:span><text:span text:style-name="T240">Слотропу поп</text:span><text:span text:style-name="T241">ытаться</text:span><text:span text:style-name="T240">, </text:span><text:span text:style-name="T241">иногда исчезая в тёмные проулки, где дома постарше, многооконные и горестные, </text:span><text:span text:style-name="T242">склоняются вечно к соседним через улочку, </text:span><text:span text:style-name="T243">почти соприкасаясь над головой, </text:span><text:span text:style-name="T244">только узкая полынья молочного неба между ними</text:span><text:span text:style-name="T233">. </text:span></text:p>
      <text:p text:style-name="P247">С наступлением темноты дети бродят по улицам <text:span text:style-name="T251">с круглыми бумажными фонариками в руках, распевают </text:span><text:span text:style-name="T41">Laterne, Laterne, Sonne, Mond und Sterne…</text:span><text:span text:style-name="T251"> сферы в деревенских сумерках, бледные </text:span><text:soft-page-break/><text:span text:style-name="T251">как души, поющие прощай-прощай ещё одному лету. В прибрежном городке возле Висмара, когда он засыпает в маленьком парке, они окружают Слотропа, чтобы рассказать ему историю про Плечацунга, СвиноГероя, который, где-то ещё в 10-м веке, разгромил вторгшихся Викингов, появившись вдруг из удара молнии и загнав ватагу вопящих Норвежцев обратно в море. Каждое лето с той поры, отводился особый вторник, чтобы отпраздновать спасение города—вторник ведь наименован в честь Тора или Донара, бога громовержца, который послал великансккую свинью. Старые боги, даже уже в 10-м столетии, всё ещё пользовались симпатией людей. Донара ещё не сократили в Святого Петра или Роланда, хотя церемония стала проводиться у городской статуи Роланда возле Петерскирхе. </text:span></text:p>
      <text:p text:style-name="P249">В текущем году, однако, празднование в опасности. <text:span text:style-name="T252">Шрауб, сапожник который исполнял роль Плечацунга в предыдущие 30 лет, был призван прошлой зимой в Volksgrenadier и больше не вернулся. Теперь белые фонарики грудились вокруг Тайрона Слотропа, подпрыгивая в темноте. Маленькие пальчики тычут его живот.</text:span></text:p>
      <text:p text:style-name="P40">– <text:span text:style-name="T253">Ты самый толстый толстяк в мире.</text:span></text:p>
      <text:p text:style-name="P40">– <text:span text:style-name="T254">Он толще любого в деревне.</text:span></text:p>
      <text:p text:style-name="P41">– <text:span text:style-name="T255">Ты же будешь? Будешь?</text:span></text:p>
      <text:p text:style-name="P43">– <text:span text:style-name="T255">Ну, не </text:span><text:span text:style-name="T42">такой уж </text:span><text:span text:style-name="T255">я и толстый... </text:span></text:p>
      <text:p text:style-name="P43">– <text:span text:style-name="T256">Вот я же тебе говорил, что кто-то подвернётся.</text:span></text:p>
      <text:p text:style-name="P42">– ...<text:span text:style-name="T257">погодите-ка, буду я что?</text:span></text:p>
      <text:p text:style-name="P46">– Будешь Плечацунга завтра.</text:p>
      <text:p text:style-name="P46">– Пожалуйста.</text:p>
      <text:p text:style-name="P250">При его мягкотелости в этот период, Слотроп поддаётся. <text:span text:style-name="T258">Его вытаскивают из травяной постели в центр, в городское правление. В подвале костюмы и бутафория для </text:span><text:span text:style-name="T43">Schweinheldfest</text:span><text:span text:style-name="T258">—щиты, копья, рогатые шлемы, мохнатые звериные шкуры, деревянные молоты Тораи трёхметровые молнии в золотой фольге. Свинский костюм малость пугает—розовый, синий жёлтый, ярко едкие цвета, Германская свинья Экспрессионизма, плюш снаружи, соломенная набивка внутри. Но похоже размер тютелька-в-тютельку. Хмм.</text:span></text:p>
      <text:p text:style-name="P251">Толпа на следующее утро невелика и благодушна: <text:span text:style-name="T259">старики и дети, да несколько молчаливых ветеранов. Захватчики Викинги все малолетки, шлемы спадают им на глаза, накидки волочатся по земле, щиты такого же роста как они, а вооружение в два раза выше. Образы великана Плечацунга с белой палкой и красными и синими васильками выплетенные на проволочных каркасах, обрамляют площадь. Слотроп дожидается спрятанный позади Роланда, необычайно мрачного субъекта с вылупленными глазами, осиной талией и кудрявой головой. Со Слотропом арсенал фейерверка и его ассистент Фриц, оригинал карикатуры Вильгельма Буша лет 8-ми от роду. Слотроп немного нервничает, от своей непривычности к свиногеройским фестивалям. Но Фриц опытный дока, и он рассудительно принёс стеклянный кувшин с каким-то жидким мозговредительством настоянным на укропе с кориандром, а выгнанном, если только </text:span><text:span text:style-name="T44">Haferschleim </text:span><text:span text:style-name="T260">не не означает чего-то ещё, из толокна.</text:span></text:p>
      <text:p text:style-name="P44">– <text:s/><text:span text:style-name="T44">Haferschleim, </text:span><text:span text:style-name="T260">Фриц?</text:span>– <text:span text:style-name="T261">Он хряпнул ещё, жалея, что спросил.</text:span></text:p>
      <text:p text:style-name="P248"><text:span text:style-name="T1">– <text:s/></text:span><text:span text:style-name="T44">Haferschleim, <text:s/>ja.</text:span><text:span text:style-name="T1"> </text:span></text:p>
      <text:p text:style-name="P45">– <text:s/><text:span text:style-name="T262">Ну, <text:s/></text:span><text:span text:style-name="T44">Haferschleim </text:span><text:span text:style-name="T262">лучше, чем ничего, хо, хо…</text:span><text:span text:style-name="T44"> </text:span>– <text:span text:style-name="T262">Чем бы оно ни было, но без задержки бьёт по нервным центрам. К тому времени как Викинги, под церемониальным духовой хорал местного оркестра, пыхтя дотащились до статуи, построились рядами и потребовали сдачи города, Слотроп отмечает, что его мозг <text:s/>не дотягивает до присущей ему чёткости. В этот момент Фриц зажигает спичку, и разверзаются врата ада, ракеты, Римские свечи, вертушки-трахалки и</text:span>—<text:span text:style-name="T263">ПЛЕЕЧЧА-ЦУНГГА! Громадный заряд чёрного пороха выбрасывает его на открытое место с опалённым задом и распрямившейся колом завитушкой хвоста. «О, да, всё так, агаа...»</text:span>– <text:span text:style-name="T264">Вихляясь, с широчайшей ухмылкой, Слотроп выкрикивает свои слова: «Я гнев Донара</text:span>—<text:span text:style-name="T264">и сегодня вы будете мне наковальней!»</text:span>– <text:span text:style-name="T265">Прочь все они бросились хорошей орущей погоней по </text:span><text:soft-page-break/><text:span text:style-name="T265">улицам, под ливнем белых цветов, малышня пищит, вниз к воде, где каждый начинает плескаться и макать всех, кто подвернётся. Горожане откупоривают пиво, вино, хлеб, творог, колбасу. Золотисто-коричневые </text:span><text:span text:style-name="T45">Kartoffelpuffer</text:span><text:span text:style-name="T265"> <text:s/>снимаются капая жаром из жира в чёрных сковородах на костерках торфа. Девушки начинают поглаживать рыло Слотропу и бархатные бока. Город спасён ещё на один год.</text:span></text:p>
      <text:p text:style-name="P252">Мирный, пьяный день, <text:span text:style-name="T266">полный музыки, запаха морской воды, топи, цветов, жареного лука, пролитого пива и свежей рыбы, над головой облачка цвета инея раздуваются по синему небу. Бриз достаточно прохладен, чтоб Слотроп не взопрел внутри внутри своего свинского костюма. Вдоль всей линии берега, сине-серые леса дышат и мерцают. Белые паруса тянутся в море. </text:span></text:p>
      <text:p text:style-name="P253">Слотрп возвращается из коричневой задней комнаты трубочного-дыма-и-капусты маленького кафе <text:span text:style-name="T267">и около часа игры молот-в-кузнице—мечта любого парня—с <text:s/>ДВУМЯ дородными юными дамами в летних платьях и туфлях на деревянной подошве, обнаружить, что толпа начала сбиваться в группки из трёх-четырёх. О, блядь. Не сейчас, погоди ты…. Тугая схватка в дыре его жопы, голова и живот раздуты овсяной брагой и летним пивом, Слотроп сидит на куче сетей и пытается, слишком много хочет, встряхнуть себя до протрезвления.</text:span></text:p>
      <text:p text:style-name="P254">Эти появляющиеся в толпе водоворотики обычн<text:span text:style-name="T268">ый признак</text:span> чёрн<text:span text:style-name="T268">ого</text:span> рын<text:span text:style-name="T268">ка</text:span>. <text:span text:style-name="T269">Сорняки паранойи начинают распускаться полным цветом, тёмно-зелёным, посреди этого сада и полуденных безмятежностей. Последний в своём роду и как далеко откатился—ни один другой Слотроп никогда не ощущал такого страха от присутствия Коммерции. Газеты уже разостланы на камнях мостовой, чтобы покупатели могли высыпать на них содержимое банок кофе, убедиться, что всё это </text:span><text:span text:style-name="T46">Bohnenkaffee</text:span><text:span text:style-name="T269">, а не тонкий слой его поверх эрзаца. Золотые часы и кольца возникают с отрывистыми взблесками на солнце из пропылённых карманов. Сигареты мелькают из рук в руки под вперемешку с обвислыми, засаленными и беззвучными Рейхсмарками. Малыши играют у ног пока взрослые торгуются на Польском, Русском, северо-Балтийском, Нижненемецком. Несколько в стиле ПиэЛов тут, немного безличностный, просто мимоходный, торговля на ходу, в движении, почти типа ах да чуть не забыл… откуда все они взялись, эти серые торгаши, какие тени в </text:span><text:span text:style-name="T46">Gemütlichkeit</text:span><text:span text:style-name="T269"> этого дня таили их?</text:span></text:p>
      <text:p text:style-name="P255">Материализуясь из их <text:s/>таинственной тиши <text:span text:style-name="T270">их ведомства, полицаи показываются теперь, два чёрно-белых автобуса полные сине-зелёных униформ, белые нарукавные повязки, ведёрки шапок со звёздной пылью знаков различия, дубинки уже выдернуты, чёрные членозаменители в нервных руках, подрагивают, готовы к применению. Водовороты в толпе пропадают мгновенно, ювелирные изделия звякают о мостовую, сигареты рассыпаются и затаптываются стадом бегущих гражданских, среди враз возникшего мусора из часов, военных орденов, шёлковых тканей, рулончиков купюр, розовых картофелин, каждый глазок которых вытаращен в тревоге, пальцы длинных, по локоть, перчаток козлиной кожи хватаются за небо, вдрызг разбитые электролампочки, Парижские тапочки, золочёные рамы картин с натюрмортами брусчатки внутри, кольца, броши, совсем уже безхозные, все слишком напуганы.</text:span></text:p>
      <text:p text:style-name="P256">Чему удивляться. Полицаи подавляют эти трансакции <text:span text:style-name="T271">в точности как должно быть разгоняли анти-Нацистские выступления до Войны, валят с этими своими, хмм </text:span><text:span text:style-name="T47">ja</text:span><text:span text:style-name="T271">, с этими гнущимися дубинками, глаза выцеливают малейшую угрозу, воняют кожей, волоснёй помышек взмокрелой от их собственного страха, сметают ребятишек по-трое-за-раз, обыскивают девушек и стариков, заставляют снимать и вытряхивать даже обувь и нижнее, тыча и рассыпая удары неустанной дубиночной страды среди плача детишек и женского визга. Под натренированностью и ликованьем ностальгия по дням былого. Война была должно быть тощими годами для разгона толп, тебе в удел оставались убийство и хандра, скорее сего. Но теперь, стоит задача защиты Белого Рынка, тут опять целые улицы полные тел жаждущих этого </text:span><text:span text:style-name="T47">erste Abreibung</text:span><text:span text:style-name="T271">, и можешь биться об заклад, лягаши от счастья себя не помнят.</text:span></text:p>
      <text:p text:style-name="P257">Скоро к ним подтягивается Российское подкрепление, три грузовика <text:span text:style-name="T272">молодых Азиатов в гимнастёрках, которые похоже вообще не знают где это они, просто привезли откуда-то где </text:span><text:soft-page-break/><text:span text:style-name="T272">очень холодно и очень далеко к востоку. Из своих кузовов, как футболисты высыпавшие на поле, выстраиваются в линию и начинают очищать улицу, тесня толпу к воде. Слотроп в самой гуще всего этого, затолкан, спотыкаясь задом наперёд, маска свиньи отрезает половину поля зрения, пытается прикрыт кого только сможет–пару детишек, старушку, что перед этим толкала нитки для вязания. Первые удары дубинок угодили в соломенную набивку поверх его живота и не очень-то чувствуются. Гражданские валятся слева и справа, но Плечацунга не отступает. Может утром была всего лишь генеральная репетиция? Ждут ли от Слотропа, чтобы отбил </text:span><text:span text:style-name="T48">настоящее</text:span><text:span text:style-name="T272"> вторжение иноземцев? Крохотная девчушка уцепилась за его ногу, выкликая имя </text:span><text:span text:style-name="T48">Schweinheld’а</text:span><text:span text:style-name="T272"> уверенным голосом. Пожилой фараон, годы взяток и привольной жизни на внутреннем фронте в его лице, набегает с замахом дубинки в голову Слотропа. Свинья-герой уворачивается и лягает свободной ногой. Как только фараон согнулся, полдюжины гражданских с криками подскакивают освободить его от шапки и дубинки. Слёзы, взблёскивая на солнце, катятся из усохших глаз. Потом стрельба пошла откуда-то, все в панике, чуть не снесли Слотропа с ног, малышка сорвана с его ноги и затерялась в бегстве навсегда. </text:span></text:p>
      <text:p text:style-name="P258">Из улицы в гавань. Полиция перестала бить людей и начали <text:span text:style-name="T273">подбирать добычу с мостовой, но теперь уже подступают Русские и многие из них уставились на Слотропа. К счастью, одна <text:s/>девушка из кафе показалась как раз вовремя, берёт его за руку и тащит следом.</text:span></text:p>
      <text:p text:style-name="P47">– <text:span text:style-name="T274">Есть ордер на твой арест.</text:span></text:p>
      <text:p text:style-name="P47">– <text:span text:style-name="T274">Ещё чего? Они и без бумажек работают во всю.</text:span></text:p>
      <text:p text:style-name="P48">– <text:span text:style-name="T275">Русские нашли твою форму, думают, что ты дезертир.</text:span></text:p>
      <text:p text:style-name="P48">– <text:span text:style-name="T275">Это точно.</text:span></text:p>
      <text:p text:style-name="P259">Она уводит Слотропа к себе домой: в его костюме свиньи. <text:span text:style-name="T276">Они лежат за желтизной спермы на простыне устремлённой к потолку, тесно прижавшись на узкой кровати с лакированными столбиками по углам. Её мать нарезает свёклу на кухне. Оба их сердца колотятся, у Слотропа из-за опасности, у неё за него. Она рассказывает как жили её родители, её отец печатник, женился во время своих переходов, годы текущего странствия дошли уже до десяти, ни словечка где он и что с 42-го, когда прислал открытку из Нойкёльна, где он переночевал одну ночь у друга. Всегда какой-то друг, <text:s/>Бог знает в скольких задних комнатах, каютах, типографиях спал он всего оду ночь, дрожа, завернувшись в старые номера </text:span><text:span text:style-name="T49">Die Welt am Montag</text:span><text:span text:style-name="T276">, зная, что везде найдёт хотя бы пристанище, как любой из Buchdrucherverband, зачастую обед, почти наверняка неприятности с полицией, если задержится слишком надолго—это был хороший профсоюз. Они держались Германских радикальных традиций, не поддерживали Гитлера, когда остальные профсоюзы подстроились. Это затрагивает личные Пуританские надежды Слотропа на Слово, Слово сотворило типографскую краску, проживающую с антителами и дыханием в железных оковах в крови доброго человека, хотя его Миром всегда будет </text:span><text:span text:style-name="T49">Мир в Понедельник</text:span><text:span text:style-name="T276">, с его холодным режущим лезвием, отсекающим наималейшую иллюзию комфорта, которую буржуазия принимает за реальность… набирал ли он листовки против безумия в его стране? Был арестован, изувечен, убит? У неё есть его снимок в отпуске, где-то в Баварии, с водопадом, заснеженными пиками, загорелое лицо без возраста, Тирольская шляпа, подтяжки, ноги расставлены вечно наготове сорваться в бега: картинка остановила, сохранила тут, единственный способ удержать его, перебегающего из комнаты в комнату в его холодных Красных предместьях, <text:s/>масонские ночь за ночью… их фартучный и кухонный способ отправляться вечером или порожним днём изучать <text:s/></text:span><text:span text:style-name="T245">Δ</text:span><text:span text:style-name="T246">х</text:span><text:span text:style-name="T247">’</text:span><text:span text:style-name="T246">ы и </text:span><text:span text:style-name="T245">Δ</text:span><text:span text:style-name="T246">у</text:span><text:span text:style-name="T247">’</text:span><text:span text:style-name="T246">и</text:span><text:span text:style-name="T278"> </text:span><text:span text:style-name="T276">его бродяжного духа, в бегах—изучать как меняется он в промежутке падения ножа шторки, что могло услышаться ему в воде, бегущей как и он всегда, в утраченной тиши, позади него, уже позади.</text:span></text:p>
      <text:p text:style-name="P260">Даже теперь, лёжа рядом с чужаком переодетым свиньёй, <text:span text:style-name="T359">её отец мимолётная частица Слотропа, <text:s/>или кто там ещё лежал тут раньше, нелетучий, и слушал то же самое обещание: «Я пойду с тобой куда угодно».– Он видит их шагающими по железнодорожному мосту, сосны на длинных склонах гор вокруг, осенний свет солнца и холод, полдень, её лицо на фоне какой-то высокой </text:span><text:soft-page-break/><text:span text:style-name="T359">бетонной конструкции, отсвет бетона косо опускается с обеих сторон вдоль её скул, сливаясь с её кожей, смешиваясь со своим собственным светом. Её неподвижная фигура в чёрной шинели над ним, светлые волосы напротив неба, он сам на верху металлической лесенки на товарной станции, глядя вверх на неё, все их стальные дороги внизу пересекаются и ответвляются во все концы Зоны. Они оба в бегах. Вот что ей нужно. Но Слотроп просто хочет полежать неподвижно рядом с биением её сердца недолго… разве не этого желает каждый параноик? Усовершенствовать виды неподвижности? Но они приближаются, от дома к дому, в поисках своего дезертира, и это Слотроп должен уходить, а она оставаться. На улицах громкоговорители, дребезжа их металлическими глотками, объявляют ранний комендантский час на эту ночь. Через какое-то окно в городе, лёжа в какой-то кровати, уже пробираясь по краю полей сна, дремлет малыш, для которого металлический голос с иностранным акцентом знак ночной безопасности, чтобы слиться с одичалыми полями, с дождём на море, собаками, с запахами готовящейся пищи из чужих окон, с грязью дорог… слиться с этим безвозвратным летом….</text:span></text:p>
      <text:p text:style-name="P49">– <text:span text:style-name="T360">Луны нет,</text:span>– <text:span text:style-name="T360">шепчет она, глаза подрагивают, но она не отводит их.</text:span></text:p>
      <text:p text:style-name="P50">– <text:span text:style-name="T361">Каким путём лучше покинуть город?</text:span></text:p>
      <text:p text:style-name="P261">Она знает сотни таких. Его сердце, кончики пальцев, щемят от стыда.</text:p>
      <text:p text:style-name="P50">– <text:span text:style-name="T362">Я тебе покажу.</text:span></text:p>
      <text:p text:style-name="P51">– <text:span text:style-name="T362">Тебе не обязательно.</text:span></text:p>
      <text:p text:style-name="P51">– <text:span text:style-name="T362">Я так хочу.</text:span></text:p>
      <text:p text:style-name="P262">Её мать даёт Слотропу пару плюшек заныкать под <text:span text:style-name="T363">его </text:span>костюм свиньи. <text:span text:style-name="T364">Она бы нашла во что ему переодеться, но вся одежда её мужа пошла в обмен на продукты на </text:span><text:span text:style-name="T50">Tauschzentrale</text:span><text:span text:style-name="T364">. Его последняя картина её обрамлена светом её кухни, через окно, увядающая золотистая женщина, голова в кивке над плитой с единственной закипевшей кастрюлей, обои в цветах тёмно-оранжевых и красных, позади её отвернувшегося лица. </text:span></text:p>
      <text:p text:style-name="P268">Дочь ведёт его через низкие каменные стенки, вдоль кюветов, сквозь дренажные штольни, к юго-западной окраине города. Далеко позади них часы на Петерскирхе бьют девять, невидящий Роланд под ними продолжает пялиться через площадь. Белые цветы опадают, один за другим, с образов Плечацунга. Трубы электростанции вздымаются, призрачно, бездымно, нарисованные на небе. Ветряная мельница поскрипывает за городом.</text:p>
      <text:p text:style-name="P263">Городские вотрота высоки и тощи, <text:span text:style-name="T365">со ступенями в никуда выше них. Дорога прочь поворачивает через стрельчатый проём, уходит в ночные луга.</text:span></text:p>
      <text:p text:style-name="P52">– <text:span text:style-name="T366">Я хочу уйти с тобой,</text:span>– <text:span text:style-name="T366">Но она не движется сделать шаг сквозь арку вместе с ним.</text:span></text:p>
      <text:p text:style-name="P53">– <text:span text:style-name="T366">Может я ещё вернусь.</text:span>– <text:span text:style-name="T367">Это не ложь бродяги, они оба уверены, что кто-то вернётся через год примерно в эту же пору, может быть Schweinheld следующего года, кто-то достаточно подходящий… а если имя, досье не полностью совпадают, ну, кто в них верит? Она дитя печатника, она знает что к чему, она даже научилась у него управляться с Winkelhaken довольно ловко, как набрать строку и как снять её, «Ты Майский светлячок»,</text:span>– <text:span text:style-name="T368">шепчет она, и целует его на прощание, и стоит глядя вслед, всхлипывающая неподвижная девушка в халатике и армейских ботинках возле изолированных ворот. «Спокойной ночи….»</text:span></text:p>
      <text:p text:style-name="P264">Понятливая девушка, спокойной ночи. <text:span text:style-name="T369">Что у него есть для неё кроме последнего снимка бредущей свиньи в пёстром, сливаясь со звёздами и штабелями брёвен, сгодится поставить рядом с фото обездвиженного отца её детства? Он олицетворяет побег, хотя уже не от души, но всё же разучился уже оставаться…. Спокойной ночи, там комендантский час, заходи обратно, обратно в свою комнату… спокойной ночи…. <text:s/></text:span></text:p>
      <text:p text:style-name="P265">Он держится открытой местности, спит когда <text:span text:style-name="T370">слишком</text:span> у<text:span text:style-name="T370">ставший для</text:span> ходьбы, <text:span text:style-name="T370">солома и бархат изолируют его от холода. Однажды утром просыпается в низине между стеной буков и ручьём. Солнце восходит и жутко холодно, и словно какой-то тёплый язык шершаво лижет его лицо. Тут он уставился в рыло другой свиньи, очень толстой и розовой свиньи. Она хрюкает и улыбается дружелюбно, помаргивает длинными ресницами. </text:span></text:p>
      <text:p text:style-name="P54"><text:soft-page-break/>– <text:span text:style-name="T371">Погоди. А как тебе это?</text:span>– <text:span text:style-name="T371">Он одевает свиную маску. Она минуту всматривается, потом придвигается к Слотропу и целует его, рыло в рыло. С них обоих капает роса. Он спускается за нею к ручью, снова снимает маску и ополаскивает лицо водой, пока она пьёт рядом с ним, причмокивает, умиротворённо. Вода прозрачна, оживлённо бежит, холодна. Круглые камни постукивают под ручьём. Звук резонирующий, музыка. А стоило бы посидеть день и ночь, вникая и отвлекаясь, слушать расходящиеся звуки воды и камней….</text:span></text:p>
      <text:p text:style-name="P266">Слотроп голоден. «Пошли. Нам надо найти завтрак».<text:span text:style-name="T1">– У небольшого пруда рядом</text:span> <text:span text:style-name="T372">с крестьянским домом свинья обнаруживает деревянный кол вбитый в землю. Она начинает подкапывать вокруг него. Слотроп расшвыривает вырытую землю ногами и находит кирпичный склепик набитый картошкой год назад. –«Тебе в самый раз»,– когда она энергично припала к находке,eagerly, «но я не могу это есть».– Небо сверкает в спокойной поверхности воды. <text:s/>Вокруг, похоже, никого. Слотроп отходит проверить дом. Высокие белые маргаритки растут по всему двору. В окнах под нависшей стрехой наверху темно, дымок не вьётся из трубы. Но ккурпятник позади обитаемый. Он снимает толстенную белую курицу с её гнезда, запускает осторожную руку за яйцами—ПКОО она взбесилась, хочет отклюнуть его руку на хрен, подружки стремглаав сбегаются снаружи, куд-кудахтают как тысяча чертей, а тут ещё эта курица просунулась крыльями между деревянных реек загородки, так что не может влезть обратно, но слишком толстая от подмышек крыльев вниз, чтоб протиснуться наружу до конца. Так что, там она зависла, хлопает крыльями и орёт, пока Слотроп ухватил три яйца и пытается продеть крылья обратно к ней. Занятие, что и мозги свихнуться, особенно когда стараешься ровнее дерать те яйца. Петух нарисовался на пороге, кричит </text:span><text:span text:style-name="T51">Achtung, Achtung</text:span><text:span text:style-name="T372">, дисиплина в его гареме рухнула к чертям собачьим, оглушительное белое перекати-поле из кур куролесит по всему курятнику, и кровь течёт из Слотропа в шести местах.</text:span></text:p>
      <text:p text:style-name="P267">Потом он слышит лай собаки<text:span text:style-name="T1">—пора завязывать с этой курицей—выскакивает наружу видит даму в её прикиде вспомогательных сил Вермахта метров с 30 целится из ружья и пёс несётся с рычанием, клыки наружу, примеряется к горлу Слотропа. Он заскакивает за курятник как раз когда из дула шарахает с добрым утром. А тут появилась свинья и отогнала собаку. Они сматываются, яйца в люльке свиной маски, дама вопит, куры подымают дым коромыслом, свинья галопом рядом с ним. Заключительный грохочет выстрел, но они уже вне досягаемости.</text:span></text:p>
      <text:p text:style-name="P282">Пройдя около мили, они останавливаются на привал для завтрака Слотропа. «Отличное шоу»,– ласково похлопывает свинью. Она присаживается, затаив дыхание смотрит безотрывно как он ест сырые яца и выкуривает половину сигареты. Потом они снова движутся в путь.</text:p>
      <text:p text:style-name="P269">Вскоре они стали завора<text:span text:style-name="T373">ч</text:span>ивать к морю. <text:span text:style-name="T373">Свинье, похоже, охота знать куда она идёт. Очень далеко над другой дорогой, висит громадная туча пыли, может быть Русская колонна на лошадях. Подрастающие аисты испытывают свои крылья над полями и копнами. Верхушки одиночных деревьев нерезко-зелёные, словно случайно смазаны рукавом. Коричневые ветряные мельницы вертятся на горизонте, над милями красной земли вперемешку с соломой.</text:span></text:p>
      <text:p text:style-name="P269"/>
      <text:p text:style-name="P386">Свинья весёлый попутчик,</text:p>
      <text:p text:style-name="P386">Кабан, свиноматка, подсвинок,</text:p>
      <text:p text:style-name="P387">Свинья это друг, кто поддержит всегда</text:p>
      <text:p text:style-name="P387">Хоть <text:span text:style-name="T375">и </text:span>горы <text:span text:style-name="T375">бы </text:span>на бок <text:span text:style-name="T375">свалились</text:span></text:p>
      <text:p text:style-name="P387">Когда тебя облапошили, <text:span text:style-name="T375">и на тебя ополчились,</text:span></text:p>
      <text:p text:style-name="P387">Когда весь свет против тебя</text:p>
      <text:p text:style-name="P388">И беспросветно всё вокруг,</text:p>
      <text:p text:style-name="P388">Свинья <text:span text:style-name="T374">тебя</text:span> не подведёт, </text:p>
      <text:p text:style-name="P388">Свинья самый верный друг!</text:p>
      <text:p text:style-name="P45"/>
      <text:p text:style-name="P270"><text:soft-page-break/>С наступлением ночи они зашли в полосу леса. <text:span text:style-name="T376">Туман ползёт в низины. Заблудившаяся недоеная корова жалуется где-то в темноте. Свинья и Слотроп укладываются спать между соснами увешанными обрывками фольги, туча Британского окна ссыпанная для отвода глаз Германских радаров в давнишнем рейде, целый лес Рождественских деревьев, мишура рябит под ветром, отблескивает светом звёзд, безмолвное, <text:s/>льдисто-холодное поле пламенеющих крон над их головами всё ночь. Слотроп часто просыпается, видит, что улёгшаяся на хвое свинья присматривает за ним. Не то, чтобы из-за какой-то опасности или взвинченных нервов. Наверное, она решила, что за Слотропом нужен присмотр. В свете от фольги она такая гладкая вся и выпуклая, щетина смотрится ровной как пух. Похотливые мысли проскальзывают на ум Слотропа, маленькая странность тут, знаете ли, хех-хе, ничего с чем он не справился бы…. Они засыпают под наряженными деревьями, свинья бродячий восточный волхв, Слотроп в его костюме красочный подарок дожидающийся утра и младенца, которому он достанется. </text:span></text:p>
      <text:p text:style-name="P271">На следующий день, около полудня, они заходят в медленно увядающий город, <text:span text:style-name="T377">одинокий на Балтийском побережье и гибнущий из-за отсутствия детей. Знак над городскими воротами из перегоревших лампочек и пустых электропатронов складывается в ЦВЁЛЬФКИНДЕР. Громадное колесо обозрения, доминирующая примета на много миль вокруг города, малость перекосилось, угрюмая старая управляющая, солнце высвечивает длинные полосы ржавчины, бледное небо сквозь железную обрешётку, что роняет свою длинную перекошенную тень в тёмно-фиолетовое море. Ветер испускает кошачьи призывы в <text:s/>и из лишённых дверей домой и залов.</text:span></text:p>
      <text:p text:style-name="P55">– <text:span text:style-name="T378">Фрида,</text:span>– <text:span text:style-name="T378">зовёт голос из синей тени позади стены. Хрюкая, ухмыляясь, свинья полнится гордостью</text:span>—<text:span text:style-name="T379">смотри кого я привела домой. Вскоре худой веснушчатый человек, почти лысый: выступает на солнце. Взглянув на Слотропа, нервно, он протягивает руку почесать Фриду за ухом.</text:span>– <text:span text:style-name="T380">Я Пёклер. Спасибо, что привели её домой.</text:span></text:p>
      <text:p text:style-name="P55">– <text:span text:style-name="T380">Нет, нет</text:span>—<text:span text:style-name="T380">она меня привела</text:span></text:p>
      <text:p text:style-name="P55">– <text:span text:style-name="T380">Да.</text:span></text:p>
      <text:p text:style-name="P272">Пёклер живёт в подвале городского совета. <text:span text:style-name="T381">У него есть кофе закипающий на горящем в плите плавняке.</text:span></text:p>
      <text:p text:style-name="P56">– <text:span text:style-name="T382">Вы играете в шахматы? </text:span></text:p>
      <text:p text:style-name="P273">Фрида лезет со своими подсказками. <text:span text:style-name="T383">Слотроп больше опирается на суеверие, чем на стратегию, всё внимание уделяя защите своих коней, Шпрингера и Шпрингера—готов пожертвовать остальным чем угодно, думает на ход или два вперёд, если вообще думает, попеременно то впадает в долгое летаргическое раздумье, то в идиотическую суетню, что заставляет Пёклера хмуриться, но не беспокоит. Когда Слотроп теряет свою королеву: «Погоди-и-те, минутку-минуточку, так вы сказали </text:span><text:span text:style-name="T52">Пёклер</text:span><text:span text:style-name="T383">?</text:span></text:p>
      <text:p text:style-name="P274">Вжик мужик выхватывает Люгер величиной с дом<text:span text:style-name="T1">—</text:span>шустрый однако<text:span text:style-name="T1">—дуло целит точно в голову Слотропа. На секунду Слотроп, в своём свинском костюме, думает, что Пёклер думает, что он, Слотроп, подурачился с Фридой Свиньёй и тут состоится свадьба под ружейным дулом, дулом Люгера в данном случае, фраза «в горе и в радости, в здоровье и болезни» заскакивает к нему в <text:s/>мозг прежде, чем Пёклер </text:span><text:span text:style-name="T53">на самом деле</text:span><text:span text:style-name="T1"> произносит: «Вам лучше уйти. Пара лишних движений и я вас уберу в любом случае».</text:span></text:p>
      <text:p text:style-name="P57">– <text:span text:style-name="T384">Позвольте хотя бы расскажу свою историю,</text:span>– <text:span text:style-name="T385">трещит не умолкая про информацию в Цюрихе, с упоминанием имени Пёклера, про Российско-Американо-Иреровский поиски S-Gerät’а, в то же время думая, типа как параллельно, не был ли прав оберст Енцин насчёт того, что становишься аборигеном Зоны</text:span>—<text:span text:style-name="T386">начинает обзаводиться идеями, фиксированными и слегка, ах, эротичными понятиями относительно Судьбы, не так ли Слотроп? а? прослеживает маршрут в обратном направлении, которым свинья Фрида привела его, стараясь припомнить развилки где могли бы свернуть в другую сторону….</text:span></text:p>
      <text:p text:style-name="P58"><text:soft-page-break/>– Schwarzgerät,– <text:span text:style-name="T387">покачивает Пёклер головой,</text:span>– <text:span text:style-name="T388">я не знаю что это такое. Никогда не интересовался. Это действительно что вам нужно?</text:span></text:p>
      <text:p text:style-name="P275">Слотроп призадумывается. На их чашки с кофе падает свет солнца в окне <text:span text:style-name="T389">и отскакивает вверх в потолок, покачивающимися эллипсами синевы. «Не знаю. Кроме той типа личной связи с</text:span><text:span text:style-name="T390"> </text:span><text:span text:style-name="T389">Imipolex G. . . .»</text:span></text:p>
      <text:p text:style-name="P59">– <text:span text:style-name="T391">Это ароматический полиимид,</text:span>– <text:span text:style-name="T391">Пёклер прячет пистолет обратно под свою рубашку.</text:span></text:p>
      <text:p text:style-name="P59">– <text:span text:style-name="T391">Раскажите мне о нём,</text:span>– <text:span text:style-name="T391">грит Слотроп.</text:span></text:p>
      <text:p text:style-name="P276">Ну, но не раньше, чем он рассказал что-то про Ильзе <text:s/><text:span text:style-name="T392">и её </text:span>летние возвраты, <text:span text:style-name="T393">достаточно для Слотропа, чтобы снова ухватило за шкирку и ткнуло носом в мёртвую плоть Бианки…. Ильзе получившая отца на серебристом пассивном образе Марго Эрдман, Бианка, зачатая при съёмке именно этой сцены, что заполняла мысли Пёклера когда тот скачивал фатальный заряд спермы внутрь—разве могут они быть не одним и тем же ребёнком?</text:span></text:p>
      <text:p text:style-name="P277">Она всё ещё с тобой, хотя всё труднее различается с течением дней, <text:span text:style-name="T394">почти невидима как серый лимонад в наполненной сумерками комнате… всё же она тут, прохладная и едкая со сладким, ждёт, чтобы проглотил до самых своих глубинных клеток, чтобы сnать частью твоих самых горестных снов.</text:span></text:p>
      <text:p text:style-name="P277"><draw:frame draw:style-name="fr1" draw:name="Image4" text:anchor-type="paragraph" svg:width="6.9252in" svg:height="0.3661in" draw:z-index="3"><draw:image xlink:href="Pictures/1000000000000B720000009B428C9716555D8079.png" xlink:type="simple" xlink:show="embed" xlink:actuate="onLoad" loext:mime-type="image/png"/></draw:frame></text:p>
      <text:p text:style-name="P278">Пёклер может таки кое-что рассказать про Ласло Джамфа, <text:span text:style-name="T395">но постоянно отвлекается на болтовню про фильмы, Германские кинофильмы про которые Слотроп и слыхом не слыхивал, не то чтобы видел… да тут просто тебе фанатичный киновед, и не меньше— «В День Высадки»,– признаётся он,– «когда я услышал как генерал Айзенхауэр <text:s/>по радио объявляет о вторжении в Нормандию, то вправду подумал, что это Кларк Гейбл, вы замечали когда-нибудь? Голоса </text:span><text:span text:style-name="T54">идентичные</text:span><text:span text:style-name="T395">….»</text:span></text:p>
      <text:p text:style-name="P279">В последнюю треть его жизни, на Ласло Джамфа нашл<text:span text:style-name="T396">а—так казалось тем, кто из лесу лекционных залов наблюдал как медленно гранулируют его веки, пятна и морщины растут на лике разрушая его в старческий возраст—некая враждебность, странно </text:span><text:span text:style-name="T55">личностная</text:span><text:span text:style-name="T396"> ненависть, поотношению к ковалентной связи. И убеждённость что, если синтезу предстоит иметь будущее вообще, связь должна быть усовершенствована—некоторые студенты прочитывали «превзойдена». Что нечто настолько изменчивое, столь </text:span><text:span text:style-name="T55">податливое</text:span><text:span text:style-name="T396">, как общее пользование электронами среди атомов углерода должно было лечь в основу жизни, </text:span><text:span text:style-name="T55">его</text:span><text:span text:style-name="T396"> жизни, разило Джамфа как издёвка космических масштабов. </text:span><text:span text:style-name="T55">Общее пользование</text:span><text:span text:style-name="T396">? Насколько более прочной и вечной была </text:span><text:span text:style-name="T55">ионная</text:span><text:span text:style-name="T396"> связь—при которой электронами не делятся, но их </text:span><text:span text:style-name="T55">захватывают</text:span><text:span text:style-name="T396">. </text:span><text:span text:style-name="T55">Схвачены</text:span><text:span text:style-name="T396">! и удержаны! поляризованы плюс и минус, таковы атомы, никаких неясностей… как он начал любить эту определённость: как стабильно был оно, это минеральное упорство!</text:span></text:p>
      <text:p text:style-name="P60">– <text:span text:style-name="T397">Как бы мы не восхваляли Рассудочность,</text:span>– <text:span text:style-name="T397">говорил он классу Пёклера ещё в Т.Ш.</text:span>– <text:span text:style-name="T398">умеренность, готовность к компромиссам, тем не менее всегда остаётся лев, лев в каждом из вас. Он либо укрощён</text:span>—<text:span text:style-name="T399">слишком большими дозами математики, деталями дизайна, корпоративными ритуалами</text:span>—<text:span text:style-name="T400">либо остаётся диким, вечным хищником.</text:span></text:p>
      <text:p text:style-name="P61">– <text:span text:style-name="T401">Льву неведомы тонкости и полумеры. Он не приемлет общего пользования в основе хоть чего-нибудь! Он хватает, он держит! Он не Большевик и он не Еврей. Вам никогда не нужно опасаться относительности со стороны льва. Он хочет абсолюта. Жизнь и смерть. Победу и поражение. Не перемирий или договорённостей, но радость прыжка, рыка, крови.</text:span></text:p>
      <text:p text:style-name="P280">Если это было химией Национал-Социализма, <text:span text:style-name="T402">то вините то самое нечто-витающее-в-воздухе, тот самый </text:span><text:span text:style-name="T56">Zeitgeist</text:span><text:span text:style-name="T402">. Точно говорю, вините их. Проф.-Доктор Джамф не имел иммунитета. Не было того и у его студента Пёклера. Однако, с Инфляцией и Депрессией, у Пёклера с идеей «льва» увязалось человеческое лицо, лицо из кинофильмов </text:span><text:span text:style-name="T56">natürlich</text:span><text:span text:style-name="T402">, лицо актёра Рудольфа Кляйн-Рогге, которому Пёклер поклонялся и на кого хотел походить.</text:span></text:p>
      <text:p text:style-name="P281"><text:soft-page-break/>Кляйн-Рогге уносил аппетитных актрис на верхушки крыш, когда Кинг Конг ещё титьку сосал не имея двигательных навыков <text:span text:style-name="T403">подходящих под такое определение. Ну, одну аппетитную актрису во всяком случае, Бриггиту Хелм в </text:span><text:span text:style-name="T57">Метрополис</text:span><text:span text:style-name="T58">е</text:span><text:span text:style-name="T403">. Бесподобный фильм. В точности тот мир, о котором Пёклер и до хрена ещё кто мечтали в те дни, Корпоративный Город-Держава, где технология была источником власти, инженер в тесном сотрудничестве с управлением, массы пашут далеко в невидимом подземелье, а исключительная власть у единого вождя наверху, отечески благожелателен и справедлив, который носил бесподобного кроя костюмы и чьё имя Пёклер не мог запомнить, слишком увлечённый Кляйн-Рогге игравшим безумного изобретателя, каким Пёклер и его со-ученики в обучении у Джамфа хотели стать—необходимый тем, кто правил Метрополисом, но, под конец, неукрощённый лев, который всё разносит вдрызг, девушку, <text:s/>Державу, массы, самого себя, утверждая свою суть против всех ихв одном последнем ревущем прыжке с вершины крыш на улицу….</text:span></text:p>
      <text:p text:style-name="P283">Любопытная мощь. <text:span text:style-name="T404">Чем бы это ни было, истые провидцы отыскивали её среди жёсткой тесситуры тех дней и городских улиц, то, что видела Кете Колвиц доводя свою тощую Смерть вспрыгивать к Её женщинам на закорки, а тем бы так это нравилось, похоже порой затрагивала Пёклера тоже, на его экскурсиях поглубже в </text:span><text:span text:style-name="T59">Mare Nocturnum</text:span><text:span text:style-name="T404">. Он находил восторг не слишком отличающийся от лезвия рассекающего его кожу и нервы, от скальпа до пят, в ритуальных подчинениях Хозяину этого ночного пространства и его самого, мужского воплощения технологики, что обретает власть не для пользования в обществе, но просто ради этих возможностей капитуляции, личной и тёмной капитуляции, перед Ничем, ради упоительно визжащего падения…. Перед Атиллой Гунном, фактически, явившимся на запад из степей расколошматить драгоценное строение из магии и кровосмесительства скреплявшие королевства Бургундцев. Пёклер был уставшим в ту ночь, весь день рывшийся в поисках угля. Он раз за разом проваливался в сон, просыпаясь к образам, в которых полминуты не мог разобрать что к чему—ближний план лица? лес? чешуя Драона? сцена сражения? Довольо часто это оказывался Рудольф Кляйн-Рогге, древний Восточный танатоман Атилла, голова обрита кроме пучка на темени, затянутого бусами, бушующего с грандиозной жестикуляцией и теми огромными мрачными глазами…. Пёклер вновь скатывался ко снам со вспышками разрушительной красоты вплетающимися в его сны, говоря с варварской гортанностью за молчащие там рты, окорачивая Бургундцев до чего-то вроде покорности, до серости некоторых сборищ в пивных времён Т.Ш…. и снова просыпался—это длилось часами—к какому-нибудь последующему буйству убийств, огню и обрушению….</text:span></text:p>
      <text:p text:style-name="P284">По пути домой, на трамвае и пешком, <text:span text:style-name="T405">его жена донимала Пёклера за то, что засыпал, насмехалась над его инженерской преданностью причине-и-следствию. Как мог он объяснить ей, что художественные связи были <text:s/>все там, в его снах? Как мог он объяснить ей хоть что-то?</text:span></text:p>
      <text:p text:style-name="P285">Кляйн-Рогге запомнился предле всего в роли доктора Мабузе. <text:span text:style-name="T406">Предполагалось, что проведёшь параллели с Гуго Штинесом, неутомимым устроителем видимой Инфляции, явная история: азартный игрок, финансовый гений, архигангстер… нервный </text:span><text:span text:style-name="T60">bürgerlich</text:span><text:span text:style-name="T406"> рот, щёки, неуклюжие движения, первый отпечаток комичной технократии… и всё же, в порыве гнева, прорываясь из-под рационализированного образа, ледники глаз сменялись окнами в оголённые саванны, и тогда выныривал истинный Мабузе, живой и гордый на фоне окружавших его серых сил, устремляясь к судьбе, которую, он знал, ему не избежать, немой ад стрельбы, гранат, войск окруживших его резиденцию, и собственное его безумие в конце тайного туннеля…. А кто довёл его до погибели, если не идол утренних представлений Бернард Гёцке в роли Государственного Прокурора фон Венка, Гёцке сыгравший нежную, томно бюрократическую Смерть в </text:span><text:span text:style-name="T60">Der Müde Tod</text:span><text:span text:style-name="T406">, тут тоже соответствовал форме, слишком ручной, слишком вежливый для пресытившейся Графини, которой он домагался—но Кляйн-Рогге впрыгнул, выпустив все когти, довёд её женственного мужа до самоубийства, швырнул её на свою постель, эту вялую суку—</text:span><text:span text:style-name="T60">взял её</text:span><text:span text:style-name="T406">! пока этот вежливый Гёцке сидел в своём кабинете, среди своих бумаг и сибаритов—Мабузе пытается его </text:span><text:soft-page-break/><text:span text:style-name="T406">загипнотизировать, подсыпать наркотиков, взорвать бомбой заложенной в его собственном кабинете—ничего не получается, всякий раз великая Веймарская инерция, файлы, иерархии, рутины, снова спасает его. Мабузе был дикарём вброшенным из прошлого, харизматичной вспышкой, которую не в состоянии вынести ни одна пластинка Агфы для воскресного дня, отпечаток в ряби раствора всякий раз разгорается до слепящей аннигиляции белым (глубины Рыб где кружил Пёклер засыпая и пробуждаясь, проплывая над образами серой повседневности Инфляции, очередей, биржевиков, варёной картошки на тарелке, поиски лишь жабрами и потрохами—некая нервная тяга к мифу, про который не мог сказать верит ли даже сам он—белого света, руин Атлантиды, признаков более истинного царства)….</text:span></text:p>
      <text:p text:style-name="P286">Изобретатель Метрополиса Ротванг, <text:span text:style-name="T407">Царь Атилла, Мабузе Игрок, Проф.-Др. Ласло Джамф, все их желания устремлялись к одному и тому же, к форме смерти, в которой будет показаны содержащиеся в ней радость и непримиримость, ничего подобного Гёцкианской буржуазной смерти, самообману, умудрённое приятие, родственники в гостиной, понимающие лица всегда понятные детям….</text:span></text:p>
      <text:p text:style-name="P62">– <text:span text:style-name="T408">У вас два выбора,</text:span>– <text:span text:style-name="T409">вскричал Джамф на последней лекции того года: на улицах витиеватые штрихи ветра, девушки в бледно-цв</text:span><text:span text:style-name="T410">е́</text:span><text:span text:style-name="T409">тных платьях, океаны пива, мужские хора напряжённо, с чувством приподнятые распевая </text:span><text:span text:style-name="T61">Semper sit in flores/</text:span><text:span text:style-name="T409"> </text:span>Semper sit in flo-ho-res… – <text:span text:style-name="T413">либо оставаться с углеродом и водородом, брать свои коробки с обедом на работу каждое утро вместе с безликим стадом</text:span> <text:span text:style-name="T414">торопящимся внутрь укрыться от солнечного света</text:span>—<text:span text:style-name="T415">или двигаться </text:span><text:span text:style-name="T62">за пределы</text:span><text:span text:style-name="T415">. Кремний, карбид бора, фосфор</text:span>—<text:span text:style-name="T416">они могут заменить углерод и могут связываться с азотом вместо водорода</text:span>—<text:span text:style-name="T418">(тут пара смешков не ожидавшихся игривым старым педагогом, да не зарастёт к нему тропа: его заслуги в Веймарских субсидиях IG’скому Штикштоф Синдикату были хорошо известны)</text:span>—<text:span text:style-name="T417">двигаться вне жизни, в неорганику. Где нет хрупкости, нет смертности</text:span>—<text:span text:style-name="T418">тут Сила и Вечность.</text:span>– <text:span text:style-name="T418">Затем его знаменитый финал, он стёр со своей доски корявые C—H, и мелом написал громадные Si—N.</text:span></text:p>
      <text:p text:style-name="P287">Волна будущего. <text:span text:style-name="T419">Но сам Джамф, странно, </text:span><text:span text:style-name="T63">не </text:span><text:span text:style-name="T419">двинулся дальше. Он никогда не синтезировал те новые неорганические кольца, которые пророчил с таким драматизмом. Остался ли он просто в замесе, чтоб вздымались академические поколения, или же ему было известно нечто, о чём не догадывались Пёклер и остальные? Были ли его призывы в лекционной аудитории какой-то эксцентричной шуткой? Он остался при <text:s/>C—H и прихватил свою коробку с обедом в Америку. Пёклер потерял с ним связь после Technische Hochschule—так же, как и остальные его бывшие ученики. Теперь он находился под зловещим влиянием Лайла Бленда, и если всё ещё продолжал изыскивать пути избежать смертности ковалентной связи, то делал это Джамф самым неприметным образом из всех какие только есть.</text:span></text:p>
      <text:p text:style-name="P287"><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288"><text:s/><text:span text:style-name="T420">Если б тот Лайл не стал Масоном, он бы так наверное и продолжал свои гнусные проделки. Точно так же, как существуют, в Мире, махинации служащие несправедливости как предпринимательство, предусмотрены также положения для уравновешивания, время от времени. Не предпринимательство в полном смысле, но по крайней мере в общем танце вещей. Масоны, в этом самом танце, оказались одной из понадобившейся Бленду вещей. </text:span></text:p>
      <text:p text:style-name="P289">Войдите в положение бедняги<text:span text:style-name="T1">—</text:span>стько денег, чтоне знает как их и потратить. <text:span text:style-name="T421">Но не подымайте крика «Дай и мне!» попусту. Он дал их <text:s/>хоть и настолько окольными путями, что вам может понадобится хорошая поисковая система, чтобы докопаться. О, он таки дал их вам. Посредством Института Бленда и Организации Бленда, у человека свои мясные крючья в повседневную жизнь Америки с 1919 года. Кто по-вашему высидел тот патент карбюратора 4-литра-на-100-миль, а? <text:s/>вы наверняка слыхали эту историю—может и подхихикивали вместе с продажными антропологами, которые называли это Мифом Века Автомобилей или ещё какой-то там хернёй—</text:span><text:soft-page-break/><text:span text:style-name="T421">ну, оказалось реальной штукой, вполне, и именно Лайл Бленд отходилл этих академических проституток с их хаханьками и дипломированным враньём. Или как насчёт великой Убийца Травка рекламной кампании тридцатых, как вы думаете кто работал рукой в перчатке (или, как выражаются более скабрёзные индивидуумы, пенисом-во-рту) совместно с ФБР по ходу её? А помните все те мужик-приходит-к-доктору-у-меня-не-встаёт анекдоты? Подброшены Блендом, ага—полдюжины основных вариаций, после углублённых изысканий Национального Совета по Исследованиям, которые показали, что неприемлемые 36% мужской рабочей силы <text:s/>не уделяют должного внимания своим хуям—по причине недостаточной генитальной зацикленности, что подрывало эффективность органов непосредственно </text:span><text:span text:style-name="T64">занятых производством</text:span><text:span text:style-name="T421">.</text:span></text:p>
      <text:p text:style-name="P290">Психолог<text:span text:style-name="T422">и</text:span>ческие исследования стали, фактически, <text:span text:style-name="T422">специализацией Бленда. Его зондирование подсознания Америки начала Депрессии считается классическим и широко признанным фактором повышения вероятности «избрания» Рузвельта в 1932. Хотя многие из его коллег находили деланную ненависть к ФДР выгодной позицией, Бленд слишком радовался, чтобы повторять все те движения. Для него ФДР был именно тем человеком: Гарвард открыт деньгам любого вида, старым и новым, оптом и в розницу, Гарриман и Вайнберг: Американский синтез , что не случался никогда прежде, открывший путь определённым великим возможностям—все сгруппированы под термином «контроль», которое похоже стало приватным кодовым словом—более соответствующим устремлениям Бленда и других. Год спустя Бленд вошёл в Консультативный Совет под председательством Свопа из Дженерал Электрик, чьи идеи относительно «контроля» близко сходились с воззрениями Валтера Ратенау, из Германской ДжЭл. Чем уж там занималась контора Свопа, они делали это втайне. Никто не видел их файлов. <text:s/>Бленд также никому ничего не говорил.</text:span></text:p>
      <text:p text:style-name="P291">Он стал своим, после Первой Мировой Войны, в офисе Попечителя Иностранной Собственности. <text:span text:style-name="T423">Они занимались конфискованными Германскими вложениями в США. Немало денег Среднего Запада крутилось там, что и вовлекло Бленда в Великое Затруднение с Пинболом, а также в Масонство. Похоже, что через что-то называвшееся Химической Организацией—стиль названий для прикрытия в те дни очень хромал—ПИС продали Бленду пару-другую ранних патентов Ласло Джамфа, вместе с Американским агентством Глитериус Краски &amp; Красители, Берлинская фирма. Пару лет спустя, в 1925, в ходе своего становления, IG выкупила 50% Американского Глитериуса <text:s/>у Бленда, который использовал свою часть как компания патенто-держатель. Бленд получал наличные, ценные бумаги и контрольный пакет в Берлинском филиале Глитериус, где управлял Еврей по фамилии Флаумбаум, дада, тот самый Флаумбаум, на которого работал Пёклер пока фабрика не сгорела и Пёклер оказался снова на улице. (Действительно, были и такие, кто усматривал руку Бленда в катастрофе, хотя обвинён был Еврей, выебан по суду, замытарен до банкротства, и, когда приспело время, отправлен на восток вместе со многими другими своими соплеменниками. Мы также отметили бы определённую связь между Блендом и людьми из кинопроката Ufa, которые послали Пёклера с его рекламными афишами в Райникердорф в ту ночь, на его судьбоносную встречу с Куртом Мондаугеном и с Verein für Raumschiffahrt—не говоря уже про отдельные связи с Ахтфаденом, Нэришем и прочими людьми по S-Gerät—прежде, чем у нас составится параноидальная система достойная такого наименования. Увы, уровень развития к 1945 и близко не был адекватным для получения данных такого рода. А даже если бы и был, то Бленд, или его восприемники и назначенцы, могли бы закупить вагон программистов, чтобы пришли сделать всю исходящую информацию вполне безобидной. Подобные Слотропу, чей высший интерес заключается в отыскании истины, были отброшены к снам, психическим озарениям, приметам, криптографиям, наркотическим эпистомологиям, где всё танцует на почве ужаса, противоречий, абсурда).</text:span></text:p>
      <text:p text:style-name="P292">После пожара у Фламбаума, линии власти между Блендом и его Германскими коллегами должны были пересм<text:span text:style-name="T424">отре</text:span>ться. <text:span text:style-name="T424">Что и тянулось пару лет. Бленд оказался в Сент-Луисе времён Депрессии </text:span><text:soft-page-break/><text:span text:style-name="T424">за разговором с неким Альфонсо Трейси, Принстон 06-го, Деревенский Клуб Сент-Луиса, двигавшего в нефтехимию широким захватом, миссис Трейси возбуждённо бегала в дом и из дому с гирляндами и охапками цветов, готовясь к ежегодному Балу Пророка в Маске, сам Трейси занят появлением каких-то индивидов из Чикаго в шикарных костюмах в тонюсенькую полоску, двуцветных туфлях, в шляпах с приспущенными на глаза полями, все говорившие с акцентным стакатто как автомат Томпсона.</text:span></text:p>
      <text:p text:style-name="P63">– <text:span text:style-name="T425">О, как мне нужен хороший электронщик,</text:span>– <text:span text:style-name="T425">простонал Трейси.</text:span>– <text:span text:style-name="T425">Вся поставка оказалась негодящей, а теперь они не хотят забирать это обратно. Если я позволю лишнего, они убьёт меня. Они изнасилуют Мейбл, они отправятся в Принстон в одну из тёмных ночей а и </text:span><text:span text:style-name="T65">кастрируют</text:span><text:span text:style-name="T425"> моего </text:span><text:span text:style-name="T65">мальчика! </text:span><text:span text:style-name="T426">Знаешь что, по-моему, всё это? Какой-то </text:span><text:span text:style-name="T66">заговор</text:span><text:span text:style-name="T426">!</text:span></text:p>
      <text:p text:style-name="P293">Вендетты, перчатки с бисером, неуловимые отравы, входят на цыпочках в эту благовоспитанную гостиную с портретом <text:span text:style-name="T427">Герберта Гувера на рояле, хризантемами в вазе Ниман-Маркус, мебель в Баухаус <text:s/>стиле, типа алебастровых панелей модели города (так и ждёшь, что крохотный поезд с жужжанием вырвется из-под дивана, тягачей с прицепами и рефрижераторами по всей низине <text:s/>ковра пепельного цвета…) Длинное лицо Альфонсо Трейси со складками по бокам от носа и вокруг линии усов, осунувшееся от беспокойства, тридцать лет не видевшее искренней улыбки («Даже Лорел и Харди меня уже не смешат!»), угрюмое от страха в кресле напротив. Разве мог Лайл Бленд остаться равнодушным?</text:span></text:p>
      <text:p text:style-name="P64">– <text:span text:style-name="T428">Есть у меня как раз такой,</text:span>– <text:span text:style-name="T428">грит он, притрагиваясь к руке Трейси, сочувственно. Всегда полезно иметь инженера среди работников. Конкретно этот исполнил тонкие настройки дизайна электронного наблюдения для только-только оперившегося на тот момент ФБР, на контракте с Институтом Бленда заключённом пару лет ранее и подрабатывал на Сименс в той Германии.</text:span>– <text:span text:style-name="T429">Завтра же прибудет Серебряной Стрелой, Без проблем, Ал.</text:span></text:p>
      <text:p text:style-name="P65">– <text:span text:style-name="T430">Пошли посмотришь,</text:span>– <text:span text:style-name="T430">вздыхает Трейси. Они уселись в Пакард и покатили в зелёный речной городок Моторган, Миссури, где есть железнодорожная станция, дубильная фабрика, несколько бревенчатых домишек и громадный Масонский Холл без единого окна в массивном монолите.</text:span></text:p>
      <text:p text:style-name="P294">После затяжной канители на входе, <text:span text:style-name="T431">Бленда наконец впускают и ведут через бархатные бильярдные, комнаты для игр безукоризненно полированного дерева, хромированные бары, мягкие спальни, в большущее складское помещение в задней части забитое на три метра в высоту большим количеством машин для пинбола, чем Бленд видел за всю свою </text:span><text:span text:style-name="T67">жизнь</text:span><text:span text:style-name="T431">, О Парни, Бей Вовсю, Мировые Турниры, Везучие Линды, насколько хватает глаз.</text:span></text:p>
      <text:p text:style-name="P66">– <text:span text:style-name="T432">И все до одного ёбнутые,</text:span>– <text:span text:style-name="T432">грит меланхолично Трейси.</text:span>– <text:span text:style-name="T433">Вот посмотри.</text:span>– <text:span text:style-name="T434">Это парижское кабаре: четырёхцветные красотки делают канкан по всему корпусу, нули на уровне глаз, титьки, пёзды, колоритная игра тебе тут, малость колючая для дам, но </text:span><text:span text:style-name="T68">всё так забавно</text:span><text:span text:style-name="T434">!</text:span>– <text:span text:style-name="T435">У тебя есть монетка?</text:span>– <text:span text:style-name="T69">Чаннггг</text:span><text:span text:style-name="T436">, спружинивает шарик на волосок проскакивая ямку большого результата, хмм похоже там накрепко покоробилось </text:span><text:span text:style-name="T69">ахннггхк</text:span><text:span text:style-name="T436"> ударяет в мигалку на 1000 но на табло вспыхивает лишь 50</text:span>— <text:span text:style-name="T437">Видал?</text:span>– <text:span text:style-name="T437">вскрикивает Трейси, пока шарик камнем скатывается вниз, последний шанс перехватить битком </text:span><text:span text:style-name="T70">дзинь</text:span><text:span text:style-name="T71">к</text:span><text:span text:style-name="T437"> биток щёлкает в обратную ёб-твою </text:span><text:span text:style-name="T70">сторону</text:span><text:span text:style-name="T437"> и на табло высвечивает ПЕРЕКОС.</text:span></text:p>
      <text:p text:style-name="P67">– <text:span text:style-name="T438">Перекос?</text:span>– <text:s/><text:span text:style-name="T438">Бленд почёсывает свою голову.</text:span>– <text:s/><text:span text:style-name="T438">Да ты же даже не</text:span>—</text:p>
      <text:p text:style-name="P68">– <text:span text:style-name="T439">И то же самое с каждой,</text:span>– <text:span text:style-name="T440">Трейси разливается разочарованием.</text:span>– <text:span text:style-name="T440">Сам попробуй.</text:span></text:p>
      <text:p text:style-name="P295">Второй шарик не успевает даже выскочить из <text:span text:style-name="T441">желоба</text:span>, <text:span text:style-name="T441">а</text:span> Блен уж<text:span text:style-name="T441">е</text:span> получил ПЕРЕКОС <text:span text:style-name="T441">опять без использования какого-либо Английского. Третий шарик застревает как-то на соленоиде и (спаситеспасите, вопит он взвинченным тонким голоском, о меня казнят электрическим стулом…), диньдиньдинь, гонги и гонка бегущих чисел на табло 400000, 645000, </text:span><text:span text:style-name="T72">банг</text:span><text:span text:style-name="T441"> и миллион! наивысший <text:s/>результат в Парижским Кабаре за всю историю и продолжает расти, несчастная сферичная душа трепыхается, застывает, ужасно (да, они одарённые разумом, будьте уверены, существа с планетоида Катшпиль, на оченьочень эллипсной орбите—в том смысле, что тот миновал Землю только раз, и то давным-давно, почти ещё аж на самом сумеречно тусклом </text:span><text:soft-page-break/><text:span text:style-name="T441">Краю, и никому не известно где теперь Катшпиль или когда, или вообще ли, будет он снова</text:span>. <text:span text:style-name="T442">Это то небезызвестное различие между возвратом и заскоком на разок. Если Катшпиль имел достаточно энергии, чтобы покинуть солнечное поле притяжения навсегда, тогда он бросил эти добрые круглые существа в вечном изгнании, без малейшего шанса когда-либо быть собранными обратно домой, обречёнными маскироваться под шарики в подшипниках, под металлики в тысячах мрамор играх—познав величайшие пальцы на весь Кейокук, Пайалап, Ойстер Бей, Инглвуд—Дэнни Д’Алесандро и Эльмера Фергюсона, Писюна Бренена и Хвастуна Вомака… где уж они теперь? а где бы вы думали? их всех призвали, кто-то погиб на Айво, кто-то заработал гангрену в снегу Арденского леса, а их пальцы, первое знакомство со стрелковым оружием, новобранцы, загнаны обратно в глубь детства, в тренировочных камерах пальцы на затворе М-1, большой палец замешкался в ствольной коробке, затвор хр-ЯССЬ! палец всмятку о блядь да больно и прощай ещё один непобедимый легендарный палец, ушёл навеки обратно в летнюю пыль, к сумкам с бряцаньем стекла, к толстолапым таксам, к запаху стальных щитов площадки разогретых солнцем), ну тут опять те девушки канкана, менады Парижского Кабаре, надвигаются прикончить, широкие красно-помадные улыбки на сверкающих челюстях, како-то галоп Оффенбаха врубается вихляясь тут из динамиков, что встроены в эту машину, длинные ноги в подвязках вскидываются над <text:s/>агонией этой печальной сферически вечной самоволки, все его дружки в жёлобе вибрируют сопереживанием и любовью, чувствуют его боль но бессильны, инертны без пружины, без руки надувалы, проблемы с мужчинностью алкаша, пустопорожние часы серой кепки и коробки без обеда, без этого им не пробежать своей дорожкой вниз по <text:s/>высящимся виткам, глубоким ямам с их посулами покоя, которые только выпнут тебя вилять дальше, всегда на милость притяжения, натыкаясь время от времени на неразличимо мелкие бороздки от других пробегов, великих пробегов (двенадцать героических минут в Виргиния Бич, Четвёртое Июля, 1927, пьяный матрос, чей корабль затонул в заливе Лейте… выбит с доски, твоё первое странствие в трёх измерениях всегда самое лучшее, когда ты вновь вернулся вниз было уже не то, и всякий раз пробегая неподалёку от микро-впадинки <text:s/>оставленной <text:s/>твоиим падением, чувствуешь как переполняет… отрезвлённые, таких немного, заглянули в сердце соленоида, смотрели на магнитного змия и энергию в их обнажённости, достаточно долго, чтобы измениться, принести с собою из тех витых линий силы <text:s/>обратно в коробку интимность с силой, вернуться с оплавившимися пустошами в душе, что сделали их отчуждёнными навсегда—сверься с портретом майкла Фарадея в Лондонской Галерее Тейта, Тантиви Макер-Мафик однажды так и сделал, заполнить пустой от женщин скучный день, и подумал тогда как могутт глаза человека быть настолько лучащимися, зловещими, настолько знающими посреди залов жути и невидимого…) но тут голоса кокеток ставших свидетельницами убийства зазвучали пронзительнее, приближаясь к истончённости лезвия, музыка меняет тональность, подымаясь в верхние тона, взъерошенные задницы бухаются всё яростней, юбки вскидываются всё красней <text:s/>и глубже всякий раз, покрывая всё большую площадь, переливаясь к алому финалу топки, так как же Парнишке с Катшпиля выбраться из этой передряги?</text:span></text:p>
      <text:p text:style-name="P296">Ну, как будто вы не знали, когда уж кажется всему каюк, Провидение вставляет краткое<text:span text:style-name="T1">—</text:span><text:span text:style-name="T9">стататата</text:span>! <text:span text:style-name="T443">Огоньки отключаются оставив угасающий красный отсвет на бритых щеках и подбородках двух операторов, что скрючились перед распадающимся девушками, конвульсии соленоида смолкают, хромированный шар, освобождён, скатывается,с душевной травмой, к утешению от своих друзей. </text:span></text:p>
      <text:p text:style-name="P69">– <text:span text:style-name="T444">И они </text:span><text:span text:style-name="T73">все</text:span><text:span text:style-name="T444"> такие?</text:span></text:p>
      <text:p text:style-name="P69">– <text:span text:style-name="T444">Ох и поимели ж меня,</text:span>– <text:span text:style-name="T444">стонет Альфонсо Трейси.</text:span></text:p>
      <text:p text:style-name="P69">– <text:span text:style-name="T444">Раз на раз не приходится,</text:span>– <text:span text:style-name="T444">утешает Бленд, и тут у нас реприза «Светлые Дни для Чёрного Рынка» Герхарда фон Гёля, с поправкой на время, место и цвет:</text:span></text:p>
      <text:p text:style-name="P69"/>
      <text:p text:style-name="P389">Всег-да привалит<text:span text:style-name="T1">—</text:span>ещё доллар,</text:p>
      <text:p text:style-name="P389"><text:soft-page-break/>Не так, то эдак, да!</text:p>
      <text:p text:style-name="P390">Поменьше надо спать,</text:p>
      <text:p text:style-name="P390">Про-снись, с росою на траве,</text:p>
      <text:p text:style-name="P391">И сможешь жопу им порвать<text:span text:style-name="T1">—</text:span></text:p>
      <text:p text:style-name="P392">Всегда ты доллар зашибёшь,</text:p>
      <text:p text:style-name="P392">С той пира-ми-дой где глаз натянут,</text:p>
      <text:p text:style-name="P393">Слышь, парнишь,</text:p>
      <text:p text:style-name="P393">С подмигом он тебе поёт: «Ты всё насквозь проссышь!»</text:p>
      <text:p text:style-name="P393"/>
      <text:p text:style-name="P394"><text:span text:style-name="T445">Желание есть</text:span>, <text:span text:style-name="T445">так и путь</text:span> найдётся,</text:p>
      <text:p text:style-name="P395">Смотри не упусти,</text:p>
      <text:p text:style-name="P395">Мозгами шевели-крути,</text:p>
      <text:p text:style-name="P395">И где только придётся</text:p>
      <text:p text:style-name="P395">Сгреби ещё хоть доллар,</text:p>
      <text:p text:style-name="P396">Неважно: решкой иль орлом,</text:p>
      <text:p text:style-name="P396">Пока Война при напролом</text:p>
      <text:p text:style-name="P397">Давай вперёд, за долларом,</text:p>
      <text:p text:style-name="P397">За долларом!</text:p>
      <text:p text:style-name="P297"/>
      <text:p text:style-name="P298">Все запасные игроки в обвисших штанах, пехотинцы в хаки, остепенившиеся девушки канкана, красотки в купальниках и того больше, ковбои и Индейцы табачных лавок, <text:span text:style-name="T446">гуглоглазые негры, пацаны-яблококрады, светские львы и кино-королевы, карточные шулера, клоуны, косоглазые алкаши-столбохваты, ассы лётчики, капитаны катеров, белые охотники на сафари и Негроидные обезьяны, толстяки, шеф-повара в шеф-поварских шапках, Еврейские ростовщики, горцы с самогонными бутылями, книги-комиксы про котов собак и мышей, боксёры и альпинисты, радио звёзды, карлики, цирковые уродцы, железнодорожные бродяги, танцоры марафонов, свинг оркестры, участники вечеринок высших кругов, скаковые лошади и жокеи, платные партнёры танцев, шофёры Индианополиса, моряки на берегу и сёрфингистки в юбках хула, жилистые Олимпийские бегуны, богатеи с большими круглыми мешками помеченными знаком доллара, все запевают во втором общем куплете песни, все <text:s/>пинбол-автоматы мигают огоньками, основные цвета с кисловатым налётом, битки бьют, звонки звенят, монеты сыпятся из монетных ящиков самых разгорячённых, каждый звук и движение чётко на своём месте в сложном ансамбле.</text:span></text:p>
      <text:p text:style-name="P299">Вне стен храма, представители Чикагской организации <text:span text:style-name="T447">в засаде, играют в морру, пьют Канадские смеси из плоских серебряных баклажек, смазывают и чистят .38’е и вообще ведут себя самым отвратительным этническим образом, <text:s/>Папская непроглядность в каждой колючей складке и затенённой челюсти. Невозможно утверждать существуют ли где-то деревянные шкафы с папками наборов чертежей показывающих как именно все эти пинбол-автоматы были перенастроены—на умышленно симулированную хаотичность—или это случилось и впрямь случайно, сохранив по крайней мере нашу веру в Неисправность, как нечто всё ещё вне Их контроля… веру, что любая машина, по отдельности, просто напросто, по наивности, свихнулась, после тысяч ночей в придорожной забегаловке, Вайомингской грозы конца-света грянувшей на твою голову без шляпы, амфетаминов на автобусной остановке, табачного дыма царапающего под веками глаз, душегубных хватаний, когда как-то вырвался из круглый год беспросветного дерьма… довели ли игроки чужаки навеки, по отдельности, в одиночку, каждую из этих свихнувшихся машин? уж <text:s/>поверьте: они потели, пинали, орали, били наотмашь, теряли самообладание безвозвратно—единая Изменчивость, о которой ты и не слыхал, общность не сознающая себя, умолчание, которое истории в энциклопедиях услужливо заполнили агентствами, инициалами, провозвестниками и пропусками, что делают невозможным найти их </text:span><text:soft-page-break/><text:span text:style-name="T447">снова… но в тот момент, из-за чрезмерно театрально суетни Гангстеров да Масонов, он сконцентрировался тут, в задней части храма Маторгана, элегантный хаос подмять мастерство купленного Блендом эксперта, Берта Фибеля с экспресса Серебряная Стрела.</text:span></text:p>
      <text:p text:style-name="P300">Последний раз как мы встречали Фибеля, он зацеплял, тянул и попускал страховочный трос того Хорста Ахтфадена <text:span text:style-name="T448">в его скалолазные дни, Фибель, который оставался внизу и довёл своего друга до Пенемюнде—</text:span><text:span text:style-name="T74">довёл его до</text:span><text:span text:style-name="T448">? а не кусок ли тут излишней паранойи, не </text:span><text:span text:style-name="T74">вполне</text:span><text:span text:style-name="T448"> оправданной—ну, называйте это Намёк На Причастность Бленда К Случаю С Ахтфаденом Тоже, <text:s/>если так нравится. Фибель работал на Сименс ещё в те времена, когда та была ещё частью треста Штинеса. Помимо своей дизайнерской работы он ещё уделял время на то, чтобы служить агентом по сбору информации для Штинеса. Тут ещё остаётся в силе верность Vereinigte Stahlwerke, хотя Фибель теперь уже работал на заводе Дженерал Электрик в Питсфилде, Масачусетс. Наличие агента в Беркшире отвечает интересам Бленда, и угадаете почему? Ага! присматривать <text:s/>за юношей Тайроном Слотропом, вот почему. Почти десять лет сспустя после изначальной сделки, IG Farben всё ещё находит, что легче подрядить для наблюдения за юным Тайроном обратно Лайла Бленда. </text:span></text:p>
      <text:p text:style-name="P301">Этот каменнолицый капустник Фибель <text:span text:style-name="T449">просто гений по соленоидам с переключателями. Как вся эта машинерия «расклеилась» как тут говорят, просто грешная трата времени даже и задуматься—он погружается в топологии и цветные кодировки, запах плавящейся канифоли наполняет бильярдные и салоны, Schnipsel здесь и там, пробормотал </text:span><text:span text:style-name="T75">also</text:span><text:span text:style-name="T449"> или два, и, не успели оглянуться, большая часть аппаратов работают. Можешь биться об заклад, довольных Масонов побольшало в Маторгане, Миссури. <text:s/></text:span></text:p>
      <text:p text:style-name="P302">В оплату за его доброе дело, Лайл Бленд, которому оно вообще пофиг, принят в Масоны. <text:span text:style-name="T450">Он находит хороший круг общения, всевозможные удобства для напоминания ему о его мужской сути, а также немало полезных деловых контактов. Кроме того, всё так же плотно укрыто, как и в том Деловом Консультационном Совете. Не-Масоны остаются весьма мало посвящёнными в Что Вообще Происходит, хотя время от времени что-нибудь да выскочит, покажет себя, хихикнет и запрыгнет обратно, оставив тебе мало подробностей, но много Жутких Подозрений. Ходит такая теория, будто США были и остались гигантским Масонким сговором под конечным контролем группы известной как </text:span><text:span text:style-name="T76">Illuminati</text:span><text:span text:style-name="T450">. Очень трудно долгое время смотреть в тот странный одинокий глаз венчающий пирамиду, что находится на любом долларе, и не начать верить в эту историю, мало-помалу. Слишком много анархистов Европы 19-го столетия—Бакунин, Прудон, Салверио Прискиа—были Масонами, чтобы это оставалось чистой случайностью. Любители глобального заговора, не все из них Католики, могут рассчитывать на Масонов для пары хороших страшилок и бездн, когди ничто другое не срабатывает. Одну из лучших в классике Причудливых Масонских Историй имеет Доктор Ливингстон (</text:span><text:span text:style-name="T76">living stone</text:span><text:span text:style-name="T450">? ну, ещё бы) забрёл в местную деревню, даже и не в сердце, а в </text:span><text:span text:style-name="T76">подсознании</text:span><text:span text:style-name="T450"> Самой Тёмной Африки, такое место, такое племя, что никогда раньше не видал: костры в тишине, непостижимые взгляды, Ливингстон подходит к вождю деревни и выдаёт ему высший знак Масонов—вождь этот знак распознаёт, </text:span><text:span text:style-name="T76">отвечает на него</text:span><text:span text:style-name="T450">, улыбка до ушей, и распоряжается предоставить всё братскую гостеприимность белому пришельцу. Но вспомним, что Др. Ливингстон, как и Вернер фон Браун, родился вблизи Весеннего Равноденствия и должен был смотреть в лицо Миру с самой особенной из особенных точек Зодиака…. Ну, и не забывайте где эти Масонские Таинства берут начало вообще. (Сверьтесь с Ишмаелом Ридом. Он по этой теме натаскан больше, чем вы найдёте тут).</text:span></text:p>
      <text:p text:style-name="P303">Мы должны также никогда не забывать знаменитого Миссурийского Масона Гарри Трумена: <text:span text:style-name="T451">занимающего благодаря смерти должность, в этом же самом Августе 1945, уперев его контрольный палец на клитор Мисс Инолы Гэй, доводя её до превращения 100 000 жёлтеньких людей в то, что станет мелким испарение вышкварок вморщенных в спёкшееся крошево их города на Острове Моря….</text:span></text:p>
      <text:p text:style-name="P304"><text:soft-page-break/>К тому времени как вступил Блед, Масоны уже давно предавно дегенерировали просто в ещё один клуб бизнесменов. <text:span text:style-name="T452">Право же, просто стыд. Бизнес всякого рода, на протяжении столетий, атрофировал определённые рецепторы чувств и области человеческого мозга, так что для большинства членов принимающих участие, нынешние ритуалы были не более, и даже может быть менее, чем пустая клоунада. Не для </text:span><text:span text:style-name="T77">всех</text:span><text:span text:style-name="T452"> из них, впрочем. Время от времени сталкиваешься <text:s/>с заскоком вспять из времён минувших. <text:s/>Лайл Бленд оказался одним из них.</text:span></text:p>
      <text:p text:style-name="P305">Маия этих Масонских ритуалов очень, очень древняя. <text:span text:style-name="T453">И в те давние дни она </text:span><text:span text:style-name="T78">работала</text:span><text:span text:style-name="T453">. Но время шло, и она начала применяться для показухи, для консолидации того, что было всего лишь мирской видимостью власти, она начала утрачивать свою крутость. Однако, слова, жесты, действия <text:s/>более менее верно блюлись на протяжении тысячелетий, при всей угрюмо рационализации Мира, так что магия всё ещё тут, хоть и подспудно, ей нужно лишь прикоснуться к правильно направленной голове, чтобы снова заявила о себе. </text:span></text:p>
      <text:p text:style-name="P306">Бленд обнаружил, что возвращаясь к себе домой в Бикон Хилл <text:span text:style-name="T454">поздно ночью после собраний, он не может заснуть. Ляжет на диване в своём кабинете, не думая ни о чём таком особенном, и вдруг резко вскинется, сердце бьётся чуть не выскочит, и он знает, что только что был </text:span><text:span text:style-name="T79">где-то</text:span><text:span text:style-name="T454">, но без понятия что было в этот отрезок времени. Старые часы Американская Империя бьют в гулкой прихожей. Зеркало Жирандол переходившее от поколения к поколению Блендов, накапливая образы в ртутный общий фонд, куда Бленд страшился заглядывать. В другой комнате его жена, с её варикозом и религиозностью, постанывала во сне. Что это с ним творится?</text:span></text:p>
      <text:p text:style-name="P307">В ночь после следующего собрания, лёжа дома на спине на привычном диване, <text:span text:style-name="T455">покрывшись Журналом Уол-Стрит, где нет ничего такого о чём он бы ещё не знал, Лайл Бленд поднялся над своим телом, примерно на полметра, лицом вверх, понял где он и ба-бах! </text:span><text:span text:style-name="T80">вплеснулся</text:span><text:span text:style-name="T455"> обратно. Там он и лежал, в самом сильном испуге за всю свою жизнь, сильнее <text:s/>даже чем в Белле Вуд—не из-за того что только что оставлял своё тело, а потому что знал: это лишь </text:span><text:span text:style-name="T80">первый шаг</text:span><text:span text:style-name="T455">. Следующим шагом станет переворот в воздухе и взгляд обратно. Древняя магия нашла его. Он отправляется в странствие. Он знал, что не может не следовать этому пути.</text:span></text:p>
      <text:p text:style-name="P308">Ему потребовался месяц или два, пока начал полу<text:span text:style-name="T456">ч</text:span>аться переворот. <text:span text:style-name="T456">Когда это произошло, он чувствовал это не столько переворотом в пространстве, как в его собственной истории. Необратимо. Тот Бленд, что вернулся воссоединиться с инертным белым вместилищем, распростёртым животом кверху, за тысячи лет под ним, изменился навсегда. </text:span></text:p>
      <text:p text:style-name="P309">Очень скоро он стал проводить <text:span text:style-name="T457">большую часть своего времени </text:span><text:s/>на том диване, <text:span text:style-name="T458">и едва ли хоть сколько-то вообще на Стейт-Стрит. Его жена, которая никогда ни о чём не спрашивала, неясно передвигалась в комнатах, обсуждая лишь дела по дому, иногда получала ответы, если Бленду случалось на тот момент находиться в своём теле, но чаще нет. Странного вида люди начали появляться у дверей, даже не предупредив по телефону. Мурашки, иностранцы с тонированной лоснящейся кожей, жировиками, ячменями на глазу, с киста, порченными зубами, прихрамывают, уставятся или же—что ещё хуже—со Странными Отсутствующими Улыбками. Она пускала их в дом, всех подряд, и дверь кабинета тихонько запиралась за ними, у неё перед лицом. Ей ничего не удавалось расслышать кроме бормочущих голосов, на некоем, казавшимся ей иностранным, языке. Они инструктировали её мужа в технике странствия.</text:span></text:p>
      <text:p text:style-name="P310">Случались, хотя редко, в географическом пространстве, путешествия <text:span text:style-name="T459">предпринятые на север по очень синим, огненно синим, морям, холодным, с толпами льдин, к заключительным стенам льда. Мы заблуждались в своих суждениях, роковым образом: мы уделяли больше внимания всяким Пири и Нансенам, которые вернулись—и <text:s/>хуже того, мы называли их деяния «успехом», хотя у них был провал. <text:s/>Потому что они вернулись обратно, вернулись к славе, к восхвалениям, они провалились. Мы плакали лишь о сэре Джоне Франклине и Саломоне Андрэ: скорбели над их могилами и костями, не замечая в несчастном мёрзлом мусоре оглашения их победы. К тому времени когда у нас появилась технология сделавшая подобные вояжи лёгкими, мы давно уже утопили в многословности всякую возможность отличать победу от поражения. </text:span></text:p>
      <text:p text:style-name="P311"><text:soft-page-break/>Что нашёл Андрэ в полярных исследованиях: <text:span text:style-name="T460">о чём нам нужно было узнать?</text:span></text:p>
      <text:p text:style-name="P312">Бленд, всё ещё подмастрье, <text:span text:style-name="T461">всё ещё не отряс свою нежную склонность к галлюцинированию. Он знает где он находится, когда он там, но по возвращении ему кажется, что он путешествовал глубже истории: что история это сознание Земли, состоящее из слоёв, уходящие на большие глубины, слоя история аналогичные слоям угля в теле Земли. Иностранцы сидят в его гостиной, шипят над ним, оставляют гадкую плёнку кожного жира на всём, к чему прикоснуться, стараются направлять его через этот этап, явно недовольные тем, что им кажется вкусами бездельника и пошляка. Он возвращается вне себя от всего с чем там столкнулся, от членов астрального IG, чья миссия—как Ратенау на самом деле возвещал через медиума Петера Сачсу—за пределами мирского добра и зла: подобные различия там не имеют ссмысла….</text:span></text:p>
      <text:p text:style-name="P70">– <text:span text:style-name="T462">Сссамо ссобой,</text:span>– <text:span text:style-name="T462">все уставились на него,</text:span>– <text:span text:style-name="T463">но зачем тогда говорить «тело и дух»? Зачем делать такое различие?</text:span></text:p>
      <text:p text:style-name="P313">Потому что трудно не изумляться открытия, что Земля живая тварь, <text:span text:style-name="T464">после стольких лет как представлял тупой кусок булыги обнаружить тело и душу, он чувствует себя ребёнком снова, ему известно, что теоретически он не должен проникаться, но всё же любит это своё ощущение чуда, что он снова нашёл его, пусть даже так поздно, даже зная, что скоро придётся расстаться…. Узнать что Гравитация, настолько принимаемая за должное, на самом деле нечто сверхъестественное, Мессианское, внечувственное, для телосознания Земли… прижавшей к своему святому центру останки исчезнувших видов жизни, собравшей, упаковавшей, переменившей, переустроившей и пересоткавшей молекулы, что <text:s/>снова берутся наверх Кабалистами каменоугольных смол с той стороны, которых Бленд замечал в своих странствиях, берутся выпаренными, раздразнёнными до разделения, изложенными до самой последней метатезы прикладной магии, комбинирующей и перекомбинирующей их в новые синтезы— «Забудь о них, они ничем не лучше, чем Клифот, пустые ракушки мертвецов, ты не должен тратить время на них….»</text:span></text:p>
      <text:p text:style-name="P314"><text:span text:style-name="T465">Остальные из нас, не избранные для роли посвящённых, оставленные на внешней стороне Земли, на милость Гравитации, которую мы ещё только-только начинаем обучаться находить и замерять, должны всё так же блуждать в пределах веры наших передних долей в Палнейшии Сатвецтвия, надеясь, что для всякой пси-синтетики взятой <text:s/>от Земной души имеется молекула, светская, более или менее обычная и обозначенная, с этой стороны—барахтающаяся бесконечно среди пластиковой мелочёвки, отыскивая в каждой Глубинное Значение, в попытках нанизать их все вместе, как члены степенного ряда, в надежде вычленить потрясающую и тайную Функцию, чьё имя, как изменённое имя Бога, нельзя произносить… пластиковый саксофон </text:span><text:span text:style-name="T81">звучит сверхъестественным тембром</text:span><text:span text:style-name="T465">, флакон для шампуня </text:span><text:span text:style-name="T81">отражение эго</text:span><text:span text:style-name="T465">, Приз в пачке Крекеров </text:span><text:span text:style-name="T81">одноразовая забава</text:span><text:span text:style-name="T465">, корпус бытовой техники </text:span><text:span text:style-name="T81">обтекатель ветров познания</text:span><text:span text:style-name="T465">, бутылочки младенцев </text:span><text:span text:style-name="T81">умиротворение</text:span><text:span text:style-name="T465">, мясные пакеты </text:span><text:span text:style-name="T81">сокрытие убиения</text:span><text:span text:style-name="T465">, пакеты для химчистки </text:span><text:span text:style-name="T81">дет</text:span><text:span text:style-name="T82">ск</text:span><text:span text:style-name="T81">о</text:span><text:span text:style-name="T82">е</text:span><text:span text:style-name="T81"> удушение</text:span><text:span text:style-name="T465">, садовые шланги </text:span><text:span text:style-name="T81">бесконечное напоение пустоши…</text:span><text:span text:style-name="T465"> но чтобы свести их вместе, при их уклончивом упорстве и нашей отвергнутости… придать какой-то смысл, отыскать ничтожнейший осколочек истины в такой массе копирования, такой массе отходов...</text:span></text:p>
      <text:p text:style-name="P315">Повезло Бленду, освободиться от всего этого. <text:span text:style-name="T466">Однажды вечером он созвал всё свою семью вокруг дивана с его кабинете. Лайл, Младший, прибыл из Хьюстона сотрясаясь в начальной стадии гриппа от контакта с миром где кондиционированный воздух не является столь необходимым условием жизни. Клара прикатила из Бенингтона, а Бадди прибыл поездом из Кембриджа. «Как вы знаете»,– объявил Бленд,– «в последее время я немножко путешествовал».– На нём был простой белый халат, а в руках красная роза. Выгядел он нездоровым, все впоследствии сошлись на этом: кожи и глаза его отличались чистотой, которая редко встречается, кроме как в определённые дни весны, в определённых широтах, перед самм рассветом.– «Я заметил»,– продолжал о,– «что всякий раз я удалялся всё дальше и дальше. Сегодня я отправляюсь навсегда. То есть, уже не вернусь. Так что я хотел проститься со всеми </text:span><text:soft-page-break/><text:span text:style-name="T466">вами и сообщить, что вы будете обеспечены».– Перед этим он повидал своего друга Кулриджа («Горячий») Шорт на Стейт-Стрит в юридической фирме Салитьери, Пурр, Де Брутус и Шорт, и проверил, что все финансы семьи были в полном порядке.– «Хочу, чтоб вы знали, я всех вас люблю. Остался бы тут, но должен идти. Надеюсь, вы меня понимаете». </text:span></text:p>
      <text:p text:style-name="P316">Один за другим, его семья подошли проститься. <text:span text:style-name="T467">Похлопывания, поцелуи, рукопожатия закончены, Бленд откинулся в последнее объятие того дивана, закрыл глаза с неясной улыбкой...» Чуть погодя, он почувствовал, что начинает всплывать. Наблюдавшие расходятся относительно точного времени. Около 9:30 Бадди ушёл посмотреть Невесту Франкенштейна, а миссис Бленд накрыла безмятежное лицо пыльным <text:s/>куском ситцевой драпировки, полученной в подарок от одной из её <text:s/>племянниц, которая никогда не могла понять её вкуса.</text:span></text:p>
      <text:p text:style-name="P316"><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317">Ветреная ночь. Крышки войсковых канистр <text:span text:style-name="T468">летают с бряканьем по плацу. Часовые от нечего делать практикуют Салют Королевы Анны. Порою налетают порывы ветра, что раскачивают джипы на их рессорах, пустые тягачи и гражданские грузовые—бамперы постанывают, басовито, от неудовольствия… на макушках ветра шевелятся живые сосны, в строю на последнем песчаном обрыве к Северному морю….</text:span></text:p>
      <text:p text:style-name="P318">Шагая скорым шагом, но не в ногу, <text:span text:style-name="T469">через исчёрканные грузовиками промежутки тут на старом заводе Круппа, Доктора Мафидж и Спонтун имеют вид кого угодно, но только не заговорщиков. Моментально принимаешь их за того, кем они есть: крохотный плацдарм Лондонской респектабельности тут в ночном Каксэвене—туристы в этой полуцивилизованной колонии сульфы высыпанной в колодцы крови, серратов и турникетов, врачей наркоманов и садистов санитаров, колонии, которую они избежали при Прохождении, у брата Мафиджа высокий пост в одном из министерств, Спонтун признан негодным из-за странной истерической стигмы, очертаниями совпадает с формой туза пик и почти такого же цвета, которая появляется у него на левой щеке в моменты высокого стресса, сопровождающаяся жуткой мигренью. Всего лишь пару месяцев назад они чувствовали себя такими же полностью мобилизованными как и любой Британский гражданин <text:s/>беспрекословно исполняющий распоряжения правительства. В отношении данной миссии, однако, у обоих сейчас глубокие сомнения характерные мирному времени. Как быстро движется нынче история.</text:span></text:p>
      <text:p text:style-name="P71">– <text:span text:style-name="T470">Не представляю, почему он попросил </text:span><text:span text:style-name="T83">нас</text:span><text:span text:style-name="T470">,</text:span>– <text:span text:style-name="T470">Мафидж поглаживает свою полную бороду (жест смотрится всего лишь бесконтрольным), говоря голосом пожалуй слишком мелодичным для человека его массы,</text:span>– <text:span text:style-name="T471">ему должно быть известным, я этого не практиковал с ’27-го</text:span></text:p>
      <text:p text:style-name="P71">– <text:span text:style-name="T471">Я ассистировал пару раз во время интернатуры,</text:span>– <text:span text:style-name="T471">вспоминает Спонтун.</text:span>– <text:span text:style-name="T471">Тогда была большая мода в психиатрических заведениях, знаете ли.</text:span></text:p>
      <text:p text:style-name="P72">– <text:span text:style-name="T472">Могу назвать пару Государственных Институтов, где это в моде до сих пор,</text:span>– <text:span text:style-name="T473">медики обмениваются хмыканьем, полные той Британской </text:span><text:span text:style-name="T84">Weltschmerz</text:span><text:span text:style-name="T473">, что выглядит такой неприкаянной на лицах страдающих ею.</text:span>– <text:span text:style-name="T474">Послушайте, тогда, Спонтун, вы предпочитаете ассистировать мне, так я понял?</text:span></text:p>
      <text:p text:style-name="P72">– <text:span text:style-name="T474">О, по любому, знаете ли. То есть, никто ж не будет стоять над головой с журналом, понимаете, записывать как всё идёт.</text:span></text:p>
      <text:p text:style-name="P73">– <text:span text:style-name="T475">Ну, это как сказать. Вы же слушали? <text:s/>Вам не заметили некую...</text:span></text:p>
      <text:p text:style-name="P74">– <text:span text:style-name="T476">Горячность.</text:span></text:p>
      <text:p text:style-name="P75">– <text:span text:style-name="T477">Зацикленность. Не знаю, может Пойтсмен</text:span><text:span text:style-name="T85"> теряет хватку</text:span><text:span text:style-name="T477">.</text:span>– <text:span text:style-name="T477">Звучит тут как Джеймс Мэйсон: «Тэ(х)ряет х(у)ватку».</text:span></text:p>
      <text:p text:style-name="P75"><text:span text:style-name="T478">Теперь они смотрят друг на друга, отдельные ночные ландшафты Марстонских приютов для животных и запаркованных автомобилей плавают затемнённо <text:s/>сливаясь позади каждого из лиц. </text:span><text:soft-page-break/><text:span text:style-name="T478">Ветер носит запахи морсакой воды, пляжа, бензина. Отдалённое радио настоенное на волну Программу Общих Сил передаёт Сэнди Макферсона за Органом.</text:span></text:p>
      <text:p text:style-name="P76">– <text:span text:style-name="T479">О, да все мы...</text:span>– <text:span text:style-name="T479">начинает Спонтун, но оставляет незаконченным.</text:span></text:p>
      <text:p text:style-name="P77">– <text:span text:style-name="T480">Вот и пришли.</text:span></text:p>
      <text:p text:style-name="P319">Ярко освещённый офис увешан малиново-губыми, ножко-сосисочными <text:s/>настенными плакатами Девушки Петти. Кофеварка шипит в углу. Тут же запах прогорклой ваксы для обуви. <text:span text:style-name="T481">Капрал сидит забросив ноги на стол, поглощён чтением книги комикса Американская Зайка.</text:span></text:p>
      <text:p text:style-name="P78">– <text:span text:style-name="T482">Слотроп,</text:span>– <text:span text:style-name="T482">в ответ</text:span> <text:span text:style-name="T482">на вопрос Мафиджа,</text:span>– <text:span text:style-name="T482">да да Янки в этом, в костюме свиньи. Ну, приходит уходит постоянно. Свершенно сдвинутый. А вы что за контора, M.I. 6 или как там?</text:span></text:p>
      <text:p text:style-name="P79">– <text:span text:style-name="T483">Нам не положено это обсуждать,</text:span>– <text:span text:style-name="T485">уточняет Спонтун. Малость представляет себя Найландом Смитом, Спонтун этот самый.</text:span>– <text:s/><text:span text:style-name="T484">Вам известно где мы можем найти генерала Виверна?</text:span></text:p>
      <text:p text:style-name="P80">– <text:span text:style-name="T485">В такое время ночи? На свалке спирта, скорее всего. Идите вдоль путей, туда где шум. Если б е дежурство, я б сам там был.</text:span></text:p>
      <text:p text:style-name="P81">– <text:span text:style-name="T486">Костюм свиньи,</text:span>– <text:span text:style-name="T486">хмурится Мафидж.</text:span></text:p>
      <text:p text:style-name="P82">– <text:span text:style-name="T486">Большой блин костюм свиньи, розовый, и синий, клянусь,</text:span>– <text:span text:style-name="T487">отвечает капрал.</text:span>– <text:span text:style-name="T488">Сразу узнаете, как увидите. Сигареты не найдётся у кого-то из вас, джентльмены, случайно?</text:span></text:p>
      <text:p text:style-name="P320">Звуки гулеванья докатываются до них <text:s/>как топают вдоль путей, <text:span text:style-name="T489">мимо сцепок пустых платформ и железнодорожных цистерн. «Свалка спирта».</text:span></text:p>
      <text:p text:style-name="P83">– <text:span text:style-name="T490">Горючее для их Нацистких ракет, мне говорили. Если те у них вообще летали.</text:span></text:p>
      <text:p text:style-name="P83"><text:span text:style-name="T491">Под холодным зонтом голых электоламп сбилась толпа Армейского персонала, Американских моряков, девушек ФАВСЗ, и Германских </text:span><text:span text:style-name="T86">fräuleins</text:span><text:span text:style-name="T491">. Братаются, все для одного, бесстыдно, среди шума, который перерастает, когда Мафидж и Спонтун достигают края сборища, в песню, а в центре, с хорошей стопкой, <text:s/>каждая рука охватывает улыбчиво расхристанную кралю, раскраснелое лицо под этим освещением апоплектично полиловело, всё тот же самый генерал Виверн, которого мы встречали в офисе Пойнтсмена ещё в Твелвс-Наус. Из железнодорожной цистерны, чьё содержимое, этиловый спирт, раствор 75%, объявлено кричаще белым трафаретом на её стенке, торчат тут и там краны, под которые невероятное число кружек, фарфоровых чашек, кофеварок, мусорных вёдер и прочих ёмкостей подставляется и отводятся. Укулеле, казу, губные гармошки, и сколько угодно на ходу изобретённых железных стукалок аккомпанируют песне, в которой невинный салют Послевойне, надежда что конец дефицитов, конец Строгой Экономии, близок:</text:span></text:p>
      <text:p text:style-name="P83"/>
      <text:p text:style-name="P398">Вот и пришло<text:span text:style-name="T1">—</text:span></text:p>
      <text:p text:style-name="P398">Обжираловки время!</text:p>
      <text:p text:style-name="P398">Обжираловки время!</text:p>
      <text:p text:style-name="P399">Пора залезать в морозилку<text:span text:style-name="T1">—</text:span></text:p>
      <text:p text:style-name="P402">О, да, наконец</text:p>
      <text:p text:style-name="P399">Обжираловки время,</text:p>
      <text:p text:style-name="P399">Обжираловки время,</text:p>
      <text:p text:style-name="P402">А <text:span text:style-name="T492">как</text:span> пож<text:span text:style-name="T492">уёщь</text:span>, вернёшься ещё, <text:span text:style-name="T492">ещё пожевать!</text:span></text:p>
      <text:p text:style-name="P400"><text:span text:style-name="T492">Ах, о</text:span>бжираловки время!</text:p>
      <text:p text:style-name="P403">Не ново оно, но <text:s/>всегда грандиозно,</text:p>
      <text:p text:style-name="P401">Обжираловки время,</text:p>
      <text:p text:style-name="P403">Так жуй, сколько влезет, жууууй!</text:p>
      <text:p text:style-name="P400"/>
      <text:p text:style-name="P322">Следующий куплет солдаты и матросы вместе восемь тактов, <text:span text:style-name="T493">девушки вторые столько же, генерал Виверн следующие восемь, и </text:span><text:span text:style-name="T87">tutti</text:span><text:span text:style-name="T493"> допеть его. Затем вступают укелеле и казу и всё прочее, пока любой и каждый пляшет, чёрные шейные платки плещут вокруг словно усы эпилептичных негодяев, изысканные сеточки для волос послабляются выпустить локоны из-под </text:span><text:soft-page-break/><text:span text:style-name="T493">паутинки на тугих завитушках, подолы платьев вздёрнуты показать коленки и края чулков с довоенным кружевом Клуни хрупкое порхание дымчатых крыльев летучей мыши тут под белым электричеством… в заключительном припеве парни хороводят по часовой стрелке, девушки против часовой, ансамбль раскручивается узором розы, из гущи которого распущено хмыкающий пьянчуга генерал Виверн, бокал над головой, приподнят кратко как вставшая тычинка. </text:span></text:p>
      <text:p text:style-name="P323">Почти единственный кто в этом не участвует, <text:span text:style-name="T494">помимо двух</text:span> подкрадывающихся хирургов, <text:span text:style-name="T494">Моряк Бодайн, которого мы оставили, если припомните, шалящим в ванне жилища Кислоты Бумера в Берлине. Безукоризненный сегодня в парадно белом, строголикий и трезвый, он утомлённо бродит среди гуляк, густая поросль волос из-под манжет джемпера и в V-разрезе под шеей, растущие стол изобильно, что на прошлой неделе он отпугнул и потерял связного прямиком из Китай-Бирма-Индия театра действий с почти тонной марухи, который по ошибке принял его за морской вариант легендарного </text:span><text:span text:style-name="T88">йети</text:span><text:span text:style-name="T494">, он же отвратный снежный человек. Для возмещения <text:s/>профуканного в тот раз, Бодайн в эту ночь продвигает Первый Международный Бой на Чвырлах, между Авери Пёрфл, состуживцем из его корабельной команды, и Английским Коммадосом по имени Сент-Джон Бладери. «Делайте ставки, да да ставки поровну 50/50»,– объявляет обходительный крупье Бодвайн, пропихиваясь меж тел столпившихся, многим из которых далеко до вертикальности, с пачкой оккупационных сертификатов зажатой в одной из мохнатых рук. Другою, время от времени, он подтягивает из-за спины квадрат большого отложного воротника своего джемпера, чтобы туда высморкаться, люверсы вдоль края его тельняшки моргают, электрические лампочки пляшут над головой от поднятого им шквала, его собственные несколько теней мечутся во все стороны и сливаются с остальными.</text:span></text:p>
      <text:p text:style-name="P84">– <text:span text:style-name="T495">Приветики, кореш, опиата надо?</text:span>– <text:span text:style-name="T495">крохотные красные глазки в широченном розовом пудинге лица, и алчная улыбка. Это Альберт Криптон, старший санитар корабля США </text:span><text:span text:style-name="T89">Джон Е. Бадас</text:span><text:span text:style-name="T495">, который тут же добывает из потайного кармана джемпера стеклянный флакончик полный белых таблеток.</text:span>– <text:span text:style-name="T496">Кодеин. Джексон, прекрасно</text:span>—<text:span text:style-name="T496">держи.</text:span></text:p>
      <text:p text:style-name="P324">Бодайн безудержно чхает и утирает сопли рукавом,<text:span text:style-name="T1">– Только не для ёбаной простуды, Криптон. Спасибо. Ты видел Авери?</text:span></text:p>
      <text:p text:style-name="P85">– <text:span text:style-name="T497">Он в прекрасной форме. Заканчивал предстартовый разогрев в пизде раком, когда я на них наткнулся.</text:span></text:p>
      <text:p text:style-name="P86">– <text:span text:style-name="T498">Слышь, старина,</text:span>– <text:s/><text:span text:style-name="T498">начинает предприимчивая морская душа. Текст расшифровывается в 3 унции кокаина. Бодвайн кончает парой смятых примечаний.</text:span>– <text:span text:style-name="T499">В полночь, если можешь. Скажи ему встретимся у Пуци после боя.</text:span></text:p>
      <text:p text:style-name="P87">– <text:span text:style-name="T500">Замётано. Ты <text:s/>возле казарм прошвырнулся?</text:span>– <text:span text:style-name="T500">Похоже вернувшиеся с театра в КБИ собираются там для мрамор игр шариками опиума. Можешь зашибать сотнями, если рука набита. Санитар Криптон прячет деньги в карман и оставляет Бодвайна покручивать большим пальцем в раздумьи на эту тему, движется дальше, где есть что полапать, останавливается хлебнуть из снарядной гильзы хлебного спирта с виноградным соком, не прекращая сбыта <text:s/>кодеина в таблетках. У него случается краткий прокол паранойи, когда появляются пара ВэПэшников в красных шапках, поглаживая свои членодубинки и поглядывая на него, как ему представляется, многозначительными взглядами. Он отскальзывает в ночь, сматывается на виражах через тёмное небо. Успокаивает его патентованная микстура известная как Блюз Криптона, после чего следует головокружительный переход в диспансер, не без моментов глубокой отключки внимания.</text:span></text:p>
      <text:p text:style-name="P325">Внутри, его связник, Фармацевт Бёрдбери, <text:span text:style-name="T501">дирижирует заключительным актом </text:span><text:span text:style-name="T90">La </text:span><text:span text:style-name="T9">Forza del Destino </text:span><text:span text:style-name="T501">с треском доходящей от радио Люксембург, а заодно и подпевает. Рот его защёлкивается, когда Криптом врулил в помещение. Вместе с ним нечто похожее на гигантскую, разноцветную свинью, плюшевая опушка её одеяния тут и там зализана в обратную сторону, что расширяет доступный спектр расцветки. «</text:span><text:span text:style-name="T90">Микро</text:span><text:span text:style-name="T501">грамм»,– Криптон драматично потрясает головой,– «всё правильно, микрограмм, а не миллиграмм. Бёрдбери дай мне чего-нибудь, у меня передозняк». <text:s/></text:span></text:p>
      <text:p text:style-name="P88"><text:soft-page-break/>– <text:s/><text:span text:style-name="T91">Тшш</text:span><text:span text:style-name="T502">.</text:span>– <text:span text:style-name="T502">Складки на высоком лбу аптекаря поперечно скрещиваются от сооперности. Криптон проходит вглубь к полкам и наблюдает освещённую комнату сквозь бутыль болеутоляющего пока не закончилась опера. Возвращается как раз вовремя, чтобы услышать вопрос свиньи: «Ну а куда ещё он мог пойти?»</text:span></text:p>
      <text:p text:style-name="P89">– <text:span text:style-name="T503">Мне известно из третьих рук,</text:span>– <text:span text:style-name="T503">Бёрдбери кладёт шприц, которым дирижировал.</text:span>– <text:span text:style-name="T504">Спроси вон Криптона, он чаще выходит в свет.</text:span></text:p>
      <text:p text:style-name="P90">– <text:span text:style-name="T505">Приветики, кореш,</text:span>– <text:span text:style-name="T505">грит Альберт,</text:span>– <text:span text:style-name="T538">как насчёт сделать прививочку?</text:span></text:p>
      <text:p text:style-name="P91">– <text:span text:style-name="T506">Я слышал Шпрингер приезжает сегодня.</text:span></text:p>
      <text:p text:style-name="P92">– <text:span text:style-name="T507">Впервые слышу. Но смотайся к Пуци, <text:s/>тут зачем торчать. Такие все дела там делаются.</text:span></text:p>
      <text:p text:style-name="P326">Свинья оглядывается на часы на стене: «<text:span text:style-name="T508">Сегодня распорядок малость сковырнутый, вот и всё».</text:span></text:p>
      <text:p text:style-name="P93">– <text:span text:style-name="T509">Слушай Криптон, тут большая шишка из ГПОГ нагрянет с минуты на минуту, так что как знаешь, только….</text:span>– <text:span text:style-name="T510">Они препираются о трёх унциях кокаина, свинья стала благовоспитанно листать старый </text:span><text:span text:style-name="T92">News of the World</text:span><text:span text:style-name="T510">. Вскоре, припластыривая последнюю из наполненных кристаллами бутылочек на свою голую ногу, Криптон приглашает всех на бой чвырлами. «Бодайн собрал крупные ставки. Народ прибывает со всей Зоны».</text:span></text:p>
      <text:p text:style-name="P94">– <text:span text:style-name="T93">Моряк</text:span><text:span text:style-name="T511"> Бодайн?</text:span>– <text:span text:style-name="T511">спрашивает изумлённая плюшевая свинья.</text:span></text:p>
      <text:p text:style-name="P95">– <text:span text:style-name="T512">Он король Каксэвена, Хрюша.</text:span></text:p>
      <text:p text:style-name="P96">– <text:span text:style-name="T513">Ну не случалось выполнять его поручение в Берлине. Скажи ему Ракетмэн грит привет.</text:span></text:p>
      <text:p text:style-name="P327">Криптон, клёш подвёрнут кверху, открывая бутылочку просто убедиться что там у него, застывает вылупившись: «<text:span text:style-name="T514">Это ты про </text:span><text:span text:style-name="T94">тот гашиш</text:span><text:span text:style-name="T514">?»</text:span></text:p>
      <text:p text:style-name="P97">– <text:span text:style-name="T514">Ага.</text:span></text:p>
      <text:p text:style-name="P328">Криптон внюхивает большую щепоть снежиночно белого в ноздри, <text:span text:style-name="T515">праву да леву. Мир проясняется. Горькие сопли начинают стягиваться в упрямый кулак в глубине его горла. Уже Потсдамский Съём составная часть фольклора Зоны. Может эта свинья тут хочет примазаться к славе Ракетмэна (в существовании которого Криптон никогда не был уверен)? Кокаиновые подозрения, ползучие и паскудные как крысы… блеск флаконов тысячи цветов, голоса из радио, спинка и рукав мохнатого пальто свиньи пока Криптон тянется погладить… нет ясно, что свинья <text:s/>ничего не высматривает, не лягавый, не сбывает товар и никого не хочет накрыть…. «Просто хотелось посмотреть как оно на ощупь, понимаешь»,– грит Криптон.</text:span></text:p>
      <text:p text:style-name="P102">– Конечно.– Тут вдруг в дверях полно красных касок, кожи, меди. Криптон стоит не шелохнётся, в одной руке крышка от открытого кокаина.</text:p>
      <text:p text:style-name="P98">– <text:span text:style-name="T516">Слотроп?</text:span>– <text:span text:style-name="T516">Сержант, что тут за главного выступает вперёд, рука сбоку на кобуре с пистолетом. Свинья взглядывает на Бёрдбери, который покачивает головой, нет, не я, как бы хочет сказать.</text:span></text:p>
      <text:p text:style-name="P99">– <text:span text:style-name="T517">И не я тоже,</text:span>– <text:span text:style-name="T517">Криптон считает нужным вставить.</text:span></text:p>
      <text:p text:style-name="P99">– <text:span text:style-name="T517">Ну кто-то ж заложил,</text:span>– <text:span text:style-name="T517">бормочет свинья, по виду очень обидевшись.</text:span></text:p>
      <text:p text:style-name="P100">– <text:span text:style-name="T517">Секундочку,</text:span>– <text:span text:style-name="T517">шепчет Альберт. Затем к ВП,</text:span>– <text:span text:style-name="T517">прошу прощения,</text:span>– <text:span text:style-name="T517">делает два шага к выключателю на стене и гасит свет, Слотроп моментально рванул сквозь все вопли мимо стола Бёрдбери </text:span><text:span text:style-name="T95">бац</text:span><text:span text:style-name="T517"> в высокие полки с лекарствами, от которые его соломенное брюхо спружинивает, но они потом падают на кого-то ещё с оглушительным грохотом стекла и воплем</text:span>—<text:span text:style-name="T518">дальше по чёрной темени прохода, выставив руки, чтоб не наткнуться, к задней двери, где встречает Криптона.</text:span></text:p>
      <text:p text:style-name="P101">– <text:span text:style-name="T519">Спасибо.</text:span></text:p>
      <text:p text:style-name="P101">– <text:span text:style-name="T519">Скорее.</text:span></text:p>
      <text:p text:style-name="P329">Снаружи они срезают к востоку, в сторону Эльбы и доков, <text:span text:style-name="T520">несутся с топотом, поскальзываясь на грязи луж, спотыкаясь через глубокие колеи грузовиков, ветер взвихряется среди ангаров хлещет им в лицо, кокаин крапает маленькими белыми всплесками из-под левого клёша Криптона. Позади них облавщики орут и светят фонарями, но похоже не знают куда они делись. Хорошо. «Иди дорогой жёлтых кирпичей»,– напевает Альберт Криптон, высоко,– «иди дорогой жёлтых кирпичей»,– это ещё что, неужели он, да </text:span><text:span text:style-name="T96">скачет вприпрыжку</text:span><text:span text:style-name="T520">….</text:span></text:p>
      <text:p text:style-name="P330"><text:soft-page-break/>Совсем скоро, задыхаясь, они прибы<text:span text:style-name="T522">вают</text:span> на пирс, <text:span text:style-name="T521">где </text:span><text:span text:style-name="T97">Бэдас</text:span><text:span text:style-name="T521"> и его подразделение, четвёрка туманно-серых подлодок поросят, пришвартованы, к началу боя на чвырах в центре шаткой, крикливой толпы гражданских и военных пьяниц. Жилистый Авери Пёрфл, бакенбарды гладки словно котика мех в бледном свете, Адамово яблоко проворачивается по четыре-пять нервно взвинченных циклов в минуту, пританцовывает вокруг своего противника, безмятежно быковатого Сент-Джон Бладери, <text:s text:c="2"/>чвырла обоих в позиции выжидания, заточенные края отблескивают. </text:span></text:p>
      <text:p text:style-name="P331">Криптон припрятывает Слотропа в мусорный ящик и отправляется на поиски <text:span text:style-name="T523">Моряка Бодайна. После нескольких коротких, посверкивающих финтов, Пёрфл переходит в ближний, быстрый как боевой петух. Косым высоким, который Бладери пытается парировать тройным, Пёрфл рассекает блузу Каммандоса и пускает кровь. Но когда он пытается отпрыгнуть, похоже задумчивый Бладери водрузил свой увесистый боевой ботинок на пижонистый туфель Американца и припечатал к месту, где стоит.</text:span></text:p>
      <text:p text:style-name="P332">Утроитель Бодайн и два его поединщика <text:span text:style-name="T524">горящие кристалы осознания в этом отравленном сером сборище: добрая половина толпы пребывает в предгорьях потери сознания, а остальные не вполне уверены что вообще тут происходит. Некоторые думают, что Пёрфл и Бладери в натуре озверели друг на друга. Другим кажется , что это всё для смеха и они хохочут в подходящие моменты. Время от времени дополнительная пара выпученных глаз всплывает в ночных надстройках боевых кораблей и они смотрят, смотрят….</text:span></text:p>
      <text:p text:style-name="P333">Пёрфл и Бладери сделали одновременные выпады и теперь находятся <text:span text:style-name="T9">corps à corps</text:span>—со скрежетом и звяком чвыр<text:span text:style-name="T536">ла</text:span> сцепились намертво, <text:span text:style-name="T525">локти напряглись и упёрлись. Исход зависит от дара сухопарого Пёрфла к обманкам, поскольку Бладери кажется готов удерживать эту позицию всю ночь. </text:span></text:p>
      <text:p text:style-name="P103">– <text:span text:style-name="T526">Ракетмэн тут,</text:span>– <text:span text:style-name="T526">Криптон дёргает Бодайна за вланый помятый ворот,</text:span>– <text:span text:style-name="T526">в </text:span><text:span text:style-name="T98">свином костюме</text:span><text:span text:style-name="T526">.</text:span></text:p>
      <text:p text:style-name="P104">– <text:span text:style-name="T527">Не сейчас, мэн. Ты принёс тот, а!</text:span>—</text:p>
      <text:p text:style-name="P104">– <text:span text:style-name="T528">Но но полиция у него на хвосте, Бодайн, где мы его спрячем?</text:span></text:p>
      <text:p text:style-name="P105">– <text:span text:style-name="T528">Какая разница, это какой-нибудь раздолбай и больше ничего. Ракетмэну </text:span><text:span text:style-name="T99">тут</text:span><text:span text:style-name="T528"> делать нечего.</text:span></text:p>
      <text:p text:style-name="P334">Пёрфл отдёргивает ру<text:span text:style-name="T538">коять</text:span> свое<text:span text:style-name="T536">го</text:span> чвырл<text:span text:style-name="T536">а</text:span>, переклонившись на сторону, <text:span text:style-name="T529">удерживая зубцы своего оружия в замке с зубцами Бладери, тянет командоса достаточно долго, чтоб высвободить свою ступню, затем ловко расцепляет ложки и оттанцовывает прочь. Бладери восстанавливает равновесие и пускается в тяжеловесное преследование, применяет серию колющих, а затем перебрасывает ложку в другую руку и неожиданно наносит Пёрфлу режущий, глубокая ссадина на шее моряка приходится мимо сонной артерии, но совсем на чуть-чуть. Кровь окропляет белый джемпер, чёрная в свете дуговых ламп. Пот и холодные тени глубоко залегли в подмышках бойцов. Пёрфл, забыв от боли осторожность, налетает на Бладери, вихрь одичало слепых тычков и рубилова, Бладери едва ли нуждаясь переступать, покачиваясь от колен и выше как громадный уверенный пудинг, наконец улучает момент ухватить кисть руки Пёрфла с ложкой и крутануть его, как девушку в коленце джитербага, спиной к себе, его собственное лезвие попрёк Адамова яблока Пёрфла, готовое располовинить. Он подымает глаза, оглядывается, задыхаясь, исходя потом, выискивая местоположение какой-нибудь власти, что просигналит ему прикончить. </text:span></text:p>
      <text:p text:style-name="P335">Ничего: только сон, рвота, содрогания, призрачно цветочный запах этила, <text:span text:style-name="T530">основательный Бодайн пересчитывает свой барыш. Никто толком не смотрит. Тут и доходит Бадери и Пёрфлу сразу, объединённых заточенным краем чвырла и ничтожным приложением силы достаточным, чтобы наполнить их общий мир смертью, что никто ведь не говорил драться до самого конца, верно? Что каждый получит свою долю, кто бы ни победил, так что разумнее сейчас разойтись и вдвоём пристать к Бодайну за платой, и найти перевязочный пакет и йод тоже. И всё же они затягивают своё объятие, Смерть во всей своей мощи напевает им романтичные песни, укоряя, что просто обычные людишки… </text:span><text:span text:style-name="T100">Вот только и всего-то, да? И это у вас жизнь называется?</text:span></text:p>
      <text:p text:style-name="P336"><text:soft-page-break/><text:span text:style-name="T530">М</text:span>ашина ВП, бибикая, включив сирену, моргая семи огнями, подкатывает. <text:span text:style-name="T531">Неохотно, Пёрфл и Бладери всё ж расслабляются и, испустив вздох из вздутых щёк, разделяются. Бодайн, с трёх метров, швыряет над головами пробуждающейся толпы толстый пакет с сертификатами, который Командос ловит, отсчитывая делит, и отдаёт половину Пёрфлу, который уже держит курс к трапу свей седой матушки </text:span><text:span text:style-name="T101">Джон Е. Бэдэс, </text:span><text:span text:style-name="T532">где палубная вахта заметно оживилась и даже карточная игра в корабельной прачечной приостановлена, чтоб каждый мог пойти полюбоваться большой облавой. Пьянь на берегу приходят в движение, заторможено и не врубаясь в направление. Из-за пределов бледного электрического света прихлынули девушки, дрожащие, возбуждённые, взъерошенные, сманить прочь Сент-Джон Бладери под прикрытием приятно-пастельной синтетики и любовных писков. Бодайн и Криптон, со слаломом и руганью <text:s/>пересекают толпу, спотыкаясь о пробуждающихся и спящих, останавливаются у свалочного ящика забрать Слотропа, который восстаёт из кучи яичной скорлупы, пивных банок, жутких частей <text:s/>от куриц в жёлтом желе, кофейной гущи и пользованной бумаги, всё это сваливается или сошлёпывается с него, сдёргивает маску и лыбится с приветом Бодайну. </text:span></text:p>
      <text:p text:style-name="P106">– <text:span text:style-name="T533">Ракетмэн, пресвятая блядородица, и вправду ты. Что за дела, старина?</text:span></text:p>
      <text:p text:style-name="P107">– <text:span text:style-name="T538">Заложили суки, нужно продёрнуть к Пуци.</text:span>– <text:span text:style-name="T534">Подъезжают грузовики в чьи брезентовые тени ВэПэшники начинают загружать всех, кто движется медленнее, чем они. Тут два гражданских, один с бородой, несутся вдоль пирса с воплями: «Костюм свиньи, костюм свиньи, вон он, гляди!», а также: «Эй</text:span>—<text:span text:style-name="T535">Слотроп</text:span>—<text:span text:style-name="T535">стоять! ни с места!»</text:span></text:p>
      <text:p text:style-name="P337">Не тут-то было, Слотроп с громадным треском и хрустом вываливается из мусора и <text:span text:style-name="T537">что есть мочи мчит вслед за Бодвайнои и Криптоном, разбрызгивая куриный жир и роняя скорлупу яиц <text:s/>позади себя. Клубмобиль Красного Креста или автостоловая припаркован у следующего гнездовья эсминцев вдоль пирса, <text:s/>его свет аккуратным квадратом выливается на асфальт, симпатичная девушка с причёской Дианы Дёрбин внутри этого обрамления на фоне полок с конфетами, сигаретами, поленницы сэндвичей в вощёной бумаге. </text:span></text:p>
      <text:p text:style-name="P108">– <text:span text:style-name="T538">Кофейку, ребята?</text:span>– <text:span text:style-name="T538">улыбается она.</text:span>– <text:span text:style-name="T539">Как насчёт сэндвичей? Сегодня всё распродано кроме как с ветчиной,</text:span>– <text:span text:style-name="T540">затем увидала Слотропа,</text:span>– <text:span text:style-name="T540">о, боже, извините, но….</text:span></text:p>
      <text:p text:style-name="P109">– <text:span text:style-name="T541">Ключ от грузовика,</text:span>– <text:span text:style-name="T541">Бодайн подступает с ухмылкой Кэгни и никелированным пистолетом,</text:span>– <text:span text:style-name="T542">ну-ка,</text:span>–<text:span text:style-name="T542"> взводит курок.</text:span></text:p>
      <text:p text:style-name="P338">Суровая хмурость, подбитый ватой пожим плечом: «В замке зажигание, Джексон». <text:span text:style-name="T543">Адьберт Криптон взбирается назад составить ей компанию, пока Бодвайн и Слотроп запрыгивают н передние сиденья и газуют в крутом визжащем развороте мимо двух подбегающих гражданских.</text:span></text:p>
      <text:p text:style-name="P145">– А эт ’щё кто?– Слотроп оглядывается из окна на их кричащие уменьшающиеся фигуры,– ты усёк того птаха с тузом пик на щеке?</text:p>
      <text:p text:style-name="P339"><text:span text:style-name="T544">Бодвайн объезжает кутерьму рядом с </text:span><text:span text:style-name="T102">Джон Е.Бэдэс</text:span><text:span text:style-name="T544"> и показывает всем надлежащий палец. Слотроп откидывается назад на сиденье, вскинув маску свиньи как забрало рыцарского шлема, дотягивается залезть в пачку сигарет в кармане джемпера на Бодвайне, закуривает одну, усталый, так хочется поспать… За спиной его нежданный крик девушки Красного Креста: «Боже мой, что это?»</text:span></text:p>
      <text:p text:style-name="P110">– <text:span text:style-name="T545">Смотри,</text:span>– <text:span text:style-name="T545">Криптон само терпение,</text:span>– <text:span text:style-name="T545">берёшь немного на кончик пальца, хорошо, потом закрываешь половину своего носа, а и</text:span>—</text:p>
      <text:p text:style-name="P111">– <text:span text:style-name="T546">Это кокаин!</text:span>– <text:span text:style-name="T546">голос девушки взвивается до тревожной напряжённости,</text:span>– <text:span text:style-name="T546">вот что это такое! Это героин! Вы </text:span><text:span text:style-name="T103">наркоманы</text:span><text:span text:style-name="T546">! и вы похитили </text:span><text:span text:style-name="T103">меня</text:span><text:span text:style-name="T546">! О, Боже мой! Да ведь это же, как вы не поймёте, это </text:span><text:span text:style-name="T103">Клубмобиль Красного Креста</text:span><text:span text:style-name="T546">! Это собственность Красного Креста! О, спасите меня, кто-нибудь! Они наркоманы! Пожалуйста! На помощь! Остановитесь и выпустите меня! Забирайте грузовик, если хотите, заберите всё, но, о, пожалуйста, только не</text:span>—</text:p>
      <text:p text:style-name="P112">– Подержи<text:span text:style-name="T547"> руль минутку,</text:span>– <text:span text:style-name="T547">Бодвайн оборачивается и направляет свой сияющий пистолет на девушку.</text:span></text:p>
      <text:p text:style-name="P113"><text:soft-page-break/>– <text:span text:style-name="T548">Ты не можешь меня застрелить,</text:span>– <text:span text:style-name="T548">визжит она,</text:span>– <text:span text:style-name="T548">ты бандюга, кем ты себя возомнил, что угнал собственность Красного Креста! Почему бы вам просто</text:span>—<text:span text:style-name="T549">пойти куда-нибудь и</text:span>—<text:span text:style-name="T550">нюхать свой наркотик и</text:span>— <text:span text:style-name="T550">оставить </text:span><text:span text:style-name="T104">нас в покое</text:span><text:span text:style-name="T550">!</text:span></text:p>
      <text:p text:style-name="P114">– <text:span text:style-name="T551">Пизда,</text:span>– <text:span text:style-name="T551">урезонивает Моряк Бодвим, спокойным доверительным тоном,</text:span>– <text:span text:style-name="T552">ты ошибаешься. Я </text:span><text:span text:style-name="T105">могу</text:span><text:span text:style-name="T552"> застрелить тебя. Правильно? Дальше, тебе случилось работать в той тёплой и чудной организации, что сдирала по пятнадцать центов за кофе с пряниками во время Битвы за ёбаную </text:span><text:span text:style-name="T105">Бельгию</text:span><text:span text:style-name="T552">, если вправду хочешь знать кто крадёт у кому.</text:span></text:p>
      <text:p text:style-name="P115">– <text:span text:style-name="T553">У кого,</text:span>– <text:span text:style-name="T553">отвечает она намного потише, нижняя губка трепещет довольно, сука, миленько, как убеждается Слотроп в зеркале заднего вида, когда Бодвайн снова берёт руль.</text:span></text:p>
      <text:p text:style-name="P116">– <text:span text:style-name="T554">Ого, что это,</text:span>– <text:s/><text:span text:style-name="T554">Криптон глядит на её зад,</text:span>– <text:span text:style-name="T554">что это у нас тут такое,</text:span>– <text:span text:style-name="T554">залазит под её хаки юбку, пока она стоит расставив длинные ноги, чтоб удержаться на их тарахтящей 60 или 70 миль в час и при странной технике Бодайна вписываться в повороты, которая смахивает на стилизованную форму самоубийства.</text:span></text:p>
      <text:p text:style-name="P117">– <text:s/><text:span text:style-name="T555">Как тебя зовут?</text:span>– <text:s/><text:span text:style-name="T555">Слотроп улыбается, добродушная свиья.</text:span></text:p>
      <text:p text:style-name="P118">– <text:span text:style-name="T555">Ширли.</text:span></text:p>
      <text:p text:style-name="P118">– <text:span text:style-name="T556">Тайрон. Как ты?</text:span></text:p>
      <text:p text:style-name="P119">– <text:span text:style-name="T557">Тра-ля-ля,</text:span>–<text:span text:style-name="T557"> Криптон грабит ящик кассового аппарата, жуёт плитки шоколада и набивает свои носки пачками курева,</text:span>– <text:span text:style-name="T558">любовь нечаянно нагрянет.</text:span>– <text:span text:style-name="T559">Примерно в этот момент Бодайн бьёт по тормозам и их несёт юзом, задница грузовика разворачивается к леденяще освещённой нежданной сцене из постовых с белыми трафаретами на подшлемниках, в белых ремнях, с белыми кобурами, баррикада поперёк дороги, офицер бежит к джипу пригнувшись, что-то орёт в ручную рацию.</text:span></text:p>
      <text:p text:style-name="P120">– <text:span text:style-name="T560">Дорожный блок, вот блядство,</text:span>– <text:span text:style-name="T561">Бодвайн врубает заднюю, различные товары для военнослужащих валятся со своих полок, пока грузовик разворачивается. Ширли теряет равновесие и дёргается вперёд, Криптон хватается за неё, пока Слотроп склонился взять пистолет с приборной доски, и обнаружил её наполовину занавесившей сиденье, когда разворачивается обратно к окну. «Где тут ёбаная первая? Это что, коробка передач Красного Креста? Надо бросать монетку, чтобы переключить, </text:span><text:span text:style-name="T106">эй Ширли?</text:span></text:p>
      <text:p text:style-name="P121">– <text:s/><text:span text:style-name="T562">О, боже ты мой,</text:span>– <text:s/><text:span text:style-name="T562">Ширли прокручивается втиснуться на сиденье между ними, хватает рычаг скоростей,</text:span>– <text:s/><text:span text:style-name="T563">вот так, придурок.</text:span>– <text:s/><text:span text:style-name="T564">Позади них выстрелы.</text:span></text:p>
      <text:p text:style-name="P122">– <text:s/><text:span text:style-name="T565">Спасибо,</text:span>– <text:span text:style-name="T565"><text:s/>грит Бодвайн и, присмолив резину в едко дымном визге, они снова срываются с места.</text:span></text:p>
      <text:p text:style-name="P123">– <text:span text:style-name="T566">Ты в натуре крутой, Ракетмэн, ух-ты,</text:span>– <text:span text:style-name="T566">Криптон лежит позади, предлагая щиколотку и припластыренную бутылочку кокаина Ширли с улыбкой.</text:span></text:p>
      <text:p text:style-name="P124">– <text:span text:style-name="T567">Ты только попробуй.</text:span></text:p>
      <text:p text:style-name="P125">– <text:span text:style-name="T567">Нет спасибо, грит Ширли,</text:span>– <text:span text:style-name="T568">лучше не буду.</text:span></text:p>
      <text:p text:style-name="P126">– <text:span text:style-name="T569">Да давай… о…</text:span></text:p>
      <text:p text:style-name="P127">– <text:span text:style-name="T569">Откуда эти военполы были там?</text:span>– <text:span text:style-name="T569">Слотроп прищуривается на фонари впереди. Американцы? Что Американцам делать тут в Британском секторе, ты не знаешь?</text:span></text:p>
      <text:p text:style-name="P128">– <text:span text:style-name="T570">Может и нет,</text:span>– <text:span text:style-name="T570">гадает Бодвайн,</text:span>– <text:span text:style-name="T570">может только Береговой патруль, брось, давай не будем паранойнее, чем мы </text:span><text:span text:style-name="T107">должны</text:span><text:span text:style-name="T570">….</text:span></text:p>
      <text:p text:style-name="P129">– <text:span text:style-name="T571">Смотри, видишь, я делаю (занюх) это и у меня не растут (занюх) клыки или ещё там что….</text:span></text:p>
      <text:p text:style-name="P130">– <text:span text:style-name="T572">Ну, я просто не знаю,</text:span>– <text:span text:style-name="T572">Ширли <text:s/>развернувшись назад стоит на коленках, груди подпёрты спинкой сиденья, большая гладка рука деревенской девушке на плече Слотропа для равновесия.</text:span></text:p>
      <text:p text:style-name="P131">– <text:span text:style-name="T573">Слушай,</text:span>– <text:span text:style-name="T573">грит Бодайн,</text:span>– <text:span text:style-name="T573">это наличка, или наркота, или что? Просто хочу знать чего ждать, потому что если полиция за</text:span>—</text:p>
      <text:p text:style-name="P131">– <text:span text:style-name="T574">Только за мной, насколько знаю. Ничего общего, что толкал, тут по другому бурят. </text:span></text:p>
      <text:p text:style-name="P132">– <text:span text:style-name="T575">Она как розочка, на ничейной земле,</text:span>– <text:span text:style-name="T575">поёт Криптон, заигрывая.</text:span></text:p>
      <text:p text:style-name="P133">– <text:span text:style-name="T576">Зачем тебе к Пуци?</text:span></text:p>
      <text:p text:style-name="P133"><text:soft-page-break/>– <text:span text:style-name="T576">Надо увидеть того Шпрингера.</text:span></text:p>
      <text:p text:style-name="P134">– <text:span text:style-name="T577">Не знал, что он подваливает.</text:span></text:p>
      <text:p text:style-name="P134">– <text:span text:style-name="T577">Почему все это говорят?</text:span></text:p>
      <text:p text:style-name="P135">– <text:span text:style-name="T577">До побни,</text:span>– <text:span text:style-name="T577">Ширли берёт тут в одну ноздрю только,</text:span>– <text:span text:style-name="T578">собсем дебножко, Альбет, просто кабельку.</text:span></text:p>
      <text:p text:style-name="P135">– <text:span text:style-name="T579">Просто про него ни слуху какое-то время .</text:span></text:p>
      <text:p text:style-name="P136">– <text:span text:style-name="T580">Теперь вдохни, хорошо, хорошо, молодец, </text:span><text:span text:style-name="T108">давай</text:span><text:span text:style-name="T580">. Умм, там немножко ещё, ум, типа козявка, не пускает… Сделай ещё, хорошо. Теперь в другую</text:span></text:p>
      <text:p text:style-name="P137">– <text:span text:style-name="T109">Альберт</text:span><text:span text:style-name="T581">, ты сказал только раз.</text:span></text:p>
      <text:p text:style-name="P138">– <text:span text:style-name="T582">Слушай, Ракет, если тебя накроют</text:span>—</text:p>
      <text:p text:style-name="P138">– <text:span text:style-name="T582">Даже и думать не хочу.</text:span></text:p>
      <text:p text:style-name="P139">– <text:span text:style-name="T583">Охренеть,</text:span>– <text:span text:style-name="T583">грит Ширли.</text:span></text:p>
      <text:p text:style-name="P140">– <text:span text:style-name="T584">Тебе понравилось? Вот ещё капелюшечка.</text:span></text:p>
      <text:p text:style-name="P140">– <text:span text:style-name="T584">Что тогда будешь делать?</text:span></text:p>
      <text:p text:style-name="P140">–<text:span text:style-name="T584">Ничего. Хотел поговорить с кем-нибудь из того ГПОГ. Узнать что происходит. У нас была встреча, знаешь, без протоколов у аптекаря. Нейтральная территория. Вместо того является Фараон. А потом ещё те два придурка в гражданке.</text:span></text:p>
      <text:p text:style-name="P141">–<text:span text:style-name="T585">Ты шпион, или что?</text:span></text:p>
      <text:p text:style-name="P141">– <text:span text:style-name="T585">Да лучше бы я был. Ё-моё. Тогда б хоть знал.</text:span></text:p>
      <text:p text:style-name="P142">– <text:span text:style-name="T585">Да, звучит хреновенько.</text:span>– <text:s/><text:span text:style-name="T585">И Моряк Бодвайн ведёт дальше, совсем ему это не нравится, он вдумывается, впадает в сентименты.</text:span>– <text:span text:style-name="T586">Допустим,</text:span>– <text:span text:style-name="T586">чуть погодя,</text:span>– <text:span text:style-name="T586">если тебя, ну, догонят, я б мог дать весточку твоей Маме, или там что.</text:span></text:p>
      <text:p text:style-name="P142">– <text:span text:style-name="T587">Моей...</text:span>– <text:span text:style-name="T587">Острый взгляд,</text:span>– <text:span text:style-name="T587">Нет, нет, нет…</text:span></text:p>
      <text:p text:style-name="P143">– <text:span text:style-name="T588">Ну, кому-нибудь.</text:span></text:p>
      <text:p text:style-name="P144">– <text:span text:style-name="T588">Не могу и души надумать.</text:span></text:p>
      <text:p text:style-name="P144">– <text:span text:style-name="T589">Ух-ты, Ракетмэн….</text:span></text:p>
      <text:p text:style-name="P340">Пуци оказывается широченным, частично укреплённым, домом-усадьбой, что дптируется минувшим столетием, свернуть с Дорумской дороги <text:s/>и вдоль песчаной пары автомобильных колей с тростником и жёсткой травой дюн выросшей между ними, дом сидит словно плот на гребне песчаного холма, что <text:span text:style-name="T590">восходит от пляжа с таким неприметным уклоном, что становится водой совсем неожиданно, упокоенной, бледно-солёной, и простирается на мили <text:s/>в Северное море как облака, тут и там чуть серебристее, длинные клеточные или кожные формы, тонкие как покров, застыв под луной, вытянулись к Гельголанду.</text:span></text:p>
      <text:p text:style-name="P341">Это место никогда не реквизировали. <text:span text:style-name="T591">Никто никогда не видел владельца и даже не знает существует ли «Пуци» вообще. Бодайн загоняет грузовик в то, что когда-то было конюшней и все выходят, Ширли уракает под луной, Криптон бормочет ё-моё, ё-моё утопая в романтичном настрое. <text:s/>В дверях маленькое недоразумение насчёт пароля с охраной по поводу свинского прикида, но Слотроп козыряет шахматным конём из белого пластика и тот срабатывает. Внутри они находят ярко освещённую и бьющую ключом комбинацию бара, опиумного логова, кабаре, казино и дома плохой репутации, комнаты которого полны солдат, матросов, дам, шулеров, победителей, лузеров, заклинателей, толкачей, наркоманов, вуеристов, гомосексуалистов, фетишистов, шпионов и просто любителей компании в поисках её, все говорят, поют или устраивают разборки на уровне шума, который молчащие стены дома глушат от внешнего мира. Духи, дым, алкоголь и пот разливаются по дому в турбуленциях слишком тонких, чтобы увидеть или ощутить. Это текущее празднование, которое никто не додумался завершить: вечеринка по беды настолько вечная, так легко собирающая новичков и регулярных участников, что кто его знает, какая победа? в какой войне?</text:span></text:p>
      <text:p text:style-name="P342">Шпрингера нигде не видать и, насколько выяснил Слотроп из пробных расспросов, вскоре не ожидается, если будет вообще. <text:span text:style-name="T592">А это та самая дата по доставке отставки, как договорено в </text:span><text:soft-page-break/><text:span text:style-name="T592">плавании с фрау Гнаб к Штралсунду. И именно в эту ночь из всех ночей, посленедельной передышки, полиция решила повязать Слотропа. О да, да ещё как НННННННН Добрый Вечер Тайрон Слотроп А Мы Тебя Ждали. Конечно Мы Тут Как Тут. Ты Же Не Думал Что Мы Растворились, Нет, Нет, Тайрон, Придётся Снова <text:s/>Сделать Тебе Больно, Если Будешь Таким Глупым, Сделать Тебе Больно Ещё И Ещё Да Тайрон Ты Такой Безнадёжный И Тебе Конец. С Чего Ты Взял, Что Должен Найти Что-то? Что Если Это Смерть Тайрон? Что Если Нам Не Надо , Чтоб Ты Что-то Нашёл? Что Если Не Дадим Тебе Отставки, Чтоб Ты Так И Продолжал Всегда? Может Нам Надо, Чтоб Ты Всегда Так И Продолжал. Ты Же Не Знаешь Правда Тайрон. С Чего Ты Взял Что Моешь Играть Не Хуже Нас? <text:s/>Не Можешь. Думаешь Ты Хорош А На Самом Деле Дерьмо И Все Мы Знаем Это. Так Стоит В Твоём Досье. (Смех. Траляляканье.)</text:span></text:p>
      <text:p text:style-name="P343">Бодайн находит его в шкафу для одежды жующим бархатное ухо своей маски. «<text:span text:style-name="T593">Ты плохо выглядишь, Ракет. Это Золанге. Она массажистка.» Та улыбается, вопросительно, дитя приведённое проведать свинью в её пещере.</text:span></text:p>
      <text:p text:style-name="P146">– <text:span text:style-name="T594">Прости. Прости.</text:span></text:p>
      <text:p text:style-name="P147">– <text:span text:style-name="T594">Давай я провожу тебя в баню,</text:span>– <text:span text:style-name="T594">голос женщины намыленная мочалка уже ласкающая его тревоги,</text:span>– <text:span text:style-name="T595">там очень тихо, спокойно….</text:span></text:p>
      <text:p text:style-name="P148">– <text:span text:style-name="T596">Я буду тут всю ночь,</text:span>– <text:span text:style-name="T596">грит Бодайн.</text:span>– <text:span text:style-name="T596">Скажу тебе, если покажется Шпрингер.</text:span></text:p>
      <text:p text:style-name="P149">– <text:span text:style-name="T597">Это какой-то план, правда?</text:span>– <text:span text:style-name="T597">Слотроп сосёт слюну с бархатного ворса.</text:span></text:p>
      <text:p text:style-name="P149">– <text:span text:style-name="T597">Вообще всё какой-то сговор, мэн,</text:span>– <text:span text:style-name="T597">смеётся Бодвайн.</text:span></text:p>
      <text:p text:style-name="P150">– <text:span text:style-name="T598">А да но, стрелки все смотрят в разные стороны,</text:span>– <text:span text:style-name="T598">Золанге для наглядности поигрывает руками, красноконечные пальцеуказатели.</text:span>– <text:span text:style-name="T599">Что для Слотропа новость впервые, вслух, будто <text:s/>Зона может содержать много других планов помимо сосредоточенных <text:s/>на нём… что это всё электрички и автобусные маршруты необъятной транспортной системы тут в Ракетограде, более запутанной, чем в Бостоне</text:span>— <text:span text:style-name="T600">и что проехав по любой ветке сколько нужно, зная где пересадки, держа себя минимально в руках хотя часто может казаться, то он поехал не туда, эта сеть всех планов может ещё вынести его к свободе. Он понимает, что не надо впадать в паранойю из-за Бодвайна или Золанге, но просто проехать часть их подземки, посмотреть куда это его приведёт….</text:span></text:p>
      <text:p text:style-name="P344">Золанге уводит Слотропа в баню, <text:span text:style-name="T601">а Бодвайн продолжает поиски своего клиента, 2</text:span><text:span text:style-name="T248">½</text:span><text:span text:style-name="T279"> бутылочки с кокаином </text:span><text:span text:style-name="T280">позвякивают и увлажняются на его голом животе под нижней рубахой. </text:span><text:span text:style-name="T281">Майор не играет ни в покер, ни в зернь, </text:span><text:span text:style-name="T282">не присутствует на представлении, в котором <text:s/>некоя Йоланда, </text:span><text:span text:style-name="T283">блондинка вся в детском масле, </text:span><text:span text:style-name="T284">танцует от стола к столу, подбирает флорины и соверены, </text:span><text:span text:style-name="T285">зачастую накалённые пламенем зажигалки какого-нибудь хохмача, цепкими губками своей пизды</text:span><text:span text:style-name="T286">—</text:span><text:span text:style-name="T285">он не пьёт, </text:span><text:span text:style-name="T289">и даже</text:span><text:span text:style-name="T285">, по свидетельству Моники, </text:span><text:span text:style-name="T287">общительной, </text:span><text:span text:style-name="T288">курящей сигары, мдам борделя Пуци в костюме из матлассе, </text:span><text:span text:style-name="T289">н</text:span><text:span text:style-name="T288">е ебётся. </text:span><text:span text:style-name="T289">Он даже не приставал к пианисту с требованием <text:s/>«Розы Сан Антонио». </text:span><text:span text:style-name="T290">Бодвину потребовалось полчаса прежде, чем наконец столкнулся </text:span><text:span text:style-name="T291">с ним, </text:span><text:span text:style-name="T292">когда тот</text:span><text:span text:style-name="T291"> вырулива</text:span><text:span text:style-name="T292">л</text:span><text:span text:style-name="T291"> через дверь-вертушку из писсуарной </text:span><text:span text:style-name="T293">на ватных ногах после противостояния с пресловутой </text:span><text:span text:style-name="T294">Eisenkröte</text:span><text:span text:style-name="T293">, известной всей Зоне как максимальный тест на мужественность, </text:span><text:span text:style-name="T296">перед которой заслуженные убийцы Капустников в чинах и медалях, а также наикрутейшие всё-похуй-</text:span><text:span text:style-name="T298">пополощу</text:span><text:span text:style-name="T296">-</text:span><text:span text:style-name="T298">перо</text:span><text:span text:style-name="T296">-кровью </text:span><text:span text:style-name="T299">беглецы из</text:span><text:span text:style-name="T296"> </text:span><text:span text:style-name="T297">самых жутких </text:span><text:span text:style-name="T299">военных тюрем Зоны, </text:span><text:span text:style-name="T300">все без разбора тушевались, млели, трусили, порой блевали, да прямо там где стояли. </text:span><text:span text:style-name="T301">Потому что это и впрямь Железная Жаба, как живая, с тысячею бородавок и, утверждают некоторые, </text:span><text:span text:style-name="T302">с лёгкой улыбочкой, в фут длиной, не более, затаившаяся на дне </text:span><text:span text:style-name="T303">смердящего задерьмованного унитаза и подключённая к Европейской Электросети через реостат </text:span><text:span text:style-name="T304">настроенный пропускать </text:span><text:span text:style-name="T305">переменные</text:span><text:span text:style-name="T304"> хотя и не летальные разряды </text:span><text:span text:style-name="T305">напряжения и тока</text:span><text:span text:style-name="T303">. </text:span><text:span text:style-name="T306">Неизвестно кто </text:span><text:span text:style-name="T308">лично </text:span><text:span text:style-name="T306">сидит за потайным реостатом </text:span><text:span text:style-name="T307">(некоторые говорят, что </text:span><text:span text:style-name="T308">э</text:span><text:span text:style-name="T307">то сам полумифический Пуци), </text:span><text:span text:style-name="T308">или же к нему встроен самодельный таймер, </text:span><text:span text:style-name="T309">потому что не каждого трахает, правда</text:span><text:span text:style-name="T286">—</text:span><text:span text:style-name="T309">можешь поссать на Жабу и хоть бы что. </text:span><text:span text:style-name="T310">Но тут не угадаешь. Достаточно часто, чтоб знали, электроток на месте</text:span><text:span text:style-name="T286">—</text:span><text:span text:style-name="T311">рейд пираньи и прыжок лосося </text:span><text:span text:style-name="T312">по отблескивающей золотом струе твоей мочи, </text:span><text:span text:style-name="T313">твой предательский мочевой пузырь с солями и кислотами, </text:span><text:span text:style-name="T314">заземляют тебя накоротко с Землёй-Матушкой, </text:span><text:span text:style-name="T315">с великим, </text:span><text:soft-page-break/><text:span text:style-name="T315">планетарным общим котлом электронов, </text:span><text:span text:style-name="T316">сливают тебя в одно с твоим прототипом, с легендарным несчастным пьяницей, слишком пьяным, чтобы что-то понять, </text:span><text:span text:style-name="T356">поссавшим</text:span><text:span text:style-name="T316"> на </text:span><text:span text:style-name="T356">провод</text:span><text:span text:style-name="T316"> высокого напряжения </text:span><text:span text:style-name="T356">для электрички</text:span><text:span text:style-name="T316"> и испепелённым в древесный уголь,</text:span><text:span text:style-name="T314"> </text:span><text:span text:style-name="T356">во тьме</text:span><text:span text:style-name="T317"> эпилептичной ноч</text:span><text:span text:style-name="T356">и</text:span><text:span text:style-name="T317">, </text:span><text:span text:style-name="T309"><text:s/></text:span><text:span text:style-name="T318">а вопль его, да</text:span><text:span text:style-name="T356">ж</text:span><text:span text:style-name="T318">е и не </text:span><text:span text:style-name="T357">доссавшего</text:span><text:span text:style-name="T318">, </text:span><text:span text:style-name="T357">а,</text:span><text:span text:style-name="T318"> по сути, <text:s/>электричества, </text:span><text:span text:style-name="T319">ампер</text:span><text:span text:style-name="T357">ов</text:span><text:span text:style-name="T319"> </text:span><text:span text:style-name="T358">заговоривших</text:span><text:span text:style-name="T319"> </text:span><text:span text:style-name="T358">через</text:span><text:span text:style-name="T319"> его идущи</text:span><text:span text:style-name="T358">е</text:span><text:span text:style-name="T319"> вразнос капилляр</text:span><text:span text:style-name="T358">ы</text:span><text:span text:style-name="T319">, </text:span><text:span text:style-name="T320">спёкши</text:span><text:span text:style-name="T358">е</text:span><text:span text:style-name="T320">ся слишком быстро, чтоб успе</text:span><text:span text:style-name="T358">ть</text:span><text:span text:style-name="T320"> </text:span><text:span text:style-name="T358">сказать своё</text:span><text:span text:style-name="T320">, объявить о своём освобождении от молчания, </text:span><text:span text:style-name="T321">никто всё равно </text:span><text:span text:style-name="T358">и </text:span><text:span text:style-name="T321">не слушал,</text:span><text:span text:style-name="T319"> </text:span><text:span text:style-name="T322">какой-то обходчик бредущий вдоль путей, какой-то старик вышедший прогуляться от бессоницы, какой-то городской бомж на скамье под миллионом Июньской мошкары в зелёном </text:span><text:span text:style-name="T323">нимбе вокруг уличного фонаря, </text:span><text:span text:style-name="T324">с его шеей </text:span><text:span text:style-name="T358">расслаблявшейся</text:span><text:span text:style-name="T324"> и тверде</text:span><text:span text:style-name="T358">вшей</text:span><text:span text:style-name="T324"> по ходу снов, </text:span><text:span text:style-name="T325">а может то просто кошачья ебля, церко</text:span><text:span text:style-name="T326">в</text:span><text:span text:style-name="T325">ный колокол под порывом ветра, </text:span><text:span text:style-name="T326">окно разбилось, не понять </text:span><text:span text:style-name="T358">даже </text:span><text:span text:style-name="T326">в какой стороне, </text:span><text:span text:style-name="T327"><text:s/>и не </text:span><text:span text:style-name="T358">вс</text:span><text:span text:style-name="T327">тревожи</text:span><text:span text:style-name="T358">ло</text:span><text:span text:style-name="T327">, сменивши</text:span><text:span text:style-name="T358">еся</text:span><text:span text:style-name="T327"> быстро всё той же </text:span><text:span text:style-name="T358">давней</text:span><text:span text:style-name="T327">, угольный газ </text:span><text:span text:style-name="T328">и Лизол,</text:span><text:span text:style-name="T327"> тишью. </text:span><text:span text:style-name="T328">А кто-то ещё находит его на следующее утро. </text:span><text:span text:style-name="T329">Или можешь найти ты в любую ночь у Пуци, если хватит мужества пойти поссать </text:span><text:span text:style-name="T358">там </text:span><text:span text:style-name="T329">на ту Жабу. </text:span><text:span text:style-name="T330">Майор на этот раз отделался лишь лёгкой встряской </text:span><text:span text:style-name="T331">и пребывает в самодовольном расположении духа.</text:span></text:p>
      <text:p text:style-name="P382">– <text:span text:style-name="T602">Эт’ х’соска с корявой рожей во всю старалась,</text:span>– <text:span text:style-name="T602">забросив руку вокруг шеи Бодвайна,</text:span>– <text:span text:style-name="T602">да ток’о зря сёдни сибе жопу надырвала.</text:span></text:p>
      <text:p text:style-name="P151">– <text:span text:style-name="T602">Достал вам «снежку», майор Марви. Пол бутылки недостача, звиняюсь, то всё что было.</text:span></text:p>
      <text:p text:style-name="P152">– <text:span text:style-name="T603">’сё нормалёк, моряк зна’ каки’ привычки в бальшинсте носов между тут и Висбаденом, те х’сосы и три </text:span><text:span text:style-name="T110">тонны</text:span><text:span text:style-name="T603"> в день принюшат.</text:span>– <text:span text:style-name="T604">Он расплачивается с Бодвайном по полной, отклонив предложение удержать за нехватку.</text:span>– <text:span text:style-name="T605">Щитай за падарачек, карифан, так Двайн Марви делаит дела. </text:span><text:span text:style-name="T111">Бля</text:span><text:span text:style-name="T605">, та стара жаба падбадрила мой канец. Бля, я б ща засадил какой ни то простипомачке. Эй! Кор</text:span><text:span text:style-name="T411">а́</text:span><text:span text:style-name="T605">бельный, ’де тута найти сибе пиздёнку?</text:span></text:p>
      <text:p text:style-name="P345">Моряк показывает как подняться в бордель наверху. <text:span text:style-name="T606">Они заводят тебя типа в частную парную баню сперва, можешь ебтись там, если охота, никакой сверхоплаты. Мадама—эй! ха! ха! <text:s/>смотрится как лесба с той её сигарой среди рожи! подымает <text:s/>бровь на Марви, когда он ей говорит, что хочет негру, но потом прикидывает, что может предоставить одну.</text:span></text:p>
      <text:p text:style-name="P153">– <text:span text:style-name="T607">Тут не Дом Объединённых Наций, но мы стремимся к разнообразности,</text:span>– <text:span text:style-name="T607">пробегая черепаховым концом мундштука её сигары по списку персонала.</text:span>– <text:span text:style-name="T607">Сандра занята на данный момент. У неё показ. А пока что, вот наша великолепная Мануэла составит вам компанию.</text:span></text:p>
      <text:p text:style-name="P346">На Мануэле только лишь высокий гребень и мантилья чёрного кружева, <text:span text:style-name="T608">тене-цветы спадают до её бедёр, профессиональная улыбка толстяку Американцу, что уже начал возиться с пуговицами своей униформы.</text:span></text:p>
      <text:p text:style-name="P154">– <text:span text:style-name="T609">Опаньки-мопаньки! Эй, на крепко подзагорелая. Чё не? У вас тут маненька есть Мехикана, дарагуша? Ты </text:span><text:span text:style-name="T112">sabe español? </text:span><text:span text:style-name="T610">Ты</text:span><text:span text:style-name="T113"> sabe </text:span><text:span text:style-name="T610">ебли-мебли?</text:span></text:p>
      <text:p text:style-name="P155">– <text:span text:style-name="T9">Si</text:span>,– <text:span text:style-name="T611">решая сегодня быть из Ливана,</text:span>– <text:span text:style-name="T612">я испанка. Из Валенсии.</text:span></text:p>
      <text:p text:style-name="P156">– <text:span text:style-name="T613">Вал-ен-сия,</text:span>– <text:s/><text:span text:style-name="T613">напевает майор Марви популярную песню того же наименования,</text:span>– <text:span text:style-name="T9">Señorita, fucky-fucky, sucky-sucky sixty-ni-i-ine, la-lalala la-la la-la laaa…</text:span>–<text:span text:style-name="T9"> </text:span><text:span text:style-name="T614">делает с нею пару па тустепа вокруг строго центра ожидающей мадам.</text:span></text:p>
      <text:p text:style-name="P347">Мануэла не чувствует себя обязанной подыгрывать. Валенсия была одним из последних городов сдавшихся Франко. Она же на самом деле из Астурии, познавшей его первой, прочувствовавшей его жестокость за два года до того, как гражданская война началась <text:span text:style-name="T615">для остальной</text:span> Испании. <text:span text:style-name="T616">Она смотрит на лицо Марви, когда тот платит Монике, наблюдает его в этом главном Американском акте, отсчёт платы, в котором его подноготная раскрывается больше, чем когда кончает, или когда спит, или может даже испуская дух. Марви у неё не первый, но почти первый, Американец. Клиентура тут у Пуци в основном Британская. Во время Войны—сколько лагерей и городов после еёпервой поимки в 38-м?—по большей части Немцы. Она пропустила Интернациональные Бригады, запертая в её холодных зелёных горах, и боевые рейды после того, как Фашисты захватили весь север—пропустила детей, поцелуи, и многоязычность </text:span><text:soft-page-break/><text:span text:style-name="T616">Барселоны, Валенсии где она никогда не бывала, Валенсии, этого <text:s/>дома под вечер…. </text:span><text:span text:style-name="T114">Ya salimos de España. . . . Pa’ luchar en otros frentes, ay, </text:span><text:span text:style-name="T9">Manuela, ay, Manuela. . . .</text:span></text:p>
      <text:p text:style-name="P348">Она вешает его форму аккуратно в шкафчик и следует за своим уловом в жаркий, <text:s/>яркий пар, <text:span text:style-name="T617">стены накалённой комнаты не видны, слипшиеся в перья волосы вдоль его ног, громадные ягодицы и спина начинают темнеть влагой. Другие души движутся, вздыхают, стонут невидимые среди полос тумана, величина тут под землёй утрачивает смысл—комната может быть любого размера, с целый город <text:s/>шириной, вымощена птицами не совсем дружескими в сдвоенной вращательной симметрии, затемнённый ступнями жёлтый с синим, единственные цвета в этих водянистых сумерках.</text:span></text:p>
      <text:p text:style-name="P157">– <text:span text:style-name="T618">Аааххх, чёрт горячая,</text:span>– <text:span text:style-name="T618">Марви оплывает жирно вниз, скользкий от пота, через кафельный край в ароматную воду, ногти на ногах, обрезанные прямиком по Армейски, уходят под неё последними.</text:span>– <text:span text:style-name="T115">Давай</text:span><text:span text:style-name="T619">, все в бассейн,</text:span>– <text:span text:style-name="T620">радостный рёв, хватает щиколотку Мануэлы и тащит. Уже падавшая пару раз на этих плитках и видавшая как волочат её подругу, Мануэла ловко поддаётся, падает жёстко раскинув ноги, ударяя задом в его брюхо с громким </text:span><text:span text:style-name="T116">шлёп</text:span><text:span text:style-name="T620">, сделать ему побольнее, надеется она. Но он лишь снова хохочет, громко взгорячась теплом и плавучестью и звуками окружения</text:span>—<text:span text:style-name="T621">анонимная ебля, сонливость, лёгкость. Обнаруживает у себя толстую красную эрекцию и вставляет без запинки в сумрачную девушку полускрытую её облаком промокшего чёрного Испанского кружева, глаза где угодно подальше от его взгляда, теперь ходуном в недрах тумана, в своих снах о доме.</text:span></text:p>
      <text:p text:style-name="P349">Ну, эт<text:span text:style-name="T603">’ </text:span>путём, <text:span text:style-name="T622">Он же не глаза её ебёт, так? Ему вообще её лицо без надобности, всё что он хочет это коричневая кожа, стиснутый рот, эта сладкая негритянская покорность. Она сделае всё что он скажет, да он может держать её голову под водой пока не захлебнётся, он может выкрутить ей руку, да, поломать пальцы как той пизде во Франкфурте на прошлой неделе. Избить пистолетом, кусать до крови… видения накручиваются, дикие, менее эротичные, чем может тебе показаться—в основном наступить, ударить, прорваться и такая прочая военная тематика. Что не означает, будто он забавляется не так же невинно как и ты. Или будто Мануэле тоже, в обыденном спортивном смысле, не нравится скачка вверх и вниз по твёрдой красной штанге майора Марви, хотя сейчас у неё на уме тысяча другой всячины, плятье Сандры, которое ей так хочется, слова из многих разных песен, зуд пониже левой лопатки, рослый Английский солдат, которого видела проходя через бар пару часов назад, его коричневая рука, рукав закатан до локтя, на цинковой столешнице….</text:span></text:p>
      <text:p text:style-name="P350">Голоса посреди пара. <text:span text:style-name="T623">Тревога, шлёпанье множества ног в банных тапках, силуэты движутся мимо, серая туманная эвакуация. «Что за херня»,– майор Марви, что вот-вот кончит, приподымается на локтях сбитый с толку, жмурясь в нескольких направлениях, с опадающим членом.</text:span></text:p>
      <text:p text:style-name="P158">– <text:span text:style-name="T624">Облава,</text:span>– <text:span text:style-name="T624">голос на ходу мимо.</text:span>– <text:span text:style-name="T624">ВэПэшники</text:span><text:span text:style-name="T625">,</text:span>– <text:span text:style-name="T624">верещит кто-то ещё.</text:span></text:p>
      <text:p text:style-name="P159">– <text:span text:style-name="T626">Гааахх!</text:span>– <text:s/><text:span text:style-name="T626">вскрикивает майор Марви, который только что вспомнил о наличии 2</text:span><text:span text:style-name="T249">½</text:span><text:span text:style-name="T332"> бутылок кокаина в кармане его формы. </text:span><text:span text:style-name="T333">Он переворачивается, по-моржовьи тяжко, </text:span><text:span text:style-name="T334">Мануэла соскальзывает прочь с его обмякшего нервного члена, </text:span><text:span text:style-name="T335">едва ли возбужд</text:span><text:span text:style-name="T336">е</text:span><text:span text:style-name="T335">на, но достаточно профессиональна, чтобы вычислить, что цена включает невнятные </text:span><text:span text:style-name="T295">puto</text:span><text:span text:style-name="T335"> и </text:span><text:span text:style-name="T295">sinvergüenza</text:span><text:span text:style-name="T335"> </text:span><text:span text:style-name="T336">теперь. Выбираясь из воды, оскальзываясь по облицовке, </text:span><text:span text:style-name="T337">Двайн Марви, замыкающим, </text:span><text:span text:style-name="T338">заскакивает в холодную как лёд раздевалку </text:span><text:span text:style-name="T339">обнаружить, что купальщики все посмывались, </text:span><text:span text:style-name="T340">шкафчики мертвецки пусты за исключением </text:span><text:span text:style-name="T341">одного разноцветного чего-то из бархата.</text:span><text:span text:style-name="T277">– </text:span><text:span text:style-name="T342">А где моя форма?</text:span><text:span text:style-name="T277">– </text:span><text:span text:style-name="T342">топает в пол, кулаки упёрты по бокам, лицо очень красное.</text:span><text:span text:style-name="T277">– </text:span><text:span text:style-name="T343">Ах вы ублюдки безматерные!</text:span><text:span text:style-name="T277">– </text:span><text:span text:style-name="T343">После чего швыряет несколько бутылок и пепельниц, разбивает два окна, </text:span><text:span text:style-name="T344">бодает стену декоративной стойкой для зонтиков, </text:span><text:span text:style-name="T345">чувствуя, что </text:span><text:span text:style-name="T347">сознание проясняется</text:span><text:span text:style-name="T345">. </text:span><text:span text:style-name="T346">Он слышит солдатски</text:span><text:span text:style-name="T347">е </text:span><text:span text:style-name="T346">ботинки, что грохочут над головой и в соседних комнатах, </text:span><text:span text:style-name="T347">девушки визжат, пластинка фонографа трахнута, чтоб заглохла. </text:span></text:p>
      <text:p text:style-name="P351"><text:soft-page-break/>Он проверяет этот бархатный или плюшевый прикид, <text:span text:style-name="T627">хитро соображает, что ни один ВэПэшник не заинтересуется невинной ищущей забав свиньёй. Деловитые голоса англикашек приближаются по комнатам у Пуци, с ожесточением раздирает он шёлк подкладки и соломенную набивку, высвободить пространство для собственного жира. И втиснулся наконец внутрь, хухх, зашморгнул замок-молнию, маска скрыла лицо, спасён, клоунски анонимен, прошвыривается сквозь занавесь из бусин, потом наверх в бар, и тут-то нарвался на целую дивизию х’сосов в красных шапочках, все на него, Бог свидетель.</text:span></text:p>
      <text:p text:style-name="P160">– <text:span text:style-name="T628">А вот и наша беглая свинья, джентльмены,</text:span>– <text:span text:style-name="T628">лицо в оспинах, тупые взъерошенные усы, уставил пистолет прямо ему в голову, остальные тут же навалились. Гражданский протискивается сюда, знак пиковой масти на гладкой щеке.</text:span></text:p>
      <text:p text:style-name="P161">– <text:span text:style-name="T629">Хорошо. Доктор Мафидж ждёт в машине скорой помощи, и нам потребуется пара ваших ребят, сержант, пока всё сладится.</text:span></text:p>
      <text:p text:style-name="P162">– <text:span text:style-name="T630">Конечно, сэр,</text:span>– <text:span text:style-name="T630">Запястья, расслабленные паром и комфортом, умело заведены ему за спину, прежде чем успел разбушеваться и начать орать на них</text:span>—<text:span text:style-name="T631">холод стали, стискивающий словно номер телефона набранный посреди ночи, без малейшей к чёрту надежды, что трубку вообще поднимут….</text:span></text:p>
      <text:p text:style-name="P163">– <text:s/><text:span text:style-name="T632">Чёрт побери,</text:span>– <text:s/><text:span text:style-name="T633">заводится он наконец, маска заглушает голос, отдаёт эхом от которого больно ушам,</text:span>– <text:s/><text:span text:style-name="T634">да что на вас нашло, а?</text:span></text:p>
      <text:p text:style-name="P352">Да вы знаете кто я такой?</text:p>
      <text:p text:style-name="P353">Но, ой-ой, минуточку-минутку<text:span text:style-name="T1">—если у них его форма, удостоверение Марви и кокаин в карманах по соседству, может это не слишком крутая идея говорить им кто он пока что.…</text:span></text:p>
      <text:p text:style-name="P181">– Лейтенант Слотроп, по всей видимости. Пройдёмте с нами.</text:p>
      <text:p text:style-name="P365">Он молчит. Слотроп, Окей, посмотрим как дальше обернётся, с той наркотой разберёмся позднее, прикинуться дурачком, типа, подложили. Может даже нанять Еврейского адвоката, чтоб прижучил их за неправильный арест.</text:p>
      <text:p text:style-name="P354">Его выводят за двери в ожидающую машину скорой помощи. <text:span text:style-name="T635">Бородатый водитель лишь мельком <text:s/>через плечо оглядывается на него. Прежде, чем он надумал сопротивляться, другой гражданский и ВэПэшники быстро пристегнули <text:s/>колени Марви и грудь его к носилкам.</text:span></text:p>
      <text:p text:style-name="P355">Притормозили возле Армейского грузовика отпустить тех ВэПэшников. <text:span text:style-name="T636">Потом едут дальше. В сторону Каксэвена. Марви думает. Ничего кроме ночи, смягчённой луной черноты за окном. Непонятно….</text:span></text:p>
      <text:p text:style-name="P164">– <text:span text:style-name="T637">Успокоительно сейчас?</text:span>– <text:span text:style-name="T637">Пиковый Туз сгибается рядом с ним, подсвечивая карманным фонариком ампулы в своей сумке, позвякивает шприцами и иглами.</text:span></text:p>
      <text:p text:style-name="P165">– <text:span text:style-name="T638">Угу. Мы почти на месте.</text:span></text:p>
      <text:p text:style-name="P166">– <text:span text:style-name="T639">Не понимаю, почему они не могут предоставить нам место в госпитале для этого.</text:span></text:p>
      <text:p text:style-name="P356">Водитель смеётся: «О, да, уж <text:span text:style-name="T9">это</text:span> мне понятно». </text:p>
      <text:p text:style-name="P357">Наполняя шприц медленно: «<text:span text:style-name="T640">Ну, у нас ведь приказ… То есть ничего такого—</text:span></text:p>
      <text:p text:style-name="P167">– <text:span text:style-name="T117">Дружище</text:span><text:span text:style-name="T641">, это не самая респектабельная операция.</text:span></text:p>
      <text:p text:style-name="P168">– <text:span text:style-name="T642">Эй,</text:span>– <text:span text:style-name="T643">майор Марви пытается поднять голову.</text:span>– <text:s/><text:span text:style-name="T643">Операция? Что за дела, парень?</text:span></text:p>
      <text:p text:style-name="P169">– <text:s/><text:span text:style-name="T643">Тшш,</text:span>– <text:span text:style-name="T644">отдирая часть рукава костюма свиньи обнажить руку Марви.</text:span></text:p>
      <text:p text:style-name="P170">– <text:span text:style-name="T645">Никаких мне уколов...</text:span>– <text:span text:style-name="T645">но та уже в вене и выпускает дозу пока человек старается его успокоить,</text:span>– <text:s/><text:span text:style-name="T646">говорю ж вы взяли не того.</text:span></text:p>
      <text:p text:style-name="P170">– <text:span text:style-name="T646">Конечно, лейтенуша.</text:span></text:p>
      <text:p text:style-name="P171">– <text:span text:style-name="T646">Эй, эй, эй. Нет. Не я, я майор.</text:span>– <text:span text:style-name="T646">Ему бы тут повыразительнее, с большей убеждённостью. Может это эта х’сосная маска мешает. Только он может слышать свой голос, теперь что отдаётся полностью к нему, тусклее, металлический… им его не слышно.</text:span>– <text:span text:style-name="T647">Я майор Двайн Марви.</text:span>– <text:s/><text:span text:style-name="T648">Они не верят ему. Не верят его имени. Даже </text:span><text:span text:style-name="T118">имени его не</text:span><text:span text:style-name="T648">…. Паника охватывает его, глубже чем проникло успокоительное, и он начинает биться во всю в ремённых путах, чувствуя как </text:span><text:soft-page-break/><text:span text:style-name="T648">межрёберные мышцы его груди растягиваются в бесполезной боли, о, Боже, начиная вопить теперь что есть мочи, без слов, только крики, насколько позволят ремни поперёк груди.</text:span></text:p>
      <text:p text:style-name="P172">– <text:span text:style-name="T649">Да жалко же,</text:span>– <text:span text:style-name="T649">вздыхает водитель.</text:span>– <text:span text:style-name="T649">Не можешь заткнуть его, Спонтун?</text:span></text:p>
      <text:p text:style-name="P358">Спонтун уже сорвал маску свиньи, и заменяет её сейчас <text:span text:style-name="T650">марлевой, которую удерживает одной рукой, капая эфир второю, когда мятущаяся голова даёт возможность: «Пойнтсмен <text:s/>утратил свои чувства,– считает он нужным сказать, раздражённый вне всякого терпения,– если называет это «тихой невозмутимостью».</text:span></text:p>
      <text:p text:style-name="P173">– <text:span text:style-name="T651">Ладно, мы уже на берегу. Никого не видно.</text:span>– <text:span text:style-name="T652">Мафидж подъезжает к воде, песок <text:s/>твёрд ровно настолько, чтобы удержать машину «скорой», всё очень бело от месяца в зените… совершенная заиндевелость….</text:span></text:p>
      <text:p text:style-name="P174">– <text:span text:style-name="T653">О,</text:span>– <text:span text:style-name="T653">Марви стонет,</text:span>– <text:span text:style-name="T654">О, ёб твою. О, нет. О, Господи,</text:span>– <text:span text:style-name="T655">слова в долгом занаркотизированном диминуэндо, борьба с путами слабеет, пока Мафидж припарковывает их наконец, оливково-тусклую крохотную колымагу брошенную без надзора на этом широченном пляже, на громадной гладкой полосе тянущейся к месяцу, к порогу северного ветра.</text:span></text:p>
      <text:p text:style-name="P175">– <text:span text:style-name="T656">Времени предостаточно,</text:span>– <text:span text:style-name="T657">Мафидж взглядывает на свои часы.</text:span>– <text:span text:style-name="T658">Успеем на С-47 в час ночи. Они сказали что могут немного подождать нас.</text:span>– <text:span text:style-name="T659">Вздыхают с облегчением, прежде чем приняться за своё дело.</text:span></text:p>
      <text:p text:style-name="P176">– <text:span text:style-name="T659">Но связи у того человека,</text:span>– <text:span text:style-name="T660">Спонтун покачивает головой, вынимая инструменты из раствора дезинфекции, и раскладывая их на стерильную ткань рядом с носилками.</text:span>– <text:span text:style-name="T661">О-ё-ёй. Будем надеяться он никогда не начнёт жизнь преступника, а?</text:span></text:p>
      <text:p text:style-name="P177">– <text:span text:style-name="T662">Ёб,</text:span>– <text:span text:style-name="T662">стонет майор Марви чуть слышно,</text:span>– <text:span text:style-name="T662">о, ёб меня, пжалста…</text:span></text:p>
      <text:p text:style-name="P359">Они оба протёрли руки, одели маски и резиновые перчатки. <text:span text:style-name="T663">Мафидж включил светильник в потолке направленный вниз, мягкий сияющий глаз. Вдвоём они работают быстро, молча, военные профи привычные к полевой беспринципности, лишь со случайным словом от пациента, шёпот, жалостное нащупывание в эфирной тьме за ускользающей точкой светом, от всё что он оставил по себе.</text:span></text:p>
      <text:p text:style-name="P360">Это простая процедура. <text:span text:style-name="T664">Промежность бархатного костюма содрана. Мафидж решаетт обойтись без бритья мошонки. Он смазывает её сперва йодом, потом притискивает по очереди кадое яичко к красно-венозному волосатому мешочку, делая надрез быстро и чисто сквозь кожу и прилегающие мембраны, выдёргивая само яичко сквозь рану и выступившую кровь, тащит его левой ругой покуда жилы, твёрдая и мягкая, натягиваются на виду под светом. Будь это музыкальные струны, он мог бы, малость ошалелый от лунного света, сбацать тут на пустом пляже подходящую музыку, рука его колеблется: но затем, неохотно склоняясь перед обязанностью, он обрезает их на надлежащем расстоянии от склизкого камушка, каждый разрез споласкивается дезинфицирующим средством, и две аккуратных прорези, одна возле другой, зашиты снова. Яички булькнули в бутыль со спиртом.</text:span></text:p>
      <text:p text:style-name="P178">– <text:span text:style-name="T665">Сувениры для Пойнтсмна,</text:span>– <text:span text:style-name="T665">Мафидж вздыхает, сдёргивая хирургические перчатки.</text:span>– <text:span text:style-name="T666">Сделай ещё укол. Будет лучше если <text:s/>поспит и кто-нибудь в Лондоне объяснит ему это.</text:span></text:p>
      <text:p text:style-name="P361">Мафидж заводит мотор, делает полукруг и направляется <text:span text:style-name="T667">обратно к дороге, необъятное море спокойно лежит позади.</text:span></text:p>
      <text:p text:style-name="P362">А у Пуци, Слотроп свернулся калачиком <text:span text:style-name="T668">на широкой, хрустко-простынной кровати Золанге, спит и видит во сне Цвёльфкиндер, улыбающуюся Бианку, они катаются на колесе обозрения, их отсек стал комнатой: каких он никогда не видел, комнатой в огромном комплексе квартир большом как город, по коридорам можно ездить на машине или велосипеде: деревья стоят по сторонам, а на деревьях поют птицы.</text:span></text:p>
      <text:p text:style-name="P363">А «Золанге», как ни странно, тоже снится Бианка, <text:span text:style-name="T669">хотя в несколько ином аспекте: это её собственное дитя, Ильзе, что едет заблудившись в Зоне на длинном товарном поезде, который кажется никогда не остановится. Она невесела и не ищет, в общем-то, своего отца. Но давняя мечта Лени относительно её исполнилась. Её не будут использовать. Приходит перемена, и </text:span><text:soft-page-break/><text:span text:style-name="T669">расставание: однако приходит также помощь когда меньше всего ждёшь от незнакомцев дня, и укрытие, там в событиях этого блуждающего Смирения, которое никогда не угасить до конца, пара меленьких шансов на милосердие….</text:span></text:p>
      <text:p text:style-name="P363"><text:span text:style-name="T670">Наверху, некто Мёльнер, с чемоданом полным его ночных сокровищ—униформа и документы Американского майора, 2</text:span><text:span text:style-name="T250">½</text:span><text:span text:style-name="T348"> </text:span><text:span text:style-name="T349">унции кокаина—</text:span><text:span text:style-name="T350">объясняет мохнато</text:span><text:span text:style-name="T355">м</text:span><text:span text:style-name="T350">у Американскому </text:span><text:span text:style-name="T355">моряку</text:span><text:span text:style-name="T350">, </text:span><text:span text:style-name="T351">что Герр фон Гёль очень занятой человек, </text:span><text:span text:style-name="T352">занят бизнесом на севере,н</text:span><text:span text:style-name="T355">а</text:span><text:span text:style-name="T352">сколько ему известно, </text:span><text:span text:style-name="T353">и не поручал ему привозить в Каксэвен никаких документов, никаких отставок, </text:span><text:span text:style-name="T354">паспортов—ничего. </text:span><text:span text:style-name="T355">Он сожалеет. Возможно друг моряка ошибся.</text:span><text:span text:style-name="T670"> Возможно также, что это лишь временная задержка. Разумеется, для подделок нужно время.</text:span></text:p>
      <text:p text:style-name="P364">Бодайн наблюдает его отбытие, не зная что в чемодане. <text:span text:style-name="T671">Альберт Криптон упился до потери сознания. Заходит Ширли, блестя глазами и не находя себе места, в чёрных подвязках и чулках. «Хмм»,– говорит она с определённым выражением во взгляде.</text:span></text:p>
      <text:p text:style-name="P179">– <text:span text:style-name="T672">Хмм,</text:span>– <text:s/><text:span text:style-name="T672">грит Моряк Бодвайн.</text:span></text:p>
      <text:p text:style-name="P180">– <text:span text:style-name="T673">И между прочим, это было только по </text:span><text:span text:style-name="T119">десять</text:span><text:span text:style-name="T673"> центов в Битве за Бельгию.</text:span></text:p>
      <text:p text:style-name="P180"><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366">Итак: он отследил батарею Вайсмана <text:span text:style-name="T741">из Голландии</text:span>, через солёные топи, <text:span text:style-name="T741">волчьи бобы и коровьи кости, чтобы найти </text:span><text:span text:style-name="T120">это</text:span><text:span text:style-name="T674">.</text:span> <text:span text:style-name="T675">К счастью он без предрассудков. Иначе принял бы это за пророческое видение. Этому, конечно, есть совершенно рациональное объяснение, но Чичерин никогда не читал <text:s/></text:span><text:span text:style-name="T121">Martín Fierro.</text:span></text:p>
      <text:p text:style-name="P367">Он следит из своего временного командного пункта в рощице можжевельника на невысоком холме. <text:span text:style-name="T676">В бинокль он видит двух человек, один белый, другой чёрный, с гитарами в руках. Жители города собрались вокруг, но этих Чичерин может отбросить, оставляя в своём эллиптическом поле зрения сцену составленную так же как мужской-женский певческий поединок посреди плоскогорья в Центральной Азии больше десяти лет тому назад—сходка противоположностей, что просигналила его собственное приближение к Кыргызскому Свету. О чём сигналит на этот раз?</text:span></text:p>
      <text:p text:style-name="P368">У него над головой небо в полосах и твёрдое словно мрамор. <text:span text:style-name="T677">Он знает. Вайсман вмонтировал S-Gerät и произвёл запуск 00000 откуда-то неподалёку. Енцин не может отстать на много. Это случится тут.</text:span></text:p>
      <text:p text:style-name="P369">Но ему нужно выждать. <text:span text:style-name="T678">Когда-то это было бы невыносимым. Однако, после того как майор Марви пропал из виду, Чичерин стал поосторожней. Марви был ключевым лицом. В Зоне есть <text:s/>противодействующая сила. Кто был тот Советский разведчик, что промелькнул перед самым фиаско на просеке? Кто предупредил </text:span><text:span text:style-name="T122">Schwarzkommando</text:span><text:span text:style-name="T678"> о предстоящем рейде? Кто убрал Марви? </text:span></text:p>
      <text:p text:style-name="P370">Он очень старался не поверить в Ракетный картель. <text:span text:style-name="T680">После озарения в ту ночь, Марви в хлам, Чиклиц декламирует оды достоинствам Герберта Гувера, <text:s/>Чичерин искал доказательств. Герхардт фон Гёль с его корпоративным спрутом стиснувшим всё до последне мелочи пригодной для обмену товарами в Зоне, должен быть в деле, сознательно, или иначе. Чичерин на прошлой неделе чуть не сорвался полететь в Москву. Он встретился с Мравенко, человеком из ВИАМ, что ненадолго посетил Берлин Они встретились в Тиргартен, два офицера с виду гуляющих на солнышке. Рабочие бригады на холодную заделывали дыры в асфальте, ухлопывая гравий обратной стороной лопат. Велосипедисты трещали мимо, скелетно-функциональные как и их машины. Небольшие группы гражданских и военных собрались в глубине под деревьями сидя на стволах поваленных или на покрышках грузовиков, копошась в чемоданах или сумках, торгуя. «Ты в беде»,– сказал Мравенко.</text:span></text:p>
      <text:p text:style-name="P371">Он тоже <text:span text:style-name="T681">побывал в ссылке, ещё в тридцатые, и был самым заядлым, беспринципным шахматистом в Центральной Азии. Вкусы его опускались даже до партий «вслепую», что для </text:span><text:soft-page-break/><text:span text:style-name="T681">Русской чувствительности невыносимая мерзость. Чичерин садился за шахматную доску всякий раз с б</text:span><text:span text:style-name="T412">о́</text:span><text:span text:style-name="T681">льшим отвращением, чем в предыдущий, стараясь быть подружелюбнее, ободрить чокнутого до более-менее рациональной игры. Чаще проигрывал он. Но это был либо Мравенко, либо зима Семиречья.</text:span></text:p>
      <text:p text:style-name="P182">– <text:span text:style-name="T682">Ты в курсе что происходит?</text:span></text:p>
      <text:p text:style-name="P372">Мравенко засмеялся: «А кто вообще в курсе? Молотов не докладывает Вышинскому. <text:span text:style-name="T683">Но они кое-что о тебе знают. Помнишь Кыргызский Свет? Ну, ещё бы. Так они узнали об этом. </text:span><text:span text:style-name="T123">Я</text:span><text:span text:style-name="T683"> ничего не говорил, но кого-то нашли».</text:span></text:p>
      <text:p text:style-name="P183">– <text:span text:style-name="T684">Старая история. К чему теперь подымать?</text:span></text:p>
      <text:p text:style-name="P184">– <text:span text:style-name="T685">Тебя считают «полезным»,</text:span>– <text:span text:style-name="T686">сказал Мравенко.</text:span></text:p>
      <text:p text:style-name="P373">Они посмотрели друг на друга, тут, долгим взгляом. <text:span text:style-name="T687">Это была мёртвая тишина. Полезность заканчивается здесь так же быстро, как и реляция. Мравенко боялся и не совсем лишь полностью за одного Чичерина, к тому же.</text:span></text:p>
      <text:p text:style-name="P185">– <text:span text:style-name="T688">Как бы ты поступил, Мравенко?</text:span></text:p>
      <text:p text:style-name="P186">– <text:span text:style-name="T688">Постарайся не быть слишком полезным. Они тоже не совершенство.</text:span>– <text:span text:style-name="T689">Оба знали, что это сказано в утешение, и не слишком-то действует.</text:span>– <text:span text:style-name="T690">Им не доходит что </text:span><text:span text:style-name="T124">делает</text:span><text:span text:style-name="T690"> тебя полезным. Просто исходят из статистики. Не думаю, что по их расчётам ты мог пережить Войну. Когда ты выжил, им пришлось присмотреться к тебе повнимательней.</text:span></text:p>
      <text:p text:style-name="P187">– <text:span text:style-name="T691">Может я и это переживу, тоже.</text:span>– <text:span text:style-name="T691">Вот когда ему пришла мысль полететь в Москву. Но примерно в то же время пришло ообщение, что батарею Вайсмана невозможно отследить дальше Хита. И возрождённая надежда встретить Енцина остановила его отлёт</text:span>—<text:span text:style-name="T692">соблазнительная надежда, что с каждым днём уводит его всё дальше от всякого шанса на жизнь после этой встречи. Он никогда не ждал, что выживет. Вопрос в том: возьмут ли его раньше, чем он доберётся до Енцина? Всё, что ему нужно, это ещё чуть-чуть времени… его единственная надежда на то, что они тоже разыскивают Енцина, или S-Gerät, и пользуются им, как он использовал Слотропа….</text:span></text:p>
      <text:p text:style-name="P374">Горизонт всё ещё чист: весь день такой. <text:span text:style-name="T693">Кипарисо-подобные можжевельники стоят в заржавелых маревах удалённостей недвижимо, как памятники. Первые пурпурные цвветы показываются на вереске. Это не полный дел покой позднего лета, но покой кладбища. Среди доисторических Германских племён этим и была эта страна: земли мёртвых.</text:span></text:p>
      <text:p text:style-name="P375">Дюжина национальностей, в одежде Аргентинских <text:span text:style-name="T9">estancieros</text:span>, толпятся вокруг интенданта суповой кухни. <text:span text:style-name="T694">Эль Ньято стоит на седле своей лошади, в стиле Гаучо, всматривается в Германские пампасы. Фелипе преклонил колени на солнце, совершает своё полуденное поклонение некоему камню в пустошах Ла Риойа, на восточных склонах Анд. По Аргентинской легенде прошлого столетия, Мария Антония Кореа последовала за своим любимым в те засушливые земли, неся их новорожденного ребёнка. Пастухи нашли её спустя неделю, мёртвой. <text:s/>Но младенец уцелел на молоке её трупа. Камни возле места этого чуда с тех пор стали местом ежегодных паломничеств. Но тот отдельный камень Филипе воплощает также интеллектуальную систему, потому что он верит (так же как М. Ф. Бел и другие) в некую форму сознания у минералов, не слишком отличающуюся от сознания растений и животных, за исключением щкалы времени. Эта шкала у камней намного протяжённее. «Мы имеем <text:s/>ввиду один кадр в столетие»,– у Фелипе, как и всех тут, в последнее время малость в ходу киношные термины,– «в тысячелетие!» Колоссально. Однако Фелипе пришёл к осознания, редкоому среди не верящих в Разумные Камни, что история, как она наложена на мир, <text:s/>является всего лишь фрагментом, внешним-и-видимым фрагментом. Что мы должны также приглядываться к несказанному, к молчанию вокруг нас, к прохождению каждой скалы, что подвернётся—к эонам его истории под <text:s/>долгим женственным упорством воды и воздуха (кто явится, раз или два в столетие, щёлкнуть шторкой?), до самых низин где ваши пути, человечьи и минеральные, скорее всего пересекутся….</text:span></text:p>
      <text:p text:style-name="P376"><text:soft-page-break/><text:span text:style-name="T695">Грасиэла Имаго Порталес, тёмные волосы разделены на прямой пробор и зачесаны отт её лба, в длинной чёрной юбке для верховой езды и в чёрных сапогах, сидит, тасует карты, подкладывает себе флаши, фул-хаусы, четыре одинаковых, просто для собственного удовольствия. Из-за излишков почти уже не с чем играть. Она знала, что этим всё и кончится: она как-то подумала, что если использовать деньги только в игре, они потеряют свою реальность. Увянут просто. Так и случилось, или она сама ссобой игру играет? Похоже Беластегуи на неё глаз положил с тех пор как они тут. Она не хочет подпортить его затею. Она переспала с неприступным инженером пару раз (хотя попервах, в Буэнос Айресе, она бы тебе поклялась, что не сможет подпоить его даже через серебряную соломинку), и она знает, что он игрок тоже. Хорошая пара, сходятся тютелька-в-тютельку: она догадалась с первого раза как он её тронул. Этот знает что у него на руках, очертания риска близки ему как тела любимых. У каждого момента своя цена, возможность удачи по сравнению с другими моментами в других раздачах, а растасовка для него всегда дело момента. Ему не до воспоминаний про бывшие перепетии, <text:s/>всякие а-ч</text:span><text:span text:style-name="T697">то-</text:span><text:span text:style-name="T698">было-бы-если-б</text:span><text:span text:style-name="T699">—</text:span><text:span text:style-name="T700">только то, что есть, карты сданные ему тем, что он называет Шансом, </text:span><text:span text:style-name="T701">а у Грасиэлы имя этому Бог</text:span><text:span text:style-name="T695">. Он поставит всё на этот анархистский эксперимент, а если проиграет, перейдёт на что-нибудь ещё. Но пасовать он не станет. Она этому рада. Он источник силы. Она не знает, если придёт момент, насколько сильной окажется сама. Часто по ночам, она прорывается сквозь тонкую оболочку алкоголя и оптимизма понять на самом деле насколько ей нужны остальные, как мало толку, без поддержки, было бы от неё.</text:span></text:p>
      <text:p text:style-name="P377">Съёмочные площадки для предстоящего фильма помогают отчасти. <text:span text:style-name="T740">Строения астоящие, а не фальшивый фасад для вида. В боличе запас настоящего спиртного, в пульперии настоящая еда. Овцы, скот, лошади, всё настоящее. Хижины не протекают и в них можно ночевать. Когда фон Гёль уедет—если вообще появится—ничего не развалят. Если кто-то из массовки захочет остаться, добро пожаловать. Многие из них просто хотят передохнуть перед новыми ПеЭловскими поездами, новыми фантазиями как всё было дома перед разрухой, а некоторые мечтают куда-то приехать. Они уйдут. Но придут ли другие? И что подумает военное правительство о подобной коммуне посреди их гарнизонного государства? Это не самая странная деревня в Зоне. Сквалидози явился из своих странствий с рассказами о Палестинских группах приблудившихся аж из Италии, которые осели восточнее и образовали Хасидские комунны по образцу стопятидесятилетней давности. Есть бывшие заводские посёлки, что нынче <text:s/>стали подданными быстротечно <text:s/>взвинченного правления Меркурия, посвятили себя единому промыслу, доставляют почту, на восток и обратно, в Советскую часть и оттуда, 100 марок за письмо. Один послок в Мекленбурге захватили армейские псы, Доберманы и Шеперды, в каждом выработан рефлекс убить любого из людей как только увидят кроме того, кто их тренировал. Но тренеры все мертвецы теперь, или пропали без вести. Псы выходили стаями, резали коров в полях и волочили туши за много миль, обратно к остальным. Они врывались на склады продовольствия в стиле Рин Тин Тина и грабили К-рационы, замороженныце гамбургеры, коробки с конфетами. Трупы жителей прилегающих деревень, а также рьяных социологов, устилают все подходы к Хунд-Штадту. Никто не может к ним подойти. Один карательный отряд явился с автоматами и гранатомётами, но псы рассыпались в ночи, тощие как волки, и никто не решился разрушить дома и магазины. Никто не захотел оккупировать посёлок тоже. Так что они ушли. А собаки вернулись. Есть ли в их среде линии власти, любви, верностей, завистей, никому не известно. Однажды Большая Пятёрка может направить войска. Но псы могут не знать об этом, могут не иметь Германского трепета перед окружением—могут целиком обходиться только одним, привитым людьми, рефлексом: Убей Чужого. Возможно нет способа отличать его от прочих данных величин в их жизни—от голода или жажды, или секса. По всей видимости, убей-чужого стал уже врождённым. Если кто-то запомнил удары, электрошок, свёрнутые в дубинку газеты, которые никто не читал, сапоги и колья,их боль сплелась теперь с Чужим, ненавистным. Если имеются ересиархи среди псов, они стараются </text:span><text:soft-page-break/><text:span text:style-name="T740">вслух не строить предположений о каком-либо сверх-собачьем источнике этих неожиданных извержений похоти к убийству, что охватывает их, даже задумчивых еретиков, едва услышат запах Чужого. Но наедине, они указывают на сохранённый в памяти образ одного человека, который приходил лишь через определённые промежутки, в присутствии которого они были спокойны и любящи—от которого исходила пища, доброе почёсывание и поглаживание, игры в </text:span><text:span text:style-name="T702">принеси-</text:span><text:span text:style-name="T703">палку. </text:span><text:span text:style-name="T704">Где он теперь? </text:span><text:span text:style-name="T705">Почему он особенный для кого-то, но не для остальных?</text:span></text:p>
      <text:p text:style-name="P378"><text:span text:style-name="T705">И</text:span><text:span text:style-name="T696">меется вероятность, среди псов, покуда что латентная так как никто </text:span><text:span text:style-name="T706">не проверял всерьёз, </text:span><text:span text:style-name="T707">кристаллизации по сектам, каждая вокруг образа своего тренера. </text:span><text:span text:style-name="T708">Изучение осуществимости, фактически, идёт уже сейчас на уровне штабов </text:span><text:span text:style-name="T709">Большой Пятёрки, </text:span><text:span text:style-name="T710">с тем чтобы разыскать изначальных тренеров, </text:span><text:span text:style-name="T711">и запустить кристаллизацию. </text:span><text:span text:style-name="T712">Какая-то секта может попытаться защитить </text:span><text:span text:style-name="T713">их тренера от нападения остальных. При</text:span><text:span text:style-name="T714"> правильных установках и приемле</text:span><text:span text:style-name="T715">м</text:span><text:span text:style-name="T714">ой цифре потерь тренеров, </text:span><text:span text:style-name="T715">возможно дешевле будет позволить псам самим прикончить друг друга вместо того, чтоб посылать войска. Изучение было поручено, кто бы сомневался, м-ру Пойнтсмену, которому теперь отвед</text:span><text:span text:style-name="T717">ё</text:span><text:span text:style-name="T715">н небольшой кабинет </text:span><text:span text:style-name="T716">в <text:s/>Доме Двенадцать, остальная площадь отошла агентству по изучении опций национализации угля и стали—</text:span><text:span text:style-name="T717">доставшийся ему скорее всего из симпатии, чем по какой-то иной причине. </text:span><text:span text:style-name="T718">После кастрации майора Марви, Пойнтсмен пребывает в официальной опале. </text:span><text:span text:style-name="T719">Клайв Мосмун и сэр Маркус Скамони сидят в их клубе, среди списанных старых номеров </text:span><text:span text:style-name="T720">Бритиш Пластикс, </text:span><text:span text:style-name="T723">пьют излюбленный рыцарем </text:span><text:span text:style-name="T721">Quimporto</text:span><text:span text:style-name="T723">—причудливую довоенную микстуру из хинина, говяжьего чая и портвейна—</text:span><text:span text:style-name="T724">с капелькой кока-колы и чищеного лука. </text:span><text:span text:style-name="T725">Для видимости встреча назначена для доработки планов </text:span><text:span text:style-name="T726">по Послевоенному Поливинил Хлоридному Плащу, </text:span><text:span text:style-name="T727">источнику большой корпоративной потехи нынче («Представьте выражение лица несчастного ублюдка, </text:span><text:span text:style-name="T728">когда весь </text:span><text:span text:style-name="T722">рукав</text:span><text:span text:style-name="T728"> целиком сваливается с плеча</text:span><text:span text:style-name="T699">—»</text:span><text:span text:style-name="T723"> «</text:span><text:span text:style-name="T729">И-или как насчсёт вмешать что-то, чтоб растворялся под дождём?»). </text:span><text:span text:style-name="T730">Но Мосмун </text:span><text:span text:style-name="T731">и вправду хочет поговорить о Пойнтсмене: «</text:span><text:span text:style-name="T732">Как нам быть с Пойтсменом?»</text:span></text:p>
      <text:p text:style-name="P188"><text:span text:style-name="T732">– </text:span><text:span text:style-name="T733">Мне попались такие прелестные сапожки на Портобелло-Роуд,</text:span><text:span text:style-name="T696">– <text:s/></text:span><text:span text:style-name="T734">возвещает сэр Маркус, </text:span><text:span text:style-name="T735">которого всегда трудно </text:span><text:span text:style-name="T736">подвести к обсуждению</text:span><text:span text:style-name="T735"> дел</text:span><text:span text:style-name="T736">а.</text:span><text:span text:style-name="T696">– </text:span><text:span text:style-name="T737">На тебе будут смотреться изумительно. </text:span><text:span text:style-name="T738">Кроваво-красный Кордован </text:span><text:span text:style-name="T739">до середины твоих ляжек. Твоих голых ляжек.</text:span></text:p>
      <text:p text:style-name="P189">– <text:span text:style-name="T742">Мы попробуем,</text:span>– <text:span text:style-name="T742">отвечает Клайв, по возможности бесстрастно (хотя это мысль, старая Скорпия чертовски раздражительна в последнее время). Мне возможно понадобится случай расслабиться после обсуждения Пойнтсмена с Высшими Эшелонами.</text:span></text:p>
      <text:p text:style-name="P189">– <text:span text:style-name="T743">О, </text:span><text:span text:style-name="T125">собачник</text:span><text:span text:style-name="T743">. Слушай, ты когда-нибудь подумывал о Сенбернаре? Здоровенные мохнатые милашки.</text:span></text:p>
      <text:p text:style-name="P190">–<text:span text:style-name="T743"> При случае,</text:span>– <text:span text:style-name="T744">Клайв не отстаёт,</text:span>– <text:span text:style-name="T744">но я больше думаю о Пойнтсмене.</text:span></text:p>
      <text:p text:style-name="P191">– <text:span text:style-name="T745">Он не твой сорт, дорогуша. Совсем нет. И он справляется, бедняга.</text:span></text:p>
      <text:p text:style-name="P192">– <text:span text:style-name="T746">Сэр Маркус,</text:span>– <text:span text:style-name="T746">последняя надежда, обычно гибкий рыцарь настаивает, чтобы его именовали Анжеликой, и похоже уже не осталось иного способа привлечь его внимание,</text:span>–<text:span text:style-name="T746"> если этот спектакль накроется, мы станем свидетелями национального кризиса. Эти Рыжие Групперы суют нос в мой почтовый ящик день и ночь...</text:span></text:p>
      <text:p text:style-name="P193">– <text:span text:style-name="T747">Мм. Я бы тоже хотел сунуть в твой ящик, Клайвичек</text:span>—</text:p>
      <text:p text:style-name="P194">–… <text:span text:style-name="T748">и Комитет 1922 лезет в окна. Брендан и Бивербрук </text:span><text:span text:style-name="T126">продолжают</text:span><text:span text:style-name="T748">, знаешь ли, как ни в чём ни бывало, будто эти выборы не состоялись даже</text:span>—</text:p>
      <text:p text:style-name="P195">– <text:span text:style-name="T749">Милый друг,</text:span>– <text:span text:style-name="T749">с ангельской улыбкой,</text:span>– <text:span text:style-name="T749">не </text:span><text:span text:style-name="T127">будет</text:span><text:span text:style-name="T749"> никакого кризиса. Лейбористы хотят задержать Американца не меньше нашего. Мы послали его погубить чёрный, и теперь ясно, что он эту работу не выполнит. Какой от него вред, если бродит по Германии? Насколько нам известно, он отплыл на корабле в Южную Америку вместе со всеми теми миленькими усиками. Пусть так и </text:span><text:span text:style-name="T127">будет</text:span><text:span text:style-name="T749"> какое-то время. У нас есть Армия, когда наступает время. Слотроп был неплохой попыткой умеренного решения, но в завершение это всегда Армия, не так ли?</text:span></text:p>
      <text:p text:style-name="P196">– <text:span text:style-name="T750">Откуда у тебя такая уверенность будто Американцы посмотрят на это сквозь пальцы?</text:span></text:p>
      <text:p text:style-name="P379"><text:soft-page-break/>Долгое противное хихиканье: «Клайв, ты такой малыш. <text:span text:style-name="T751">Ты не знаешь Американцев. А я знаю. Мне приходится иметь с ними дело. Они захотят убедиться как мы разобрались с </text:span><text:span text:style-name="T128">нашими</text:span><text:span text:style-name="T751"> чёрными скотинками—о, Боже, </text:span><text:span text:style-name="T128">ex Africa semper aliquid novi</text:span><text:span text:style-name="T751">, они такие большие, такие </text:span><text:span text:style-name="T128">сильные</text:span><text:span text:style-name="T751">—прежде чем попробуют на своих, э-э, целевых группах. Они могут </text:span><text:span text:style-name="T128">наговорить</text:span><text:span text:style-name="T751"> массу грубостей, если мы подведём, но до санкций не дойдёт.</text:span></text:p>
      <text:p text:style-name="P197">– <text:span text:style-name="T752">А мы подведём?</text:span></text:p>
      <text:p text:style-name="P197">– <text:span text:style-name="T752">Мы все подводим,</text:span>– <text:span text:style-name="T752">сэр Маркус охорашивает свои кудряшки,</text:span>– <text:span text:style-name="T752">но Дело никогда.</text:span></text:p>
      <text:p text:style-name="P380">Да. Клайв Мосмун чувствует себя на подъёме, <text:span text:style-name="T753">словно из трясины тривиальных срывов, политических опасений, денежных проблем: очутился на здравом побережьи Дела, где под ногами только твердь, где «я» всего лишь мелкий потакающий зверёк, что когда-то плакал посреди своей топкой темноты. Но здесь скулить не приходится, здесь в Деле. Здесь нет мелкого «я». Вопросы здесь слишком значительны для вмешательства мелкого «я». Даже в комнате наказаний в поместье сэра Маркуса «Берёзки», эротическое стимулирование остаётся игрой вокруг обладающего истиной властью, вокруг того, кто имел её всегда, пусть даже в цепях и корсете, вне этих скованных стен. Унижения хорошенькой «Анжелики» сверены со степенью <text:s/>фантазии. Ни радости, ни истинной отдачи. У каждого из нас своё место, а жильцы приходятт и уходят, но место остаётся….</text:span></text:p>
      <text:p text:style-name="P381">Не всегда было так. В траншеях Первой Мировой Войны, <text:span text:style-name="T754">Англичане начали любить друг друга пристойно, без стыдливости или притворства, под очень близкой вероятностью их нежданных смертей, и чтобы найти в лицах других молодых людей доказательство посещений из другого мира, неккую слабую надежду, что могла помочь искупить даже грязь, говно, гниющие куски человечьего мяса…. Это было концом света, тотальной революцией (не вполне в смысле заявленном Вальтером Ратенау): каждый день тысячи аристократов, новых и старых, всё ещё в нимбах своих идей о правильном и неправильном, отправлялись на гремящую гильотину Фландрии, управляемую день за днём, без остановки, невидимыми руками, конечно же не людей—Английский класс истреблялся, ушедшие добровольцами умирали за тех, кто должен был знать, но не знали, и несмотря на всё это, несмотря на знание, у некоторых, что преданы, пока Европа мерзко умирала в собственных отходах, мужчины любили. Но крик о жизни той любви давно уж сменился шипением вот этой не более чем праздной и разнузданной педерастии. Гомосексуализм <text:s/>на высших постах всего лишь плотская «мысля» что приходит «опосля» теперь, а истинная и единственная ебля идёт на бумаге….</text:span></text:p>
      <text:p text:style-name="P381"><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134"/>
      <text:p text:style-name="P134"/>
      <text:p text:style-name="P321"/>
      <text:p text:style-name="P1">– </text:p>
      <text:p text:style-name="P3">—</text:p>
      <text:p text:style-name="P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4-14T16:49:23.310554419</dc:date>
    <meta:editing-duration>P17DT16H37M50S</meta:editing-duration>
    <meta:editing-cycles>9258</meta:editing-cycles>
    <meta:generator>LibreOffice/6.1.5.2$Linux_X86_64 LibreOffice_project/10$Build-2</meta:generator>
    <meta:document-statistic meta:table-count="0" meta:image-count="8" meta:object-count="0" meta:page-count="41" meta:paragraph-count="459" meta:word-count="22059" meta:character-count="150015" meta:non-whitespace-character-count="128103"/>
  </office:meta>
</office:document-meta>
</file>